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Tahoma1" svg:font-family="Tahoma"/>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margin-left="0.498in" fo:margin-right="0in" fo:text-indent="-0.25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6" style:family="paragraph" style:parent-style-name="Standard">
      <style:text-properties fo:language="none" fo:country="none" style:language-asian="none" style:country-asian="none"/>
    </style:style>
    <style:style style:name="P7"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 style:family="paragraph" style:parent-style-name="Standard">
      <style:text-properties fo:font-weight="bold" style:font-weight-asian="bold"/>
    </style:style>
    <style:style style:name="P9" style:family="paragraph" style:parent-style-name="Standard">
      <style:text-properties text:display="none"/>
    </style:style>
    <style:style style:name="P10" style:family="paragraph" style:parent-style-name="Standard">
      <style:text-properties style:font-name="Trebuchet MS" text:display="none"/>
    </style:style>
    <style:style style:name="P11" style:family="paragraph" style:parent-style-name="Standard">
      <style:text-properties style:font-name="Trebuchet MS" fo:font-size="11pt" fo:font-weight="bold" style:font-size-asian="11pt" style:font-weight-asian="bold"/>
    </style:style>
    <style:style style:name="P12" style:family="paragraph" style:parent-style-name="Standard">
      <style:paragraph-properties>
        <style:tab-stops>
          <style:tab-stop style:position="0.5in"/>
        </style:tab-stops>
      </style:paragraph-properties>
    </style:style>
    <style:style style:name="P13" style:family="paragraph" style:parent-style-name="Standard">
      <style:paragraph-properties>
        <style:tab-stops>
          <style:tab-stop style:position="0.75in"/>
        </style:tab-stops>
      </style:paragraph-properties>
    </style:style>
    <style:style style:name="P14" style:family="paragraph" style:parent-style-name="Standard" style:list-style-name="WW8Num41">
      <style:paragraph-properties fo:margin-left="0.748in" fo:margin-right="0in" fo:text-indent="-0.25in" style:auto-text-indent="false"/>
    </style:style>
    <style:style style:name="P15" style:family="paragraph" style:parent-style-name="Standard" style:list-style-name="WW8Num54">
      <style:paragraph-properties fo:margin-left="0.748in" fo:margin-right="0in" fo:text-indent="-0.25in" style:auto-text-indent="false"/>
    </style:style>
    <style:style style:name="P16" style:family="paragraph" style:parent-style-name="Standard" style:list-style-name="WW8Num21">
      <style:paragraph-properties fo:margin-left="0.748in" fo:margin-right="0in" fo:text-indent="-0.25in" style:auto-text-indent="false"/>
    </style:style>
    <style:style style:name="P17" style:family="paragraph" style:parent-style-name="Standard" style:list-style-name="WW8Num44">
      <style:paragraph-properties fo:margin-left="0.748in" fo:margin-right="0in" fo:text-indent="-0.25in" style:auto-text-indent="false"/>
    </style:style>
    <style:style style:name="P18" style:family="paragraph" style:parent-style-name="Standard" style:list-style-name="WW8Num48">
      <style:paragraph-properties fo:margin-left="0.748in" fo:margin-right="0in" fo:text-indent="-0.25in" style:auto-text-indent="false"/>
    </style:style>
    <style:style style:name="P19" style:family="paragraph" style:parent-style-name="Standard" style:list-style-name="WW8Num28">
      <style:paragraph-properties fo:margin-left="0.748in" fo:margin-right="0in" fo:text-indent="-0.25in" style:auto-text-indent="false"/>
    </style:style>
    <style:style style:name="P20" style:family="paragraph" style:parent-style-name="Standard" style:list-style-name="WW8Num43">
      <style:paragraph-properties fo:margin-left="0.748in" fo:margin-right="0in" fo:text-indent="-0.25in" style:auto-text-indent="false"/>
    </style:style>
    <style:style style:name="P21" style:family="paragraph" style:parent-style-name="Standard" style:list-style-name="WW8Num15">
      <style:paragraph-properties fo:margin-left="0.748in" fo:margin-right="0in" fo:text-indent="-0.25in" style:auto-text-indent="false"/>
    </style:style>
    <style:style style:name="P22" style:family="paragraph" style:parent-style-name="Standard" style:list-style-name="WW8Num36">
      <style:paragraph-properties fo:margin-left="0.748in" fo:margin-right="0in" fo:text-indent="-0.25in" style:auto-text-indent="false"/>
    </style:style>
    <style:style style:name="P23" style:family="paragraph" style:parent-style-name="Standard" style:list-style-name="WW8Num45">
      <style:paragraph-properties fo:margin-left="0.748in" fo:margin-right="0in" fo:text-indent="-0.25in" style:auto-text-indent="false"/>
    </style:style>
    <style:style style:name="P24" style:family="paragraph" style:parent-style-name="Standard" style:list-style-name="WW8Num40">
      <style:paragraph-properties fo:margin-left="0.748in" fo:margin-right="0in" fo:text-indent="-0.25in" style:auto-text-indent="false"/>
    </style:style>
    <style:style style:name="P25" style:family="paragraph" style:parent-style-name="Standard">
      <style:paragraph-properties fo:margin-left="0.248in" fo:margin-right="0in" fo:text-indent="0in" style:auto-text-indent="false"/>
    </style:style>
    <style:style style:name="P26" style:family="paragraph" style:parent-style-name="Standard">
      <style:paragraph-properties fo:margin-left="0.248in" fo:margin-right="0in" fo:text-indent="0in" style:auto-text-indent="false"/>
      <style:text-properties fo:font-weight="bold" style:font-weight-asian="bold"/>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snap-to-layout-grid="false"/>
    </style:style>
    <style:style style:name="P29"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30"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31" style:family="paragraph" style:parent-style-name="Standard">
      <style:paragraph-properties fo:margin-left="0.498in" fo:margin-right="0in" fo:text-indent="-0.25in" style:auto-text-indent="false"/>
    </style:style>
    <style:style style:name="P32" style:family="paragraph" style:parent-style-name="Standard" style:list-style-name="WW8Num20">
      <style:paragraph-properties fo:margin-left="0.498in" fo:margin-right="0in" fo:text-indent="-0.25in" style:auto-text-indent="false"/>
    </style:style>
    <style:style style:name="P33" style:family="paragraph" style:parent-style-name="Standard" style:list-style-name="WW8Num16">
      <style:paragraph-properties fo:margin-left="0.498in" fo:margin-right="0in" fo:text-indent="-0.25in" style:auto-text-indent="false"/>
    </style:style>
    <style:style style:name="P34" style:family="paragraph" style:parent-style-name="Standard" style:list-style-name="WW8Num47">
      <style:paragraph-properties fo:margin-left="0.498in" fo:margin-right="0in" fo:text-indent="-0.25in" style:auto-text-indent="false"/>
    </style:style>
    <style:style style:name="P35" style:family="paragraph" style:parent-style-name="Standard" style:list-style-name="WW8Num8">
      <style:paragraph-properties fo:margin-left="0.498in" fo:margin-right="0in" fo:text-align="start" style:justify-single-word="false" fo:orphans="0" fo:widows="0" fo:text-indent="-0.25in" style:auto-text-indent="false" style:text-autospace="none">
        <style:tab-stops>
          <style:tab-stop style:position="0.498in"/>
        </style:tab-stops>
      </style:paragraph-properties>
    </style:style>
    <style:style style:name="P36" style:family="paragraph" style:parent-style-name="Standard" style:list-style-name="WW8Num18">
      <style:paragraph-properties fo:margin-left="0.498in" fo:margin-right="0in" fo:text-indent="-0.25in" style:auto-text-indent="false"/>
    </style:style>
    <style:style style:name="P37" style:family="paragraph" style:parent-style-name="Standard" style:list-style-name="WW8Num17">
      <style:paragraph-properties fo:margin-left="0.498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38" style:family="paragraph" style:parent-style-name="Standard" style:list-style-name="WW8Num29">
      <style:paragraph-properties fo:margin-left="0.498in" fo:margin-right="0in" fo:margin-top="0in" fo:margin-bottom="0in" fo:text-align="start" style:justify-single-word="false" fo:orphans="0" fo:widows="0" fo:text-indent="-0.25in" style:auto-text-indent="false" style:text-autospace="none"/>
    </style:style>
    <style:style style:name="P39" style:family="paragraph" style:parent-style-name="Standard" style:list-style-name="WW8Num8">
      <style:paragraph-properties fo:margin-left="0.498in" fo:margin-right="0in" fo:margin-top="0in" fo:margin-bottom="0in" fo:text-align="start" style:justify-single-word="false" fo:orphans="0" fo:widows="0" fo:text-indent="-0.25in" style:auto-text-indent="false" style:text-autospace="none"/>
    </style:style>
    <style:style style:name="P40" style:family="paragraph" style:parent-style-name="Standard" style:list-style-name="WW8Num8">
      <style:paragraph-properties fo:margin-left="0.498in" fo:margin-right="0in" fo:margin-top="0.0799in" fo:margin-bottom="0in" fo:text-align="start" style:justify-single-word="false" fo:orphans="0" fo:widows="0" fo:text-indent="-0.25in" style:auto-text-indent="false" style:text-autospace="none"/>
    </style:style>
    <style:style style:name="P41" style:family="paragraph" style:parent-style-name="Standard" style:list-style-name="WW8Num32">
      <style:paragraph-properties fo:margin-left="0.5in" fo:margin-right="0in" fo:text-indent="-0.25in" style:auto-text-indent="false"/>
    </style:style>
    <style:style style:name="P42" style:family="paragraph" style:parent-style-name="Standard">
      <style:paragraph-properties fo:margin-left="0.5in" fo:margin-right="0in" fo:text-indent="-0.25in" style:auto-text-indent="false">
        <style:tab-stops>
          <style:tab-stop style:position="0.5in"/>
        </style:tab-stops>
      </style:paragraph-properties>
    </style:style>
    <style:style style:name="P43" style:family="paragraph" style:parent-style-name="Standard" style:list-style-name="WW8Num19">
      <style:paragraph-properties fo:margin-left="0.5in" fo:margin-right="0in" fo:text-indent="-0.25in" style:auto-text-indent="false"/>
    </style:style>
    <style:style style:name="P44" style:family="paragraph" style:parent-style-name="Standard" style:list-style-name="WW8Num7">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45" style:family="paragraph" style:parent-style-name="Standard" style:list-style-name="WW8Num6">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46" style:family="paragraph" style:parent-style-name="Standard" style:list-style-name="WW8Num5">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47" style:family="paragraph" style:parent-style-name="Standard" style:list-style-name="WW8Num4">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48" style:family="paragraph" style:parent-style-name="Standard" style:list-style-name="WW8Num3">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49" style:family="paragraph" style:parent-style-name="Standard" style:list-style-name="WW8Num2">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50" style:family="paragraph" style:parent-style-name="Standard" style:list-style-name="WW8Num52">
      <style:paragraph-properties fo:margin-left="0.6925in" fo:margin-right="0in" fo:text-indent="-0.4445in" style:auto-text-indent="false"/>
    </style:style>
    <style:style style:name="P51" style:family="paragraph" style:parent-style-name="Standard" style:list-style-name="WW8Num50">
      <style:paragraph-properties fo:margin-left="0.7445in" fo:margin-right="0in" fo:margin-top="0in" fo:margin-bottom="0in" fo:text-align="start" style:justify-single-word="false" fo:orphans="0" fo:widows="0" fo:text-indent="-0.4445in" style:auto-text-indent="false" style:text-autospace="none">
        <style:tab-stops>
          <style:tab-stop style:position="0.3in"/>
        </style:tab-stops>
      </style:paragraph-properties>
    </style:style>
    <style:style style:name="P52"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53" style:family="paragraph" style:parent-style-name="Standard" style:list-style-name="WW8Num28">
      <style:paragraph-properties fo:margin-left="1.2457in" fo:margin-right="0in" fo:text-indent="-0.25in" style:auto-text-indent="false">
        <style:tab-stops>
          <style:tab-stop style:position="1.2457in"/>
        </style:tab-stops>
      </style:paragraph-properties>
    </style:style>
    <style:style style:name="P54" style:family="paragraph" style:parent-style-name="Standard" style:list-style-name="WW8Num23">
      <style:paragraph-properties fo:margin-left="0.55in" fo:margin-right="0in" fo:text-indent="-0.25in" style:auto-text-indent="false"/>
    </style:style>
    <style:style style:name="P55" style:family="paragraph" style:parent-style-name="Standard">
      <style:paragraph-properties fo:margin-left="0.748in" fo:margin-right="0in" fo:text-indent="0in" style:auto-text-indent="false"/>
      <style:text-properties style:font-name="Trebuchet MS" fo:font-size="11pt" style:font-size-asian="11pt"/>
    </style:style>
    <style:style style:name="P56" style:family="paragraph" style:parent-style-name="Standard">
      <style:paragraph-properties fo:margin-left="1in" fo:margin-right="0in" fo:text-indent="-0.25in" style:auto-text-indent="false">
        <style:tab-stops>
          <style:tab-stop style:position="0.75in"/>
        </style:tab-stops>
      </style:paragraph-properties>
    </style:style>
    <style:style style:name="P57" style:family="paragraph" style:parent-style-name="Standard" style:list-style-name="WW8Num7">
      <style:paragraph-properties fo:margin-left="1in" fo:margin-right="0in" fo:margin-top="0in" fo:margin-bottom="0in" fo:text-align="start" style:justify-single-word="false" fo:orphans="0" fo:widows="0" fo:text-indent="-0.25in" style:auto-text-indent="false" style:text-autospace="none">
        <style:tab-stops>
          <style:tab-stop style:position="1in"/>
        </style:tab-stops>
      </style:paragraph-properties>
    </style:style>
    <style:style style:name="P58" style:family="paragraph" style:parent-style-name="Standard">
      <style:paragraph-properties fo:margin-top="0.0799in" fo:margin-bottom="0in"/>
    </style:style>
    <style:style style:name="P59"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60"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61"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62" style:family="paragraph" style:parent-style-name="Standard" style:list-style-name="WW8Num8">
      <style:paragraph-properties fo:margin-left="0.75in" fo:margin-right="0in" fo:text-align="start" style:justify-single-word="false" fo:orphans="0" fo:widows="0" fo:text-indent="-0.25in" style:auto-text-indent="false" style:text-autospace="none">
        <style:tab-stops>
          <style:tab-stop style:position="0.75in"/>
        </style:tab-stops>
      </style:paragraph-properties>
    </style:style>
    <style:style style:name="P63" style:family="paragraph" style:parent-style-name="Standard" style:list-style-name="WW8Num22">
      <style:paragraph-properties fo:margin-left="0.75in" fo:margin-right="0in" fo:text-indent="-0.25in" style:auto-text-indent="false"/>
    </style:style>
    <style:style style:name="P64" style:family="paragraph" style:parent-style-name="Standard" style:list-style-name="WW8Num49">
      <style:paragraph-properties fo:margin-left="0.75in" fo:margin-right="0in" fo:text-indent="-0.25in" style:auto-text-indent="false"/>
    </style:style>
    <style:style style:name="P65" style:family="paragraph" style:parent-style-name="Standard" style:list-style-name="WW8Num53">
      <style:paragraph-properties fo:margin-left="0.75in" fo:margin-right="0in" fo:text-indent="-0.25in" style:auto-text-indent="false"/>
    </style:style>
    <style:style style:name="P66" style:family="paragraph" style:parent-style-name="Standard" style:list-style-name="WW8Num26">
      <style:paragraph-properties fo:margin-left="0.75in" fo:margin-right="0in" fo:text-indent="-0.25in" style:auto-text-indent="false"/>
    </style:style>
    <style:style style:name="P67" style:family="paragraph" style:parent-style-name="Standard" style:list-style-name="WW8Num34">
      <style:paragraph-properties fo:margin-left="0.75in" fo:margin-right="0in" fo:text-indent="-0.25in" style:auto-text-indent="false"/>
    </style:style>
    <style:style style:name="P68" style:family="paragraph" style:parent-style-name="Standard" style:list-style-name="WW8Num31">
      <style:paragraph-properties fo:margin-left="0.75in" fo:margin-right="0in" fo:text-indent="-0.25in" style:auto-text-indent="false"/>
    </style:style>
    <style:style style:name="P69" style:family="paragraph" style:parent-style-name="Standard">
      <style:paragraph-properties fo:margin-top="0in" fo:margin-bottom="0in"/>
    </style:style>
    <style:style style:name="P70" style:family="paragraph" style:parent-style-name="Standard" style:list-style-name="WW8Num27">
      <style:paragraph-properties fo:margin-left="0.998in" fo:margin-right="0in" fo:text-indent="-0.25in" style:auto-text-indent="false"/>
    </style:style>
    <style:style style:name="P71" style:family="paragraph" style:parent-style-name="Standard" style:list-style-name="WW8Num39">
      <style:paragraph-properties fo:margin-left="0.998in" fo:margin-right="0in" fo:text-indent="-0.25in" style:auto-text-indent="false"/>
    </style:style>
    <style:style style:name="P72" style:family="paragraph" style:parent-style-name="Standard">
      <style:paragraph-properties fo:margin-left="0.002in" fo:margin-right="0in" fo:text-indent="0in" style:auto-text-indent="false"/>
    </style:style>
    <style:style style:name="P73" style:family="paragraph" style:parent-style-name="Standard">
      <style:paragraph-properties fo:margin-left="0in" fo:margin-right="0in" fo:text-indent="0.2957in" style:auto-text-indent="false"/>
    </style:style>
    <style:style style:name="P74" style:family="paragraph" style:parent-style-name="Standard">
      <style:paragraph-properties fo:margin-left="0.002in" fo:margin-right="0in" fo:text-indent="0.2937in" style:auto-text-indent="false"/>
    </style:style>
    <style:style style:name="P75" style:family="paragraph" style:parent-style-name="Standard" style:list-style-name="WW8Num18">
      <style:paragraph-properties fo:margin-left="0.5in" fo:margin-right="0in" fo:text-indent="-0.252in" style:auto-text-indent="false"/>
    </style:style>
    <style:style style:name="P76" style:family="paragraph" style:parent-style-name="Standard" style:list-style-name="WW8Num14">
      <style:paragraph-properties fo:margin-left="1.0366in" fo:margin-right="0in" fo:text-indent="-0.25in" style:auto-text-indent="false"/>
    </style:style>
    <style:style style:name="P77" style:family="paragraph" style:parent-style-name="Heading_20_1">
      <style:text-properties fo:language="en" fo:country="GB"/>
    </style:style>
    <style:style style:name="P78" style:family="paragraph" style:parent-style-name="Heading_20_1" style:master-page-name="Convert_20_1">
      <style:paragraph-properties style:page-number="auto"/>
    </style:style>
    <style:style style:name="P79"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80" style:family="paragraph" style:parent-style-name="title" style:master-page-name="Standard">
      <style:paragraph-properties style:page-number="auto"/>
    </style:style>
    <style:style style:name="P81" style:family="paragraph" style:parent-style-name="Contents_20_1">
      <style:paragraph-properties>
        <style:tab-stops>
          <style:tab-stop style:position="6.298in" style:type="right" style:leader-style="dotted" style:leader-text="."/>
          <style:tab-stop style:position="7.0791in" style:type="right" style:leader-style="dotted" style:leader-text="."/>
        </style:tab-stops>
      </style:paragraph-properties>
    </style:style>
    <style:style style:name="P82" style:family="paragraph" style:parent-style-name="Heading_20_1_20_no_20_TOC">
      <style:paragraph-properties fo:margin-left="0in" fo:margin-right="0in" fo:text-indent="0in" style:auto-text-indent="false"/>
    </style:style>
    <style:style style:name="P83" style:family="paragraph" style:parent-style-name="Contents_20_2">
      <style:paragraph-properties>
        <style:tab-stops>
          <style:tab-stop style:position="1.0634in"/>
          <style:tab-stop style:position="6.298in" style:type="right" style:leader-style="dotted" style:leader-text="."/>
          <style:tab-stop style:position="7.0791in" style:type="right" style:leader-style="dotted" style:leader-text="."/>
        </style:tab-stops>
      </style:paragraph-properties>
    </style:style>
    <style:style style:name="P84" style:family="paragraph" style:parent-style-name="Contents_20_3">
      <style:paragraph-properties>
        <style:tab-stops>
          <style:tab-stop style:position="1.5752in"/>
          <style:tab-stop style:position="1.5972in"/>
          <style:tab-stop style:position="6.298in" style:type="right" style:leader-style="dotted" style:leader-text="."/>
          <style:tab-stop style:position="11.0252in"/>
        </style:tab-stops>
      </style:paragraph-properties>
    </style:style>
    <style:style style:name="T1" style:family="text">
      <style:text-properties fo:font-style="italic" style:font-style-asian="italic"/>
    </style:style>
    <style:style style:name="T2" style:family="text"/>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language="none" fo:country="none" style:language-asian="none" style:country-asian="none"/>
    </style:style>
    <style:style style:name="T6" style:family="text">
      <style:text-properties fo:language="none" fo:country="none" fo:font-weight="bold" style:language-asian="none" style:country-asian="none" style:font-weight-asian="bold"/>
    </style:style>
    <style:style style:name="T7" style:family="text">
      <style:text-properties fo:font-size="10pt" style:font-size-asian="10pt"/>
    </style:style>
    <style:style style:name="T8" style:family="text">
      <style:text-properties fo:font-weight="bold" style:font-weight-asian="bold"/>
    </style:style>
    <style:style style:name="T9" style:family="text">
      <style:text-properties style:language-complex="none" style:country-complex="none"/>
    </style:style>
    <style:style style:name="T10" style:family="text">
      <style:text-properties fo:language="en" fo:country="GB"/>
    </style:style>
    <style:style style:name="T11" style:family="text">
      <style:text-properties fo:language="en" fo:country="GB" style:font-size-complex="11pt"/>
    </style:style>
    <style:style style:name="T12" style:family="text">
      <style:text-properties style:text-position="super 58%"/>
    </style:style>
    <style:style style:name="T13" style:family="text">
      <style:text-properties style:font-name="Trebuchet MS" fo:font-size="11pt" fo:font-weight="bold" style:font-size-asian="11pt" style:font-weight-asian="bold"/>
    </style:style>
    <style:style style:name="T14" style:family="text">
      <style:text-properties style:font-name="Trebuchet MS" fo:font-size="11pt" fo:language="en" fo:country="GB" fo:font-weight="bold" style:font-size-asian="11pt" style:font-weight-asian="bold" style:font-size-complex="11pt"/>
    </style:style>
    <style:style style:name="T15" style:family="text">
      <style:text-properties style:font-name="Trebuchet MS" fo:font-size="11pt" fo:language="en" fo:country="GB" style:font-size-asian="11pt" style:font-size-complex="11pt"/>
    </style:style>
    <style:style style:name="T16" style:family="text">
      <style:text-properties fo:color="#333333" style:font-name="Trebuchet MS" fo:font-size="11pt" fo:language="en" fo:country="GB" fo:font-style="italic" style:font-size-asian="11pt" style:font-style-asian="italic" style:font-size-complex="11pt"/>
    </style:style>
    <style:style style:name="T17" style:family="text">
      <style:text-properties style:text-position="40% 100%" style:font-name="Trebuchet MS" fo:font-size="11pt" fo:language="en" fo:country="GB" style:font-size-asian="11pt" style:font-size-complex="11pt"/>
    </style:style>
    <style:style style:name="T18" style:family="text">
      <style:text-properties fo:language="it" fo:country="IT"/>
    </style:style>
    <style:style style:name="T19" style:family="text">
      <style:text-properties style:font-name="Monaco" fo:font-size="10pt" fo:language="it" fo:country="IT" style:font-size-asian="10pt" style:font-name-complex="Monaco"/>
    </style:style>
    <style:style style:name="T20"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text:id="ct616836000">
          <text:deletion>
            <office:change-info>
              <dc:creator>Fabio Vitali</dc:creator>
              <dc:date>2009-03-14T14:37:00</dc:date>
            </office:change-info>
            <text:p text:style-name="P1"><text:span text:style-name="T1">5 November 2008</text:span></text:p>
          </text:deletion>
        </text:changed-region>
        <text:changed-region text:id="ct617119040">
          <text:insertion>
            <office:change-info>
              <dc:creator>Fabio Vitali</dc:creator>
              <dc:date>2009-03-14T14:37:00</dc:date>
            </office:change-info>
          </text:insertion>
        </text:changed-region>
        <text:changed-region text:id="ct617151168">
          <text:deletion>
            <office:change-info>
              <dc:creator>Fabio Vitali</dc:creator>
              <dc:date>2009-03-14T19:18:00</dc:date>
            </office:change-info>
            <text:p text:style-name="Standard">of AKOMA NTOSO </text:p>
          </text:deletion>
        </text:changed-region>
        <text:changed-region text:id="ct617121376">
          <text:insertion>
            <office:change-info>
              <dc:creator>Fabio Vitali</dc:creator>
              <dc:date>2009-03-14T14:38:00</dc:date>
            </office:change-info>
          </text:insertion>
        </text:changed-region>
        <text:changed-region text:id="ct617223104">
          <text:insertion>
            <office:change-info>
              <dc:creator>Fabio Vitali</dc:creator>
              <dc:date>2009-03-14T14:56:00</dc:date>
            </office:change-info>
          </text:insertion>
        </text:changed-region>
        <text:changed-region text:id="ct617222336">
          <text:insertion>
            <office:change-info>
              <dc:creator>Fabio Vitali</dc:creator>
              <dc:date>2009-03-14T14:56:00</dc:date>
            </office:change-info>
          </text:insertion>
        </text:changed-region>
        <text:changed-region text:id="ct617198992">
          <text:deletion>
            <office:change-info>
              <dc:creator>Fabio Vitali</dc:creator>
              <dc:date>2009-03-14T14:44:00</dc:date>
            </office:change-info>
            <text:p text:style-name="P2">Similarly, every individual in a debate is similarly associated to the <text:span text:style-name="Macchina_20_da_20_scrivere_20_HTML">id</text:span> of an element of the references section: the <text:span text:style-name="Macchina_20_da_20_scrivere_20_HTML">by</text:span> attribute indicates the speaker (this must be a person), the <text:span text:style-name="Macchina_20_da_20_scrivere_20_HTML">as</text:span> attribute specifies the role of the speaker, if any (and it must be a role) and the <text:span text:style-name="Macchina_20_da_20_scrivere_20_HTML">to</text:span> attribute indicates the addressee (this can either be a person or a role). Sentences in the content of the text referring to Events, Concepts, etc. can use the <text:span text:style-name="Macchina_20_da_20_scrivere_20_HTML">refersTo</text:span> attribute to point to the <text:span text:style-name="Macchina_20_da_20_scrivere_20_HTML">id</text:span> of the corresponding element in this section. </text:p>
          </text:deletion>
        </text:changed-region>
        <text:changed-region text:id="ct617191120">
          <text:insertion>
            <office:change-info>
              <dc:creator>Fabio Vitali</dc:creator>
              <dc:date>2009-03-14T14:39:00</dc:date>
            </office:change-info>
          </text:insertion>
        </text:changed-region>
        <text:changed-region text:id="ct617238944">
          <text:insertion>
            <office:change-info>
              <dc:creator>Fabio Vitali</dc:creator>
              <dc:date>2009-03-14T14:40:00</dc:date>
            </office:change-info>
          </text:insertion>
        </text:changed-region>
        <text:changed-region text:id="ct616823648">
          <text:insertion>
            <office:change-info>
              <dc:creator>Fabio Vitali</dc:creator>
              <dc:date>2009-03-14T14:41:00</dc:date>
            </office:change-info>
          </text:insertion>
        </text:changed-region>
        <text:changed-region text:id="ct617121120">
          <text:insertion>
            <office:change-info>
              <dc:creator>Fabio Vitali</dc:creator>
              <dc:date>2009-03-14T14:40:00</dc:date>
            </office:change-info>
          </text:insertion>
        </text:changed-region>
        <text:changed-region text:id="ct617202144">
          <text:insertion>
            <office:change-info>
              <dc:creator>Fabio Vitali</dc:creator>
              <dc:date>2009-03-14T14:41:00</dc:date>
            </office:change-info>
          </text:insertion>
        </text:changed-region>
        <text:changed-region text:id="ct617203904">
          <text:insertion>
            <office:change-info>
              <dc:creator>Fabio Vitali</dc:creator>
              <dc:date>2009-03-14T14:44:00</dc:date>
            </office:change-info>
          </text:insertion>
        </text:changed-region>
        <text:changed-region text:id="ct480229552">
          <text:insertion>
            <office:change-info>
              <dc:creator>Fabio Vitali</dc:creator>
              <dc:date>2009-03-14T14:41:00</dc:date>
            </office:change-info>
          </text:insertion>
        </text:changed-region>
        <text:changed-region text:id="ct616774816">
          <text:insertion>
            <office:change-info>
              <dc:creator>Fabio Vitali</dc:creator>
              <dc:date>2009-03-14T14:43:00</dc:date>
            </office:change-info>
          </text:insertion>
        </text:changed-region>
        <text:changed-region text:id="ct617199232">
          <text:insertion>
            <office:change-info>
              <dc:creator>Fabio Vitali</dc:creator>
              <dc:date>2009-03-14T14:45:00</dc:date>
            </office:change-info>
          </text:insertion>
        </text:changed-region>
        <text:changed-region text:id="ct617205152">
          <text:insertion>
            <office:change-info>
              <dc:creator>Fabio Vitali</dc:creator>
              <dc:date>2009-03-14T14:43:00</dc:date>
            </office:change-info>
          </text:insertion>
        </text:changed-region>
        <text:changed-region text:id="ct617206560">
          <text:insertion>
            <office:change-info>
              <dc:creator>Fabio Vitali</dc:creator>
              <dc:date>2009-03-14T14:45:00</dc:date>
            </office:change-info>
          </text:insertion>
        </text:changed-region>
        <text:changed-region text:id="ct617203808">
          <text:insertion>
            <office:change-info>
              <dc:creator>Fabio Vitali</dc:creator>
              <dc:date>2009-03-14T14:43:00</dc:date>
            </office:change-info>
          </text:insertion>
        </text:changed-region>
        <text:changed-region text:id="ct617204208">
          <text:insertion>
            <office:change-info>
              <dc:creator>Fabio Vitali</dc:creator>
              <dc:date>2009-03-14T14:44:00</dc:date>
            </office:change-info>
          </text:insertion>
        </text:changed-region>
        <text:changed-region text:id="ct480130240">
          <text:insertion>
            <office:change-info>
              <dc:creator>Fabio Vitali</dc:creator>
              <dc:date>2009-03-14T14:43:00</dc:date>
            </office:change-info>
          </text:insertion>
        </text:changed-region>
        <text:changed-region text:id="ct617204960">
          <text:insertion>
            <office:change-info>
              <dc:creator>Fabio Vitali</dc:creator>
              <dc:date>2009-03-14T14:44:00</dc:date>
            </office:change-info>
          </text:insertion>
        </text:changed-region>
        <text:changed-region text:id="ct617206112">
          <text:insertion>
            <office:change-info>
              <dc:creator>Fabio Vitali</dc:creator>
              <dc:date>2009-03-14T14:45:00</dc:date>
            </office:change-info>
          </text:insertion>
        </text:changed-region>
        <text:changed-region text:id="ct617205248">
          <text:insertion>
            <office:change-info>
              <dc:creator>Fabio Vitali</dc:creator>
              <dc:date>2009-03-14T14:44:00</dc:date>
            </office:change-info>
          </text:insertion>
        </text:changed-region>
        <text:changed-region text:id="ct617207472">
          <text:insertion>
            <office:change-info>
              <dc:creator>Fabio Vitali</dc:creator>
              <dc:date>2009-03-14T14:45:00</dc:date>
            </office:change-info>
          </text:insertion>
        </text:changed-region>
        <text:changed-region text:id="ct617205440">
          <text:insertion>
            <office:change-info>
              <dc:creator>Fabio Vitali</dc:creator>
              <dc:date>2009-03-14T14:44:00</dc:date>
            </office:change-info>
          </text:insertion>
        </text:changed-region>
        <text:changed-region text:id="ct617199088">
          <text:insertion>
            <office:change-info>
              <dc:creator>Fabio Vitali</dc:creator>
              <dc:date>2009-03-14T14:45:00</dc:date>
            </office:change-info>
          </text:insertion>
        </text:changed-region>
        <text:changed-region text:id="ct617207952">
          <text:insertion>
            <office:change-info>
              <dc:creator>Fabio Vitali</dc:creator>
              <dc:date>2009-03-14T14:44:00</dc:date>
            </office:change-info>
          </text:insertion>
        </text:changed-region>
        <text:changed-region text:id="ct617208720">
          <text:insertion>
            <office:change-info>
              <dc:creator>Fabio Vitali</dc:creator>
              <dc:date>2009-03-14T14:46:00</dc:date>
            </office:change-info>
          </text:insertion>
        </text:changed-region>
        <text:changed-region text:id="ct617198896">
          <text:insertion>
            <office:change-info>
              <dc:creator>Fabio Vitali</dc:creator>
              <dc:date>2009-03-14T14:45:00</dc:date>
            </office:change-info>
          </text:insertion>
        </text:changed-region>
        <text:changed-region text:id="ct617205344">
          <text:insertion>
            <office:change-info>
              <dc:creator>Fabio Vitali</dc:creator>
              <dc:date>2009-03-14T14:46:00</dc:date>
            </office:change-info>
          </text:insertion>
        </text:changed-region>
        <text:changed-region text:id="ct617208240">
          <text:insertion>
            <office:change-info>
              <dc:creator>Fabio Vitali</dc:creator>
              <dc:date>2009-03-14T14:44:00</dc:date>
            </office:change-info>
          </text:insertion>
        </text:changed-region>
        <text:changed-region text:id="ct617206208">
          <text:insertion>
            <office:change-info>
              <dc:creator>Fabio Vitali</dc:creator>
              <dc:date>2009-03-14T14:46:00</dc:date>
            </office:change-info>
          </text:insertion>
        </text:changed-region>
        <text:changed-region text:id="ct617208912">
          <text:insertion>
            <office:change-info>
              <dc:creator>Fabio Vitali</dc:creator>
              <dc:date>2009-03-14T14:44:00</dc:date>
            </office:change-info>
          </text:insertion>
        </text:changed-region>
        <text:changed-region text:id="ct617217552">
          <text:insertion>
            <office:change-info>
              <dc:creator>Fabio Vitali</dc:creator>
              <dc:date>2009-03-14T14:47:00</dc:date>
            </office:change-info>
          </text:insertion>
        </text:changed-region>
        <text:changed-region text:id="ct617209200">
          <text:insertion>
            <office:change-info>
              <dc:creator>Fabio Vitali</dc:creator>
              <dc:date>2009-03-14T14:44:00</dc:date>
            </office:change-info>
          </text:insertion>
        </text:changed-region>
        <text:changed-region text:id="ct617205536">
          <text:insertion>
            <office:change-info>
              <dc:creator>Fabio Vitali</dc:creator>
              <dc:date>2009-03-14T14:46:00</dc:date>
            </office:change-info>
          </text:insertion>
        </text:changed-region>
        <text:changed-region text:id="ct617217648">
          <text:insertion>
            <office:change-info>
              <dc:creator>Fabio Vitali</dc:creator>
              <dc:date>2009-03-14T14:44:00</dc:date>
            </office:change-info>
          </text:insertion>
        </text:changed-region>
        <text:changed-region text:id="ct617217328">
          <text:insertion>
            <office:change-info>
              <dc:creator>Fabio Vitali</dc:creator>
              <dc:date>2009-03-14T14:47:00</dc:date>
            </office:change-info>
          </text:insertion>
        </text:changed-region>
        <text:changed-region text:id="ct616777904">
          <text:insertion>
            <office:change-info>
              <dc:creator>Fabio Vitali</dc:creator>
              <dc:date>2009-03-14T14:44:00</dc:date>
            </office:change-info>
          </text:insertion>
        </text:changed-region>
        <text:changed-region text:id="ct617221568">
          <text:insertion>
            <office:change-info>
              <dc:creator>Fabio Vitali</dc:creator>
              <dc:date>2009-03-14T14:50:00</dc:date>
            </office:change-info>
          </text:insertion>
        </text:changed-region>
        <text:changed-region text:id="ct616750176">
          <text:insertion>
            <office:change-info>
              <dc:creator>Fabio Vitali</dc:creator>
              <dc:date>2009-03-14T14:51:00</dc:date>
            </office:change-info>
          </text:insertion>
        </text:changed-region>
        <text:changed-region text:id="ct617221856">
          <text:insertion>
            <office:change-info>
              <dc:creator>Fabio Vitali</dc:creator>
              <dc:date>2009-03-14T14:50:00</dc:date>
            </office:change-info>
          </text:insertion>
        </text:changed-region>
        <text:changed-region text:id="ct617208144">
          <text:insertion>
            <office:change-info>
              <dc:creator>Fabio Vitali</dc:creator>
              <dc:date>2009-03-14T14:51:00</dc:date>
            </office:change-info>
          </text:insertion>
        </text:changed-region>
        <text:changed-region text:id="ct617225792">
          <text:insertion>
            <office:change-info>
              <dc:creator>Fabio Vitali</dc:creator>
              <dc:date>2009-03-14T15:02:00</dc:date>
            </office:change-info>
          </text:insertion>
        </text:changed-region>
        <text:changed-region text:id="ct617211904">
          <text:insertion>
            <office:change-info>
              <dc:creator>Fabio Vitali</dc:creator>
              <dc:date>2009-03-14T15:03:00</dc:date>
            </office:change-info>
          </text:insertion>
        </text:changed-region>
        <text:changed-region text:id="ct617225984">
          <text:insertion>
            <office:change-info>
              <dc:creator>Fabio Vitali</dc:creator>
              <dc:date>2009-03-14T15:02:00</dc:date>
            </office:change-info>
          </text:insertion>
        </text:changed-region>
        <text:changed-region text:id="ct617211408">
          <text:insertion>
            <office:change-info>
              <dc:creator>Fabio Vitali</dc:creator>
              <dc:date>2009-03-14T15:03:00</dc:date>
            </office:change-info>
          </text:insertion>
        </text:changed-region>
        <text:changed-region text:id="ct616697472">
          <text:insertion>
            <office:change-info>
              <dc:creator>Fabio Vitali</dc:creator>
              <dc:date>2009-03-14T15:02:00</dc:date>
            </office:change-info>
          </text:insertion>
        </text:changed-region>
        <text:changed-region text:id="ct617215024">
          <text:insertion>
            <office:change-info>
              <dc:creator>Fabio Vitali</dc:creator>
              <dc:date>2009-03-14T15:03:00</dc:date>
            </office:change-info>
          </text:insertion>
        </text:changed-region>
        <text:changed-region text:id="ct616694016">
          <text:insertion>
            <office:change-info>
              <dc:creator>Fabio Vitali</dc:creator>
              <dc:date>2009-03-14T15:02:00</dc:date>
            </office:change-info>
          </text:insertion>
        </text:changed-region>
        <text:changed-region text:id="ct626021648">
          <text:insertion>
            <office:change-info>
              <dc:creator>Fabio Vitali</dc:creator>
              <dc:date>2009-03-14T15:03:00</dc:date>
            </office:change-info>
          </text:insertion>
        </text:changed-region>
        <text:changed-region text:id="ct617212096">
          <text:insertion>
            <office:change-info>
              <dc:creator>Fabio Vitali</dc:creator>
              <dc:date>2009-03-14T15:04:00</dc:date>
            </office:change-info>
          </text:insertion>
        </text:changed-region>
        <text:changed-region text:id="ct616674256">
          <text:insertion>
            <office:change-info>
              <dc:creator>Fabio Vitali</dc:creator>
              <dc:date>2009-03-14T15:03:00</dc:date>
            </office:change-info>
          </text:insertion>
        </text:changed-region>
        <text:changed-region text:id="ct617184384">
          <text:insertion>
            <office:change-info>
              <dc:creator>Fabio Vitali</dc:creator>
              <dc:date>2009-03-14T14:51:00</dc:date>
            </office:change-info>
          </text:insertion>
        </text:changed-region>
        <text:changed-region text:id="ct617214928">
          <text:insertion>
            <office:change-info>
              <dc:creator>Fabio Vitali</dc:creator>
              <dc:date>2009-03-14T14:52:00</dc:date>
            </office:change-info>
          </text:insertion>
        </text:changed-region>
        <text:changed-region text:id="ct616743632">
          <text:insertion>
            <office:change-info>
              <dc:creator>Fabio Vitali</dc:creator>
              <dc:date>2009-03-14T14:51:00</dc:date>
            </office:change-info>
          </text:insertion>
        </text:changed-region>
        <text:changed-region text:id="ct617215728">
          <text:insertion>
            <office:change-info>
              <dc:creator>Fabio Vitali</dc:creator>
              <dc:date>2009-03-14T14:52:00</dc:date>
            </office:change-info>
          </text:insertion>
        </text:changed-region>
        <text:changed-region text:id="ct617209104">
          <text:insertion>
            <office:change-info>
              <dc:creator>Fabio Vitali</dc:creator>
              <dc:date>2009-03-14T14:51:00</dc:date>
            </office:change-info>
          </text:insertion>
        </text:changed-region>
        <text:changed-region text:id="ct617216128">
          <text:insertion>
            <office:change-info>
              <dc:creator>Fabio Vitali</dc:creator>
              <dc:date>2009-03-14T14:52:00</dc:date>
            </office:change-info>
          </text:insertion>
        </text:changed-region>
        <text:changed-region text:id="ct617215984">
          <text:insertion>
            <office:change-info>
              <dc:creator>Fabio Vitali</dc:creator>
              <dc:date>2009-03-14T14:53:00</dc:date>
            </office:change-info>
          </text:insertion>
        </text:changed-region>
        <text:changed-region text:id="ct617207856">
          <text:insertion>
            <office:change-info>
              <dc:creator>Fabio Vitali</dc:creator>
              <dc:date>2009-03-14T14:47:00</dc:date>
            </office:change-info>
          </text:insertion>
        </text:changed-region>
        <text:changed-region text:id="ct617218064">
          <text:insertion>
            <office:change-info>
              <dc:creator>Fabio Vitali</dc:creator>
              <dc:date>2009-03-14T14:44:00</dc:date>
            </office:change-info>
          </text:insertion>
        </text:changed-region>
        <text:changed-region text:id="ct617217920">
          <text:insertion>
            <office:change-info>
              <dc:creator>Fabio Vitali</dc:creator>
              <dc:date>2009-03-14T14:47:00</dc:date>
            </office:change-info>
          </text:insertion>
        </text:changed-region>
        <text:changed-region text:id="ct617218256">
          <text:insertion>
            <office:change-info>
              <dc:creator>Fabio Vitali</dc:creator>
              <dc:date>2009-03-14T14:44:00</dc:date>
            </office:change-info>
          </text:insertion>
        </text:changed-region>
        <text:changed-region text:id="ct617208816">
          <text:insertion>
            <office:change-info>
              <dc:creator>Fabio Vitali</dc:creator>
              <dc:date>2009-03-14T14:47:00</dc:date>
            </office:change-info>
          </text:insertion>
        </text:changed-region>
        <text:changed-region text:id="ct617203712">
          <text:insertion>
            <office:change-info>
              <dc:creator>Fabio Vitali</dc:creator>
              <dc:date>2009-03-14T14:44:00</dc:date>
            </office:change-info>
          </text:insertion>
        </text:changed-region>
        <text:changed-region text:id="ct617209008">
          <text:insertion>
            <office:change-info>
              <dc:creator>Fabio Vitali</dc:creator>
              <dc:date>2009-03-14T14:48:00</dc:date>
            </office:change-info>
          </text:insertion>
        </text:changed-region>
        <text:changed-region text:id="ct617205056">
          <text:insertion>
            <office:change-info>
              <dc:creator>Fabio Vitali</dc:creator>
              <dc:date>2009-03-14T14:44:00</dc:date>
            </office:change-info>
          </text:insertion>
        </text:changed-region>
        <text:changed-region text:id="ct617208048">
          <text:insertion>
            <office:change-info>
              <dc:creator>Fabio Vitali</dc:creator>
              <dc:date>2009-03-14T14:48:00</dc:date>
            </office:change-info>
          </text:insertion>
        </text:changed-region>
        <text:changed-region text:id="ct617205632">
          <text:insertion>
            <office:change-info>
              <dc:creator>Fabio Vitali</dc:creator>
              <dc:date>2009-03-14T14:44:00</dc:date>
            </office:change-info>
          </text:insertion>
        </text:changed-region>
        <text:changed-region text:id="ct617210992">
          <text:insertion>
            <office:change-info>
              <dc:creator>Fabio Vitali</dc:creator>
              <dc:date>2009-03-14T14:48:00</dc:date>
            </office:change-info>
          </text:insertion>
        </text:changed-region>
        <text:changed-region text:id="ct617216320">
          <text:insertion>
            <office:change-info>
              <dc:creator>Fabio Vitali</dc:creator>
              <dc:date>2009-03-14T14:54:00</dc:date>
            </office:change-info>
          </text:insertion>
        </text:changed-region>
        <text:changed-region text:id="ct617219360">
          <text:insertion>
            <office:change-info>
              <dc:creator>Fabio Vitali</dc:creator>
              <dc:date>2009-03-14T14:49:00</dc:date>
            </office:change-info>
          </text:insertion>
        </text:changed-region>
        <text:changed-region text:id="ct617217456">
          <text:insertion>
            <office:change-info>
              <dc:creator>Fabio Vitali</dc:creator>
              <dc:date>2009-03-14T14:54:00</dc:date>
            </office:change-info>
          </text:insertion>
        </text:changed-region>
        <text:changed-region text:id="ct617218160">
          <text:insertion>
            <office:change-info>
              <dc:creator>Fabio Vitali</dc:creator>
              <dc:date>2009-03-14T14:49:00</dc:date>
            </office:change-info>
          </text:insertion>
        </text:changed-region>
        <text:changed-region text:id="ct616736656">
          <text:insertion>
            <office:change-info>
              <dc:creator>Fabio Vitali</dc:creator>
              <dc:date>2009-03-14T14:54:00</dc:date>
            </office:change-info>
          </text:insertion>
        </text:changed-region>
        <text:changed-region text:id="ct617220112">
          <text:insertion>
            <office:change-info>
              <dc:creator>Fabio Vitali</dc:creator>
              <dc:date>2009-03-14T14:55:00</dc:date>
            </office:change-info>
          </text:insertion>
        </text:changed-region>
        <text:changed-region text:id="ct616721344">
          <text:insertion>
            <office:change-info>
              <dc:creator>Fabio Vitali</dc:creator>
              <dc:date>2009-03-14T14:54:00</dc:date>
            </office:change-info>
          </text:insertion>
        </text:changed-region>
        <text:changed-region text:id="ct617220304">
          <text:insertion>
            <office:change-info>
              <dc:creator>Fabio Vitali</dc:creator>
              <dc:date>2009-03-14T14:55:00</dc:date>
            </office:change-info>
          </text:insertion>
        </text:changed-region>
        <text:changed-region text:id="ct617222112">
          <text:insertion>
            <office:change-info>
              <dc:creator>Fabio Vitali</dc:creator>
              <dc:date>2009-03-14T14:56:00</dc:date>
            </office:change-info>
          </text:insertion>
        </text:changed-region>
        <text:changed-region text:id="ct617220400">
          <text:insertion>
            <office:change-info>
              <dc:creator>Fabio Vitali</dc:creator>
              <dc:date>2009-03-14T14:55:00</dc:date>
            </office:change-info>
          </text:insertion>
        </text:changed-region>
        <text:changed-region text:id="ct617230576">
          <text:insertion>
            <office:change-info>
              <dc:creator>Fabio Vitali</dc:creator>
              <dc:date>2009-03-14T15:08:00</dc:date>
            </office:change-info>
          </text:insertion>
        </text:changed-region>
        <text:changed-region text:id="ct617219840">
          <text:insertion>
            <office:change-info>
              <dc:creator>Fabio Vitali</dc:creator>
              <dc:date>2009-03-14T14:55:00</dc:date>
            </office:change-info>
          </text:insertion>
        </text:changed-region>
        <text:changed-region text:id="ct617220208">
          <text:insertion>
            <office:change-info>
              <dc:creator>Fabio Vitali</dc:creator>
              <dc:date>2009-03-14T14:58:00</dc:date>
            </office:change-info>
          </text:insertion>
        </text:changed-region>
        <text:changed-region text:id="ct617223200">
          <text:insertion>
            <office:change-info>
              <dc:creator>Fabio Vitali</dc:creator>
              <dc:date>2009-03-14T14:59:00</dc:date>
            </office:change-info>
          </text:insertion>
        </text:changed-region>
        <text:changed-region text:id="ct617224832">
          <text:insertion>
            <office:change-info>
              <dc:creator>Fabio Vitali</dc:creator>
              <dc:date>2009-03-14T15:00:00</dc:date>
            </office:change-info>
          </text:insertion>
        </text:changed-region>
        <text:changed-region text:id="ct617220496">
          <text:insertion>
            <office:change-info>
              <dc:creator>Fabio Vitali</dc:creator>
              <dc:date>2009-03-14T14:59:00</dc:date>
            </office:change-info>
          </text:insertion>
        </text:changed-region>
        <text:changed-region text:id="ct616717952">
          <text:insertion>
            <office:change-info>
              <dc:creator>Fabio Vitali</dc:creator>
              <dc:date>2009-03-14T15:00:00</dc:date>
            </office:change-info>
          </text:insertion>
        </text:changed-region>
        <text:changed-region text:id="ct617215120">
          <text:insertion>
            <office:change-info>
              <dc:creator>Fabio Vitali</dc:creator>
              <dc:date>2009-03-14T15:05:00</dc:date>
            </office:change-info>
          </text:insertion>
        </text:changed-region>
        <text:changed-region text:id="ct617225696">
          <text:insertion>
            <office:change-info>
              <dc:creator>Fabio Vitali</dc:creator>
              <dc:date>2009-03-14T15:00:00</dc:date>
            </office:change-info>
          </text:insertion>
        </text:changed-region>
        <text:changed-region text:id="ct617224352">
          <text:insertion>
            <office:change-info>
              <dc:creator>Fabio Vitali</dc:creator>
              <dc:date>2009-03-14T15:01:00</dc:date>
            </office:change-info>
          </text:insertion>
        </text:changed-region>
        <text:changed-region text:id="ct617226272">
          <text:insertion>
            <office:change-info>
              <dc:creator>Fabio Vitali</dc:creator>
              <dc:date>2009-03-14T15:00:00</dc:date>
            </office:change-info>
          </text:insertion>
        </text:changed-region>
        <text:changed-region text:id="ct616714560">
          <text:insertion>
            <office:change-info>
              <dc:creator>Fabio Vitali</dc:creator>
              <dc:date>2009-03-14T15:01:00</dc:date>
            </office:change-info>
          </text:insertion>
        </text:changed-region>
        <text:changed-region text:id="ct617223968">
          <text:insertion>
            <office:change-info>
              <dc:creator>Fabio Vitali</dc:creator>
              <dc:date>2009-03-14T15:00:00</dc:date>
            </office:change-info>
          </text:insertion>
        </text:changed-region>
        <text:changed-region text:id="ct616707744">
          <text:insertion>
            <office:change-info>
              <dc:creator>Fabio Vitali</dc:creator>
              <dc:date>2009-03-14T15:01:00</dc:date>
            </office:change-info>
          </text:insertion>
        </text:changed-region>
        <text:changed-region text:id="ct617223296">
          <text:insertion>
            <office:change-info>
              <dc:creator>Fabio Vitali</dc:creator>
              <dc:date>2009-03-14T15:00:00</dc:date>
            </office:change-info>
          </text:insertion>
        </text:changed-region>
        <text:changed-region text:id="ct617228080">
          <text:insertion>
            <office:change-info>
              <dc:creator>Fabio Vitali</dc:creator>
              <dc:date>2009-03-14T15:05:00</dc:date>
            </office:change-info>
          </text:insertion>
        </text:changed-region>
        <text:changed-region text:id="ct617226080">
          <text:insertion>
            <office:change-info>
              <dc:creator>Fabio Vitali</dc:creator>
              <dc:date>2009-03-14T15:00:00</dc:date>
            </office:change-info>
          </text:insertion>
        </text:changed-region>
        <text:changed-region text:id="ct616659584">
          <text:insertion>
            <office:change-info>
              <dc:creator>Fabio Vitali</dc:creator>
              <dc:date>2009-03-14T15:04:00</dc:date>
            </office:change-info>
          </text:insertion>
        </text:changed-region>
        <text:changed-region text:id="ct626006096">
          <text:insertion>
            <office:change-info>
              <dc:creator>Fabio Vitali</dc:creator>
              <dc:date>2009-03-14T15:08:00</dc:date>
            </office:change-info>
          </text:insertion>
        </text:changed-region>
        <text:changed-region text:id="ct617226176">
          <text:insertion>
            <office:change-info>
              <dc:creator>Fabio Vitali</dc:creator>
              <dc:date>2009-03-14T15:05:00</dc:date>
            </office:change-info>
          </text:insertion>
        </text:changed-region>
        <text:changed-region text:id="ct617227792">
          <text:insertion>
            <office:change-info>
              <dc:creator>Fabio Vitali</dc:creator>
              <dc:date>2009-03-14T15:06:00</dc:date>
            </office:change-info>
          </text:insertion>
        </text:changed-region>
        <text:changed-region text:id="ct626020992">
          <text:insertion>
            <office:change-info>
              <dc:creator>Fabio Vitali</dc:creator>
              <dc:date>2009-03-14T15:05:00</dc:date>
            </office:change-info>
          </text:insertion>
        </text:changed-region>
        <text:changed-region text:id="ct617227232">
          <text:insertion>
            <office:change-info>
              <dc:creator>Fabio Vitali</dc:creator>
              <dc:date>2009-03-14T15:06:00</dc:date>
            </office:change-info>
          </text:insertion>
        </text:changed-region>
        <text:changed-region text:id="ct617226368">
          <text:insertion>
            <office:change-info>
              <dc:creator>Fabio Vitali</dc:creator>
              <dc:date>2009-03-14T15:05:00</dc:date>
            </office:change-info>
          </text:insertion>
        </text:changed-region>
        <text:changed-region text:id="ct616806400">
          <text:insertion>
            <office:change-info>
              <dc:creator>Fabio Vitali</dc:creator>
              <dc:date>2009-03-14T15:06:00</dc:date>
            </office:change-info>
          </text:insertion>
        </text:changed-region>
        <text:changed-region text:id="ct617226848">
          <text:insertion>
            <office:change-info>
              <dc:creator>Fabio Vitali</dc:creator>
              <dc:date>2009-03-14T15:05:00</dc:date>
            </office:change-info>
          </text:insertion>
        </text:changed-region>
        <text:changed-region text:id="ct617228176">
          <text:insertion>
            <office:change-info>
              <dc:creator>Fabio Vitali</dc:creator>
              <dc:date>2009-03-14T15:07:00</dc:date>
            </office:change-info>
          </text:insertion>
        </text:changed-region>
        <text:changed-region text:id="ct617222016">
          <text:insertion>
            <office:change-info>
              <dc:creator>Fabio Vitali</dc:creator>
              <dc:date>2009-03-14T15:08:00</dc:date>
            </office:change-info>
          </text:insertion>
        </text:changed-region>
        <text:changed-region text:id="ct617231440">
          <text:insertion>
            <office:change-info>
              <dc:creator>Fabio Vitali</dc:creator>
              <dc:date>2009-03-14T15:09:00</dc:date>
            </office:change-info>
          </text:insertion>
        </text:changed-region>
        <text:changed-region text:id="ct616658112">
          <text:insertion>
            <office:change-info>
              <dc:creator>Fabio Vitali</dc:creator>
              <dc:date>2009-03-14T15:10:00</dc:date>
            </office:change-info>
          </text:insertion>
        </text:changed-region>
        <text:changed-region text:id="ct616658880">
          <text:insertion>
            <office:change-info>
              <dc:creator>Fabio Vitali</dc:creator>
              <dc:date>2009-03-14T15:09:00</dc:date>
            </office:change-info>
          </text:insertion>
        </text:changed-region>
        <text:changed-region text:id="ct617231536">
          <text:insertion>
            <office:change-info>
              <dc:creator>Fabio Vitali</dc:creator>
              <dc:date>2009-03-14T15:11:00</dc:date>
            </office:change-info>
          </text:insertion>
        </text:changed-region>
        <text:changed-region text:id="ct616656704">
          <text:insertion>
            <office:change-info>
              <dc:creator>Fabio Vitali</dc:creator>
              <dc:date>2009-03-14T15:12:00</dc:date>
            </office:change-info>
          </text:insertion>
        </text:changed-region>
        <text:changed-region text:id="ct616656000">
          <text:insertion>
            <office:change-info>
              <dc:creator>Fabio Vitali</dc:creator>
              <dc:date>2009-03-14T15:13:00</dc:date>
            </office:change-info>
          </text:insertion>
        </text:changed-region>
        <text:changed-region text:id="ct617235280">
          <text:insertion>
            <office:change-info>
              <dc:creator>Fabio Vitali</dc:creator>
              <dc:date>2009-03-14T15:14:00</dc:date>
            </office:change-info>
          </text:insertion>
        </text:changed-region>
        <text:changed-region text:id="ct616655296">
          <text:insertion>
            <office:change-info>
              <dc:creator>Fabio Vitali</dc:creator>
              <dc:date>2009-03-14T15:15:00</dc:date>
            </office:change-info>
          </text:insertion>
        </text:changed-region>
        <text:changed-region text:id="ct617231856">
          <text:insertion>
            <office:change-info>
              <dc:creator>Fabio Vitali</dc:creator>
              <dc:date>2009-03-14T15:14:00</dc:date>
            </office:change-info>
          </text:insertion>
        </text:changed-region>
        <text:changed-region text:id="ct616654592">
          <text:insertion>
            <office:change-info>
              <dc:creator>Fabio Vitali</dc:creator>
              <dc:date>2009-03-14T15:16:00</dc:date>
            </office:change-info>
          </text:insertion>
        </text:changed-region>
        <text:changed-region text:id="ct617234528">
          <text:insertion>
            <office:change-info>
              <dc:creator>Fabio Vitali</dc:creator>
              <dc:date>2009-03-14T15:14:00</dc:date>
            </office:change-info>
          </text:insertion>
        </text:changed-region>
        <text:changed-region text:id="ct617237072">
          <text:insertion>
            <office:change-info>
              <dc:creator>Fabio Vitali</dc:creator>
              <dc:date>2009-03-14T15:15:00</dc:date>
            </office:change-info>
          </text:insertion>
        </text:changed-region>
        <text:changed-region text:id="ct617236832">
          <text:insertion>
            <office:change-info>
              <dc:creator>Fabio Vitali</dc:creator>
              <dc:date>2009-03-14T15:14:00</dc:date>
            </office:change-info>
          </text:insertion>
        </text:changed-region>
        <text:changed-region text:id="ct617236928">
          <text:insertion>
            <office:change-info>
              <dc:creator>Fabio Vitali</dc:creator>
              <dc:date>2009-03-14T15:15:00</dc:date>
            </office:change-info>
          </text:insertion>
        </text:changed-region>
        <text:changed-region text:id="ct616657408">
          <text:insertion>
            <office:change-info>
              <dc:creator>Fabio Vitali</dc:creator>
              <dc:date>2009-03-14T15:12:00</dc:date>
            </office:change-info>
          </text:insertion>
        </text:changed-region>
        <text:changed-region text:id="ct617237360">
          <text:insertion>
            <office:change-info>
              <dc:creator>Fabio Vitali</dc:creator>
              <dc:date>2009-03-14T15:16:00</dc:date>
            </office:change-info>
          </text:insertion>
        </text:changed-region>
        <text:changed-region text:id="ct616653888">
          <text:insertion>
            <office:change-info>
              <dc:creator>Fabio Vitali</dc:creator>
              <dc:date>2009-03-14T15:17:00</dc:date>
            </office:change-info>
          </text:insertion>
        </text:changed-region>
        <text:changed-region text:id="ct616653184">
          <text:insertion>
            <office:change-info>
              <dc:creator>Fabio Vitali</dc:creator>
              <dc:date>2009-03-14T15:18:00</dc:date>
            </office:change-info>
          </text:insertion>
        </text:changed-region>
        <text:changed-region text:id="ct617238368">
          <text:insertion>
            <office:change-info>
              <dc:creator>Fabio Vitali</dc:creator>
              <dc:date>2009-03-14T15:18:00</dc:date>
            </office:change-info>
          </text:insertion>
        </text:changed-region>
        <text:changed-region text:id="ct479750992">
          <text:insertion>
            <office:change-info>
              <dc:creator>Fabio Vitali</dc:creator>
              <dc:date>2009-03-14T15:19:00</dc:date>
            </office:change-info>
          </text:insertion>
        </text:changed-region>
        <text:changed-region text:id="ct617498576">
          <text:insertion>
            <office:change-info>
              <dc:creator>Fabio Vitali</dc:creator>
              <dc:date>2009-03-14T18:16:00</dc:date>
            </office:change-info>
          </text:insertion>
        </text:changed-region>
        <text:changed-region text:id="ct617238656">
          <text:insertion>
            <office:change-info>
              <dc:creator>Fabio Vitali</dc:creator>
              <dc:date>2009-03-14T15:19:00</dc:date>
            </office:change-info>
          </text:insertion>
        </text:changed-region>
        <text:changed-region text:id="ct617479488">
          <text:insertion>
            <office:change-info>
              <dc:creator>Fabio Vitali</dc:creator>
              <dc:date>2009-03-14T15:20:00</dc:date>
            </office:change-info>
          </text:insertion>
        </text:changed-region>
        <text:changed-region text:id="ct617480928">
          <text:insertion>
            <office:change-info>
              <dc:creator>Fabio Vitali</dc:creator>
              <dc:date>2009-03-14T17:42:00</dc:date>
            </office:change-info>
          </text:insertion>
        </text:changed-region>
        <text:changed-region text:id="ct616651776">
          <text:insertion>
            <office:change-info>
              <dc:creator>Fabio Vitali</dc:creator>
              <dc:date>2009-03-14T15:20:00</dc:date>
            </office:change-info>
          </text:insertion>
        </text:changed-region>
        <text:changed-region text:id="ct616649664">
          <text:insertion>
            <office:change-info>
              <dc:creator>Fabio Vitali</dc:creator>
              <dc:date>2009-03-14T17:30:00</dc:date>
            </office:change-info>
          </text:insertion>
        </text:changed-region>
        <text:changed-region text:id="ct617497488">
          <text:insertion>
            <office:change-info>
              <dc:creator>Fabio Vitali</dc:creator>
              <dc:date>2009-03-14T15:20:00</dc:date>
            </office:change-info>
          </text:insertion>
        </text:changed-region>
        <text:changed-region text:id="ct616648960">
          <text:insertion>
            <office:change-info>
              <dc:creator>Fabio Vitali</dc:creator>
              <dc:date>2009-03-14T17:30:00</dc:date>
            </office:change-info>
          </text:insertion>
        </text:changed-region>
        <text:changed-region text:id="ct616633216">
          <text:insertion>
            <office:change-info>
              <dc:creator>Fabio Vitali</dc:creator>
              <dc:date>2009-03-14T18:20:00</dc:date>
            </office:change-info>
          </text:insertion>
        </text:changed-region>
        <text:changed-region text:id="ct617480544">
          <text:insertion>
            <office:change-info>
              <dc:creator>Fabio Vitali</dc:creator>
              <dc:date>2009-03-14T17:30:00</dc:date>
            </office:change-info>
          </text:insertion>
        </text:changed-region>
        <text:changed-region text:id="ct616652480">
          <text:insertion>
            <office:change-info>
              <dc:creator>Fabio Vitali</dc:creator>
              <dc:date>2009-03-14T15:20:00</dc:date>
            </office:change-info>
          </text:insertion>
        </text:changed-region>
        <text:changed-region text:id="ct616647552">
          <text:insertion>
            <office:change-info>
              <dc:creator>Fabio Vitali</dc:creator>
              <dc:date>2009-03-14T17:30:00</dc:date>
            </office:change-info>
          </text:insertion>
        </text:changed-region>
        <text:changed-region text:id="ct616644544">
          <text:insertion>
            <office:change-info>
              <dc:creator>Fabio Vitali</dc:creator>
              <dc:date>2009-03-14T17:31:00</dc:date>
            </office:change-info>
          </text:insertion>
        </text:changed-region>
        <text:changed-region text:id="ct617479776">
          <text:insertion>
            <office:change-info>
              <dc:creator>Fabio Vitali</dc:creator>
              <dc:date>2009-03-14T17:30:00</dc:date>
            </office:change-info>
          </text:insertion>
        </text:changed-region>
        <text:changed-region text:id="ct617480832">
          <text:insertion>
            <office:change-info>
              <dc:creator>Fabio Vitali</dc:creator>
              <dc:date>2009-03-14T17:31:00</dc:date>
            </office:change-info>
          </text:insertion>
        </text:changed-region>
        <text:changed-region text:id="ct616650368">
          <text:insertion>
            <office:change-info>
              <dc:creator>Fabio Vitali</dc:creator>
              <dc:date>2009-03-14T17:30:00</dc:date>
            </office:change-info>
          </text:insertion>
        </text:changed-region>
        <text:changed-region text:id="ct617499248">
          <text:insertion>
            <office:change-info>
              <dc:creator>Fabio Vitali</dc:creator>
              <dc:date>2009-03-14T18:20:00</dc:date>
            </office:change-info>
          </text:insertion>
        </text:changed-region>
        <text:changed-region text:id="ct617480352">
          <text:insertion>
            <office:change-info>
              <dc:creator>Fabio Vitali</dc:creator>
              <dc:date>2009-03-14T17:30:00</dc:date>
            </office:change-info>
          </text:insertion>
        </text:changed-region>
        <text:changed-region text:id="ct616646848">
          <text:insertion>
            <office:change-info>
              <dc:creator>Fabio Vitali</dc:creator>
              <dc:date>2009-03-14T17:31:00</dc:date>
            </office:change-info>
          </text:insertion>
        </text:changed-region>
        <text:changed-region text:id="ct616643840">
          <text:insertion>
            <office:change-info>
              <dc:creator>Fabio Vitali</dc:creator>
              <dc:date>2009-03-14T17:32:00</dc:date>
            </office:change-info>
          </text:insertion>
        </text:changed-region>
        <text:changed-region text:id="ct617480160">
          <text:insertion>
            <office:change-info>
              <dc:creator>Fabio Vitali</dc:creator>
              <dc:date>2009-03-14T17:31:00</dc:date>
            </office:change-info>
          </text:insertion>
        </text:changed-region>
        <text:changed-region text:id="ct617480256">
          <text:insertion>
            <office:change-info>
              <dc:creator>Fabio Vitali</dc:creator>
              <dc:date>2009-03-14T17:32:00</dc:date>
            </office:change-info>
          </text:insertion>
        </text:changed-region>
        <text:changed-region text:id="ct616646144">
          <text:insertion>
            <office:change-info>
              <dc:creator>Fabio Vitali</dc:creator>
              <dc:date>2009-03-14T17:31:00</dc:date>
            </office:change-info>
          </text:insertion>
        </text:changed-region>
        <text:changed-region text:id="ct617482336">
          <text:insertion>
            <office:change-info>
              <dc:creator>Fabio Vitali</dc:creator>
              <dc:date>2009-03-14T17:43:00</dc:date>
            </office:change-info>
          </text:insertion>
        </text:changed-region>
        <text:changed-region text:id="ct617485056">
          <text:insertion>
            <office:change-info>
              <dc:creator>Fabio Vitali</dc:creator>
              <dc:date>2009-03-14T18:05:00</dc:date>
            </office:change-info>
          </text:insertion>
        </text:changed-region>
        <text:changed-region text:id="ct616642432">
          <text:insertion>
            <office:change-info>
              <dc:creator>Fabio Vitali</dc:creator>
              <dc:date>2009-03-14T17:43:00</dc:date>
            </office:change-info>
          </text:insertion>
        </text:changed-region>
        <text:changed-region text:id="ct617480448">
          <text:insertion>
            <office:change-info>
              <dc:creator>Fabio Vitali</dc:creator>
              <dc:date>2009-03-14T18:20:00</dc:date>
            </office:change-info>
          </text:insertion>
        </text:changed-region>
        <text:changed-region text:id="ct616743360">
          <text:insertion>
            <office:change-info>
              <dc:creator>Fabio Vitali</dc:creator>
              <dc:date>2009-03-14T17:43:00</dc:date>
            </office:change-info>
          </text:insertion>
        </text:changed-region>
        <text:changed-region text:id="ct617482432">
          <text:insertion>
            <office:change-info>
              <dc:creator>Fabio Vitali</dc:creator>
              <dc:date>2009-03-14T18:05:00</dc:date>
            </office:change-info>
          </text:insertion>
        </text:changed-region>
        <text:changed-region text:id="ct617478160">
          <text:insertion>
            <office:change-info>
              <dc:creator>Fabio Vitali</dc:creator>
              <dc:date>2009-03-14T17:43:00</dc:date>
            </office:change-info>
          </text:insertion>
        </text:changed-region>
        <text:changed-region text:id="ct617483200">
          <text:insertion>
            <office:change-info>
              <dc:creator>Fabio Vitali</dc:creator>
              <dc:date>2009-03-14T18:05:00</dc:date>
            </office:change-info>
          </text:insertion>
        </text:changed-region>
        <text:changed-region text:id="ct616643136">
          <text:insertion>
            <office:change-info>
              <dc:creator>Fabio Vitali</dc:creator>
              <dc:date>2009-03-14T17:43:00</dc:date>
            </office:change-info>
          </text:insertion>
        </text:changed-region>
        <text:changed-region text:id="ct617484336">
          <text:insertion>
            <office:change-info>
              <dc:creator>Fabio Vitali</dc:creator>
              <dc:date>2009-03-14T17:44:00</dc:date>
            </office:change-info>
          </text:insertion>
        </text:changed-region>
        <text:changed-region text:id="ct616631040">
          <text:insertion>
            <office:change-info>
              <dc:creator>Fabio Vitali</dc:creator>
              <dc:date>2009-03-14T18:21:00</dc:date>
            </office:change-info>
          </text:insertion>
        </text:changed-region>
        <text:changed-region text:id="ct617484816">
          <text:insertion>
            <office:change-info>
              <dc:creator>Fabio Vitali</dc:creator>
              <dc:date>2009-03-14T17:44:00</dc:date>
            </office:change-info>
          </text:insertion>
        </text:changed-region>
        <text:changed-region text:id="ct617494640">
          <text:insertion>
            <office:change-info>
              <dc:creator>Fabio Vitali</dc:creator>
              <dc:date>2009-03-14T18:21:00</dc:date>
            </office:change-info>
          </text:insertion>
        </text:changed-region>
        <text:changed-region text:id="ct617483104">
          <text:insertion>
            <office:change-info>
              <dc:creator>Fabio Vitali</dc:creator>
              <dc:date>2009-03-14T17:44:00</dc:date>
            </office:change-info>
          </text:insertion>
        </text:changed-region>
        <text:changed-region text:id="ct617484144">
          <text:insertion>
            <office:change-info>
              <dc:creator>Fabio Vitali</dc:creator>
              <dc:date>2009-03-14T17:45:00</dc:date>
            </office:change-info>
          </text:insertion>
        </text:changed-region>
        <text:changed-region text:id="ct617487056">
          <text:insertion>
            <office:change-info>
              <dc:creator>Fabio Vitali</dc:creator>
              <dc:date>2009-03-14T18:06:00</dc:date>
            </office:change-info>
          </text:insertion>
        </text:changed-region>
        <text:changed-region text:id="ct616640320">
          <text:insertion>
            <office:change-info>
              <dc:creator>Fabio Vitali</dc:creator>
              <dc:date>2009-03-14T18:08:00</dc:date>
            </office:change-info>
          </text:insertion>
        </text:changed-region>
        <text:changed-region text:id="ct617491120">
          <text:insertion>
            <office:change-info>
              <dc:creator>Fabio Vitali</dc:creator>
              <dc:date>2009-03-14T18:09:00</dc:date>
            </office:change-info>
          </text:insertion>
        </text:changed-region>
        <text:changed-region text:id="ct617491696">
          <text:insertion>
            <office:change-info>
              <dc:creator>Fabio Vitali</dc:creator>
              <dc:date>2009-03-14T18:08:00</dc:date>
            </office:change-info>
          </text:insertion>
        </text:changed-region>
        <text:changed-region text:id="ct616641728">
          <text:insertion>
            <office:change-info>
              <dc:creator>Fabio Vitali</dc:creator>
              <dc:date>2009-03-14T18:06:00</dc:date>
            </office:change-info>
          </text:insertion>
        </text:changed-region>
        <text:changed-region text:id="ct41333680">
          <text:insertion>
            <office:change-info>
              <dc:creator>Fabio Vitali</dc:creator>
              <dc:date>2009-03-14T18:09:00</dc:date>
            </office:change-info>
          </text:insertion>
        </text:changed-region>
        <text:changed-region text:id="ct617481888">
          <text:insertion>
            <office:change-info>
              <dc:creator>Fabio Vitali</dc:creator>
              <dc:date>2009-03-14T18:06:00</dc:date>
            </office:change-info>
          </text:insertion>
        </text:changed-region>
        <text:changed-region text:id="ct617488064">
          <text:insertion>
            <office:change-info>
              <dc:creator>Fabio Vitali</dc:creator>
              <dc:date>2009-03-14T18:08:00</dc:date>
            </office:change-info>
          </text:insertion>
        </text:changed-region>
        <text:changed-region text:id="ct617488352">
          <text:insertion>
            <office:change-info>
              <dc:creator>Fabio Vitali</dc:creator>
              <dc:date>2009-03-14T18:10:00</dc:date>
            </office:change-info>
          </text:insertion>
        </text:changed-region>
        <text:changed-region text:id="ct616631744">
          <text:insertion>
            <office:change-info>
              <dc:creator>Fabio Vitali</dc:creator>
              <dc:date>2009-03-14T18:21:00</dc:date>
            </office:change-info>
          </text:insertion>
        </text:changed-region>
        <text:changed-region text:id="ct617481664">
          <text:insertion>
            <office:change-info>
              <dc:creator>Fabio Vitali</dc:creator>
              <dc:date>2009-03-14T18:10:00</dc:date>
            </office:change-info>
          </text:insertion>
        </text:changed-region>
        <text:changed-region text:id="ct616638912">
          <text:insertion>
            <office:change-info>
              <dc:creator>Fabio Vitali</dc:creator>
              <dc:date>2009-03-14T18:12:00</dc:date>
            </office:change-info>
          </text:insertion>
        </text:changed-region>
        <text:changed-region text:id="ct616641024">
          <text:insertion>
            <office:change-info>
              <dc:creator>Fabio Vitali</dc:creator>
              <dc:date>2009-03-14T18:10:00</dc:date>
            </office:change-info>
          </text:insertion>
        </text:changed-region>
        <text:changed-region text:id="ct616639616">
          <text:insertion>
            <office:change-info>
              <dc:creator>Fabio Vitali</dc:creator>
              <dc:date>2009-03-14T18:11:00</dc:date>
            </office:change-info>
          </text:insertion>
        </text:changed-region>
        <text:changed-region text:id="ct616637504">
          <text:insertion>
            <office:change-info>
              <dc:creator>Fabio Vitali</dc:creator>
              <dc:date>2009-03-14T18:12:00</dc:date>
            </office:change-info>
          </text:insertion>
        </text:changed-region>
        <text:changed-region text:id="ct616632512">
          <text:insertion>
            <office:change-info>
              <dc:creator>Fabio Vitali</dc:creator>
              <dc:date>2009-03-14T18:21:00</dc:date>
            </office:change-info>
          </text:insertion>
        </text:changed-region>
        <text:changed-region text:id="ct617485856">
          <text:insertion>
            <office:change-info>
              <dc:creator>Fabio Vitali</dc:creator>
              <dc:date>2009-03-14T18:12:00</dc:date>
            </office:change-info>
          </text:insertion>
        </text:changed-region>
        <text:changed-region text:id="ct616636800">
          <text:insertion>
            <office:change-info>
              <dc:creator>Fabio Vitali</dc:creator>
              <dc:date>2009-03-14T18:13:00</dc:date>
            </office:change-info>
          </text:insertion>
        </text:changed-region>
        <text:changed-region text:id="ct617495248">
          <text:insertion>
            <office:change-info>
              <dc:creator>Fabio Vitali</dc:creator>
              <dc:date>2009-03-14T18:22:00</dc:date>
            </office:change-info>
          </text:insertion>
        </text:changed-region>
        <text:changed-region text:id="ct617494736">
          <text:insertion>
            <office:change-info>
              <dc:creator>Fabio Vitali</dc:creator>
              <dc:date>2009-03-14T18:13:00</dc:date>
            </office:change-info>
          </text:insertion>
        </text:changed-region>
        <text:changed-region text:id="ct616638208">
          <text:insertion>
            <office:change-info>
              <dc:creator>Fabio Vitali</dc:creator>
              <dc:date>2009-03-14T18:12:00</dc:date>
            </office:change-info>
          </text:insertion>
        </text:changed-region>
        <text:changed-region text:id="ct617495024">
          <text:insertion>
            <office:change-info>
              <dc:creator>Fabio Vitali</dc:creator>
              <dc:date>2009-03-14T18:13:00</dc:date>
            </office:change-info>
          </text:insertion>
        </text:changed-region>
        <text:changed-region text:id="ct617484432">
          <text:insertion>
            <office:change-info>
              <dc:creator>Fabio Vitali</dc:creator>
              <dc:date>2009-03-14T18:22:00</dc:date>
            </office:change-info>
          </text:insertion>
        </text:changed-region>
        <text:changed-region text:id="ct617495152">
          <text:insertion>
            <office:change-info>
              <dc:creator>Fabio Vitali</dc:creator>
              <dc:date>2009-03-14T18:13:00</dc:date>
            </office:change-info>
          </text:insertion>
        </text:changed-region>
        <text:changed-region text:id="ct617495408">
          <text:insertion>
            <office:change-info>
              <dc:creator>Fabio Vitali</dc:creator>
              <dc:date>2009-03-14T18:14:00</dc:date>
            </office:change-info>
          </text:insertion>
        </text:changed-region>
        <text:changed-region text:id="ct616636096">
          <text:insertion>
            <office:change-info>
              <dc:creator>Fabio Vitali</dc:creator>
              <dc:date>2009-03-14T18:13:00</dc:date>
            </office:change-info>
          </text:insertion>
        </text:changed-region>
        <text:changed-region text:id="ct617495600">
          <text:insertion>
            <office:change-info>
              <dc:creator>Fabio Vitali</dc:creator>
              <dc:date>2009-03-14T18:14:00</dc:date>
            </office:change-info>
          </text:insertion>
        </text:changed-region>
        <text:changed-region text:id="ct617512944">
          <text:insertion>
            <office:change-info>
              <dc:creator>Fabio Vitali</dc:creator>
              <dc:date>2009-03-14T18:33:00</dc:date>
            </office:change-info>
          </text:insertion>
        </text:changed-region>
        <text:changed-region text:id="ct617477744">
          <text:insertion>
            <office:change-info>
              <dc:creator>Fabio Vitali</dc:creator>
              <dc:date>2009-03-14T15:20:00</dc:date>
            </office:change-info>
          </text:insertion>
        </text:changed-region>
        <text:changed-region text:id="ct617496640">
          <text:insertion>
            <office:change-info>
              <dc:creator>Fabio Vitali</dc:creator>
              <dc:date>2009-03-14T18:16:00</dc:date>
            </office:change-info>
          </text:insertion>
        </text:changed-region>
        <text:changed-region text:id="ct617498800">
          <text:insertion>
            <office:change-info>
              <dc:creator>Fabio Vitali</dc:creator>
              <dc:date>2009-03-14T18:17:00</dc:date>
            </office:change-info>
          </text:insertion>
        </text:changed-region>
        <text:changed-region text:id="ct617496176">
          <text:insertion>
            <office:change-info>
              <dc:creator>Fabio Vitali</dc:creator>
              <dc:date>2009-03-14T18:16:00</dc:date>
            </office:change-info>
          </text:insertion>
        </text:changed-region>
        <text:changed-region text:id="ct616700896">
          <text:insertion>
            <office:change-info>
              <dc:creator>Fabio Vitali</dc:creator>
              <dc:date>2009-03-14T18:18:00</dc:date>
            </office:change-info>
          </text:insertion>
        </text:changed-region>
        <text:changed-region text:id="ct616635392">
          <text:insertion>
            <office:change-info>
              <dc:creator>Fabio Vitali</dc:creator>
              <dc:date>2009-03-14T18:16:00</dc:date>
            </office:change-info>
          </text:insertion>
        </text:changed-region>
        <text:changed-region text:id="ct617498672">
          <text:insertion>
            <office:change-info>
              <dc:creator>Fabio Vitali</dc:creator>
              <dc:date>2009-03-14T18:18:00</dc:date>
            </office:change-info>
          </text:insertion>
        </text:changed-region>
        <text:changed-region text:id="ct617498192">
          <text:insertion>
            <office:change-info>
              <dc:creator>Fabio Vitali</dc:creator>
              <dc:date>2009-03-14T18:16:00</dc:date>
            </office:change-info>
          </text:insertion>
        </text:changed-region>
        <text:changed-region text:id="ct617498000">
          <text:insertion>
            <office:change-info>
              <dc:creator>Fabio Vitali</dc:creator>
              <dc:date>2009-03-14T18:18:00</dc:date>
            </office:change-info>
          </text:insertion>
        </text:changed-region>
        <text:changed-region text:id="ct616704320">
          <text:insertion>
            <office:change-info>
              <dc:creator>Fabio Vitali</dc:creator>
              <dc:date>2009-03-14T18:16:00</dc:date>
            </office:change-info>
          </text:insertion>
        </text:changed-region>
        <text:changed-region text:id="ct616634688">
          <text:insertion>
            <office:change-info>
              <dc:creator>Fabio Vitali</dc:creator>
              <dc:date>2009-03-14T18:17:00</dc:date>
            </office:change-info>
          </text:insertion>
        </text:changed-region>
        <text:changed-region text:id="ct617496912">
          <text:insertion>
            <office:change-info>
              <dc:creator>Fabio Vitali</dc:creator>
              <dc:date>2009-03-14T18:16:00</dc:date>
            </office:change-info>
          </text:insertion>
        </text:changed-region>
        <text:changed-region text:id="ct617498416">
          <text:insertion>
            <office:change-info>
              <dc:creator>Fabio Vitali</dc:creator>
              <dc:date>2009-03-14T18:19:00</dc:date>
            </office:change-info>
          </text:insertion>
        </text:changed-region>
        <text:changed-region text:id="ct617494864">
          <text:insertion>
            <office:change-info>
              <dc:creator>Fabio Vitali</dc:creator>
              <dc:date>2009-03-14T18:23:00</dc:date>
            </office:change-info>
          </text:insertion>
        </text:changed-region>
        <text:changed-region text:id="ct617498992">
          <text:insertion>
            <office:change-info>
              <dc:creator>Fabio Vitali</dc:creator>
              <dc:date>2009-03-14T18:19:00</dc:date>
            </office:change-info>
          </text:insertion>
        </text:changed-region>
        <text:changed-region text:id="ct617499088">
          <text:insertion>
            <office:change-info>
              <dc:creator>Fabio Vitali</dc:creator>
              <dc:date>2009-03-14T18:23:00</dc:date>
            </office:change-info>
          </text:insertion>
        </text:changed-region>
        <text:changed-region text:id="ct616633920">
          <text:insertion>
            <office:change-info>
              <dc:creator>Fabio Vitali</dc:creator>
              <dc:date>2009-03-14T18:19:00</dc:date>
            </office:change-info>
          </text:insertion>
        </text:changed-region>
        <text:changed-region text:id="ct617497248">
          <text:insertion>
            <office:change-info>
              <dc:creator>Fabio Vitali</dc:creator>
              <dc:date>2009-03-14T18:34:00</dc:date>
            </office:change-info>
          </text:insertion>
        </text:changed-region>
        <text:changed-region text:id="ct616651072">
          <text:insertion>
            <office:change-info>
              <dc:creator>Fabio Vitali</dc:creator>
              <dc:date>2009-03-14T15:21:00</dc:date>
            </office:change-info>
          </text:insertion>
        </text:changed-region>
        <text:changed-region text:id="ct616630336">
          <text:insertion>
            <office:change-info>
              <dc:creator>Fabio Vitali</dc:creator>
              <dc:date>2009-03-14T18:23:00</dc:date>
            </office:change-info>
          </text:insertion>
        </text:changed-region>
        <text:changed-region text:id="ct617476192">
          <text:insertion>
            <office:change-info>
              <dc:creator>Fabio Vitali</dc:creator>
              <dc:date>2009-03-14T15:21:00</dc:date>
            </office:change-info>
          </text:insertion>
        </text:changed-region>
        <text:changed-region text:id="ct616629632">
          <text:insertion>
            <office:change-info>
              <dc:creator>Fabio Vitali</dc:creator>
              <dc:date>2009-03-14T18:23:00</dc:date>
            </office:change-info>
          </text:insertion>
        </text:changed-region>
        <text:changed-region text:id="ct617502064">
          <text:insertion>
            <office:change-info>
              <dc:creator>Fabio Vitali</dc:creator>
              <dc:date>2009-03-14T18:36:00</dc:date>
            </office:change-info>
          </text:insertion>
        </text:changed-region>
        <text:changed-region text:id="ct617501872">
          <text:insertion>
            <office:change-info>
              <dc:creator>Fabio Vitali</dc:creator>
              <dc:date>2009-03-14T18:38:00</dc:date>
            </office:change-info>
          </text:insertion>
        </text:changed-region>
        <text:changed-region text:id="ct616627488">
          <text:insertion>
            <office:change-info>
              <dc:creator>Fabio Vitali</dc:creator>
              <dc:date>2009-03-14T18:36:00</dc:date>
            </office:change-info>
          </text:insertion>
        </text:changed-region>
        <text:changed-region text:id="ct617501280">
          <text:insertion>
            <office:change-info>
              <dc:creator>Fabio Vitali</dc:creator>
              <dc:date>2009-03-14T18:39:00</dc:date>
            </office:change-info>
          </text:insertion>
        </text:changed-region>
        <text:changed-region text:id="ct617490672">
          <text:insertion>
            <office:change-info>
              <dc:creator>Fabio Vitali</dc:creator>
              <dc:date>2009-03-14T18:36:00</dc:date>
            </office:change-info>
          </text:insertion>
        </text:changed-region>
        <text:changed-region text:id="ct617501392">
          <text:insertion>
            <office:change-info>
              <dc:creator>Fabio Vitali</dc:creator>
              <dc:date>2009-03-14T18:39:00</dc:date>
            </office:change-info>
          </text:insertion>
        </text:changed-region>
        <text:changed-region text:id="ct617504208">
          <text:insertion>
            <office:change-info>
              <dc:creator>Fabio Vitali</dc:creator>
              <dc:date>2009-03-14T18:40:00</dc:date>
            </office:change-info>
          </text:insertion>
        </text:changed-region>
        <text:changed-region text:id="ct617501088">
          <text:insertion>
            <office:change-info>
              <dc:creator>Fabio Vitali</dc:creator>
              <dc:date>2009-03-14T18:39:00</dc:date>
            </office:change-info>
          </text:insertion>
        </text:changed-region>
        <text:changed-region text:id="ct617504480">
          <text:insertion>
            <office:change-info>
              <dc:creator>Fabio Vitali</dc:creator>
              <dc:date>2009-03-14T18:40:00</dc:date>
            </office:change-info>
          </text:insertion>
        </text:changed-region>
        <text:changed-region text:id="ct617509968">
          <text:insertion>
            <office:change-info>
              <dc:creator>Fabio Vitali</dc:creator>
              <dc:date>2009-03-14T18:45:00</dc:date>
            </office:change-info>
          </text:insertion>
        </text:changed-region>
        <text:changed-region text:id="ct616625360">
          <text:insertion>
            <office:change-info>
              <dc:creator>Fabio Vitali</dc:creator>
              <dc:date>2009-03-14T18:47:00</dc:date>
            </office:change-info>
          </text:insertion>
        </text:changed-region>
        <text:changed-region text:id="ct617505680">
          <text:insertion>
            <office:change-info>
              <dc:creator>Fabio Vitali</dc:creator>
              <dc:date>2009-03-14T18:42:00</dc:date>
            </office:change-info>
          </text:insertion>
        </text:changed-region>
        <text:changed-region text:id="ct617505024">
          <text:insertion>
            <office:change-info>
              <dc:creator>Fabio Vitali</dc:creator>
              <dc:date>2009-03-14T18:43:00</dc:date>
            </office:change-info>
          </text:insertion>
        </text:changed-region>
        <text:changed-region text:id="ct617507856">
          <text:insertion>
            <office:change-info>
              <dc:creator>Fabio Vitali</dc:creator>
              <dc:date>2009-03-14T18:44:00</dc:date>
            </office:change-info>
          </text:insertion>
        </text:changed-region>
        <text:changed-region text:id="ct617507104">
          <text:insertion>
            <office:change-info>
              <dc:creator>Fabio Vitali</dc:creator>
              <dc:date>2009-03-14T18:43:00</dc:date>
            </office:change-info>
          </text:insertion>
        </text:changed-region>
        <text:changed-region text:id="ct617500544">
          <text:insertion>
            <office:change-info>
              <dc:creator>Fabio Vitali</dc:creator>
              <dc:date>2009-03-14T18:44:00</dc:date>
            </office:change-info>
          </text:insertion>
        </text:changed-region>
        <text:changed-region text:id="ct617507984">
          <text:insertion>
            <office:change-info>
              <dc:creator>Fabio Vitali</dc:creator>
              <dc:date>2009-03-14T18:43:00</dc:date>
            </office:change-info>
          </text:insertion>
        </text:changed-region>
        <text:changed-region text:id="ct616626784">
          <text:insertion>
            <office:change-info>
              <dc:creator>Fabio Vitali</dc:creator>
              <dc:date>2009-03-14T18:44:00</dc:date>
            </office:change-info>
          </text:insertion>
        </text:changed-region>
        <text:changed-region text:id="ct617507200">
          <text:insertion>
            <office:change-info>
              <dc:creator>Fabio Vitali</dc:creator>
              <dc:date>2009-03-14T18:49:00</dc:date>
            </office:change-info>
          </text:insertion>
        </text:changed-region>
        <text:changed-region text:id="ct617509280">
          <text:insertion>
            <office:change-info>
              <dc:creator>Fabio Vitali</dc:creator>
              <dc:date>2009-03-14T18:44:00</dc:date>
            </office:change-info>
          </text:insertion>
        </text:changed-region>
        <text:changed-region text:id="ct617509808">
          <text:insertion>
            <office:change-info>
              <dc:creator>Fabio Vitali</dc:creator>
              <dc:date>2009-03-14T18:49:00</dc:date>
            </office:change-info>
          </text:insertion>
        </text:changed-region>
        <text:changed-region text:id="ct616626080">
          <text:insertion>
            <office:change-info>
              <dc:creator>Fabio Vitali</dc:creator>
              <dc:date>2009-03-14T18:44:00</dc:date>
            </office:change-info>
          </text:insertion>
        </text:changed-region>
        <text:changed-region text:id="ct617506528">
          <text:insertion>
            <office:change-info>
              <dc:creator>Fabio Vitali</dc:creator>
              <dc:date>2009-03-14T18:45:00</dc:date>
            </office:change-info>
          </text:insertion>
        </text:changed-region>
        <text:changed-region text:id="ct616624704">
          <text:insertion>
            <office:change-info>
              <dc:creator>Fabio Vitali</dc:creator>
              <dc:date>2009-03-14T18:49:00</dc:date>
            </office:change-info>
          </text:insertion>
        </text:changed-region>
        <text:changed-region text:id="ct616623456">
          <text:insertion>
            <office:change-info>
              <dc:creator>Fabio Vitali</dc:creator>
              <dc:date>2009-03-14T18:50:00</dc:date>
            </office:change-info>
          </text:insertion>
        </text:changed-region>
        <text:changed-region text:id="ct616624064">
          <text:insertion>
            <office:change-info>
              <dc:creator>Fabio Vitali</dc:creator>
              <dc:date>2009-03-14T18:49:00</dc:date>
            </office:change-info>
          </text:insertion>
        </text:changed-region>
        <text:changed-region text:id="ct617500752">
          <text:insertion>
            <office:change-info>
              <dc:creator>Fabio Vitali</dc:creator>
              <dc:date>2009-03-14T15:21:00</dc:date>
            </office:change-info>
          </text:insertion>
        </text:changed-region>
        <text:changed-region text:id="ct616628928">
          <text:insertion>
            <office:change-info>
              <dc:creator>Fabio Vitali</dc:creator>
              <dc:date>2009-03-14T18:26:00</dc:date>
            </office:change-info>
          </text:insertion>
        </text:changed-region>
        <text:changed-region text:id="ct617523360">
          <text:insertion>
            <office:change-info>
              <dc:creator>Fabio Vitali</dc:creator>
              <dc:date>2009-03-14T18:30:00</dc:date>
            </office:change-info>
          </text:insertion>
        </text:changed-region>
        <text:changed-region text:id="ct617511296">
          <text:insertion>
            <office:change-info>
              <dc:creator>Fabio Vitali</dc:creator>
              <dc:date>2009-03-14T18:31:00</dc:date>
            </office:change-info>
          </text:insertion>
        </text:changed-region>
        <text:changed-region text:id="ct617511728">
          <text:insertion>
            <office:change-info>
              <dc:creator>Fabio Vitali</dc:creator>
              <dc:date>2009-03-14T18:32:00</dc:date>
            </office:change-info>
          </text:insertion>
        </text:changed-region>
        <text:changed-region text:id="ct617517872">
          <text:insertion>
            <office:change-info>
              <dc:creator>Fabio Vitali</dc:creator>
              <dc:date>2009-03-14T18:31:00</dc:date>
            </office:change-info>
          </text:insertion>
        </text:changed-region>
        <text:changed-region text:id="ct616628192">
          <text:insertion>
            <office:change-info>
              <dc:creator>Fabio Vitali</dc:creator>
              <dc:date>2009-03-14T18:34:00</dc:date>
            </office:change-info>
          </text:insertion>
        </text:changed-region>
        <text:changed-region text:id="ct617511456">
          <text:insertion>
            <office:change-info>
              <dc:creator>Fabio Vitali</dc:creator>
              <dc:date>2009-03-14T15:23:00</dc:date>
            </office:change-info>
          </text:insertion>
        </text:changed-region>
        <text:changed-region text:id="ct617517776">
          <text:insertion>
            <office:change-info>
              <dc:creator>Fabio Vitali</dc:creator>
              <dc:date>2009-03-14T18:59:00</dc:date>
            </office:change-info>
          </text:insertion>
        </text:changed-region>
        <text:changed-region text:id="ct617515376">
          <text:insertion>
            <office:change-info>
              <dc:creator>Fabio Vitali</dc:creator>
              <dc:date>2009-03-14T19:00:00</dc:date>
            </office:change-info>
          </text:insertion>
        </text:changed-region>
        <text:changed-region text:id="ct617481472">
          <text:insertion>
            <office:change-info>
              <dc:creator>Fabio Vitali</dc:creator>
              <dc:date>2009-03-14T19:02:00</dc:date>
            </office:change-info>
          </text:insertion>
        </text:changed-region>
        <text:changed-region text:id="ct617496352">
          <text:insertion>
            <office:change-info>
              <dc:creator>Fabio Vitali</dc:creator>
              <dc:date>2009-03-14T19:00:00</dc:date>
            </office:change-info>
          </text:insertion>
        </text:changed-region>
        <text:changed-region text:id="ct617490064">
          <text:insertion>
            <office:change-info>
              <dc:creator>Fabio Vitali</dc:creator>
              <dc:date>2009-03-14T19:01:00</dc:date>
            </office:change-info>
          </text:insertion>
        </text:changed-region>
        <text:changed-region text:id="ct617518224">
          <text:insertion>
            <office:change-info>
              <dc:creator>Fabio Vitali</dc:creator>
              <dc:date>2009-03-14T19:00:00</dc:date>
            </office:change-info>
          </text:insertion>
        </text:changed-region>
        <text:changed-region text:id="ct617514224">
          <text:insertion>
            <office:change-info>
              <dc:creator>Fabio Vitali</dc:creator>
              <dc:date>2009-03-14T19:01:00</dc:date>
            </office:change-info>
          </text:insertion>
        </text:changed-region>
        <text:changed-region text:id="ct617515856">
          <text:insertion>
            <office:change-info>
              <dc:creator>Fabio Vitali</dc:creator>
              <dc:date>2009-03-14T19:02:00</dc:date>
            </office:change-info>
          </text:insertion>
        </text:changed-region>
        <text:changed-region text:id="ct617514416">
          <text:insertion>
            <office:change-info>
              <dc:creator>Fabio Vitali</dc:creator>
              <dc:date>2009-03-14T19:03:00</dc:date>
            </office:change-info>
          </text:insertion>
        </text:changed-region>
        <text:changed-region text:id="ct617516544">
          <text:insertion>
            <office:change-info>
              <dc:creator>Fabio Vitali</dc:creator>
              <dc:date>2009-03-14T19:02:00</dc:date>
            </office:change-info>
          </text:insertion>
        </text:changed-region>
        <text:changed-region text:id="ct617235376">
          <text:insertion>
            <office:change-info>
              <dc:creator>Fabio Vitali</dc:creator>
              <dc:date>2009-03-14T19:03:00</dc:date>
            </office:change-info>
          </text:insertion>
        </text:changed-region>
        <text:changed-region text:id="ct617517536">
          <text:insertion>
            <office:change-info>
              <dc:creator>Fabio Vitali</dc:creator>
              <dc:date>2009-03-14T19:04:00</dc:date>
            </office:change-info>
          </text:insertion>
        </text:changed-region>
        <text:changed-region text:id="ct617235584">
          <text:insertion>
            <office:change-info>
              <dc:creator>Fabio Vitali</dc:creator>
              <dc:date>2009-03-14T19:03:00</dc:date>
            </office:change-info>
          </text:insertion>
        </text:changed-region>
        <text:changed-region text:id="ct617232064">
          <text:insertion>
            <office:change-info>
              <dc:creator>Fabio Vitali</dc:creator>
              <dc:date>2009-03-14T19:04:00</dc:date>
            </office:change-info>
          </text:insertion>
        </text:changed-region>
        <text:changed-region text:id="ct617516928">
          <text:insertion>
            <office:change-info>
              <dc:creator>Fabio Vitali</dc:creator>
              <dc:date>2009-03-14T19:03:00</dc:date>
            </office:change-info>
          </text:insertion>
        </text:changed-region>
        <text:changed-region text:id="ct617231136">
          <text:insertion>
            <office:change-info>
              <dc:creator>Fabio Vitali</dc:creator>
              <dc:date>2009-03-14T19:05:00</dc:date>
            </office:change-info>
          </text:insertion>
        </text:changed-region>
        <text:changed-region text:id="ct617237168">
          <text:insertion>
            <office:change-info>
              <dc:creator>Fabio Vitali</dc:creator>
              <dc:date>2009-03-14T19:03:00</dc:date>
            </office:change-info>
          </text:insertion>
        </text:changed-region>
        <text:changed-region text:id="ct617517248">
          <text:insertion>
            <office:change-info>
              <dc:creator>Fabio Vitali</dc:creator>
              <dc:date>2009-03-14T19:04:00</dc:date>
            </office:change-info>
          </text:insertion>
        </text:changed-region>
        <text:changed-region text:id="ct617511200">
          <text:insertion>
            <office:change-info>
              <dc:creator>Fabio Vitali</dc:creator>
              <dc:date>2009-03-14T18:58:00</dc:date>
            </office:change-info>
          </text:insertion>
        </text:changed-region>
        <text:changed-region text:id="ct617500656">
          <text:insertion>
            <office:change-info>
              <dc:creator>Fabio Vitali</dc:creator>
              <dc:date>2009-03-14T18:25:00</dc:date>
            </office:change-info>
          </text:insertion>
        </text:changed-region>
        <text:changed-region text:id="ct616609936">
          <text:insertion>
            <office:change-info>
              <dc:creator>Fabio Vitali</dc:creator>
              <dc:date>2009-03-14T18: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Akoma Ntoso 1.0 Release Notes</text:p>
      <text:p text:style-name="P1"><text:span text:style-name="T1">Release </text:span><text:change text:change-id="ct616836000"/><text:change-start text:change-id="ct617119040"/><text:span text:style-name="T1">16 March 2009</text:span><text:change-end text:change-id="ct617119040"/></text:p>
      <text:p text:style-name="P4">Technical Supervision: Fabio Vitali</text:p>
      <text:p text:style-name="P4">Legal Domain Supervision: Monica Palmirani</text:p>
      <text:p text:style-name="P4">University of Bologna</text:p>
      <text:p text:style-name="P82">Table of 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81"><text:s/>Table of content<text:tab/>1</text:p>
          <text:p text:style-name="P81">1 Introduction<text:tab/>3</text:p>
          <text:p text:style-name="P81">2 Namespaces<text:tab/>3</text:p>
          <text:p text:style-name="P81">3 Global overview of the schema<text:tab/>3</text:p>
          <text:p text:style-name="P81">4 Patterns<text:tab/>4</text:p>
          <text:p text:style-name="P83">4.1 Categories in content model<text:tab/>5</text:p>
          <text:p text:style-name="P83">4.2 Patterns in schema design<text:tab/>6</text:p>
          <text:p text:style-name="P81">5 Metadata elements<text:tab/>6</text:p>
          <text:p text:style-name="P81">6 Amendments, versions and document lifecycle <text:tab/>6</text:p>
          <text:p text:style-name="P81">7 References<text:tab/>8</text:p>
          <text:p text:style-name="P83">7.1 The structure of references<text:tab/>8</text:p>
          <text:p text:style-name="P83">7.2 Referring to precise concepts in the document<text:tab/>9</text:p>
          <text:p text:style-name="P83">7.3 Identifiers<text:tab/>10</text:p>
          <text:p text:style-name="P83">7.4 Document URIs<text:tab/>11</text:p>
          <text:p text:style-name="P81">8 AKOMA NTOSO Naming Convention<text:tab/>11</text:p>
          <text:p text:style-name="P83">8.1 Absolute and relative URIs<text:tab/>13</text:p>
          <text:p text:style-name="P83">8.2 Resolving Akoma Ntoso URIs<text:tab/>15</text:p>
          <text:p text:style-name="P83">8.3 The URI of a Work<text:tab/>15</text:p>
          <text:p text:style-name="P84">8.3.1 The URI for the Work as a whole<text:tab/>15</text:p>
          <text:p text:style-name="P84">8.3.2 The URI for WorkComponents<text:tab/>16</text:p>
          <text:p text:style-name="P83">8.4 The URI of an Expression<text:tab/>16</text:p>
          <text:p text:style-name="P84">8.4.1 The URI for the expression as a whole<text:tab/>16</text:p>
          <text:p text:style-name="P84">8.4.2 The URIs for ExpressionComponents<text:tab/>17</text:p>
          <text:p text:style-name="P84">8.4.3 Hierarchies of components in ExpressionComponents<text:tab/>18</text:p>
          <text:p text:style-name="P84">8.4.4 The URIs for virtual expressions<text:tab/>19</text:p>
          <text:p text:style-name="P83">8.5 The URI of a Manifestation<text:tab/>19</text:p>
          <text:p text:style-name="P84">8.5.1 The URI for the manifestation as a whole<text:tab/>20</text:p>
          <text:p text:style-name="P84">8.5.2 The URIs for ManifestationComponents<text:tab/>20</text:p>
          <text:p text:style-name="P84">8.5.3 The URIs for the components in the Akoma Ntoso package manifestation <text:tab/>20</text:p>
          <text:p text:style-name="P83">8.6 The URI of an Item<text:tab/>21</text:p>
          <text:p text:style-name="P83">8.7 The URI of non-document entities<text:tab/>22</text:p>
          <text:p text:style-name="P83">8.8 The IDs for Top Level Classes<text:tab/>24</text:p>
          <text:p text:style-name="P84">8.8.1 TLC Person<text:tab/>24</text:p>
          <text:p text:style-name="P84">8.8.2 TLC Organization<text:tab/>24</text:p>
          <text:p text:style-name="P84">8.8.3 TLC Concept<text:tab/>24</text:p>
          <text:p text:style-name="P84">8.8.4 TLC Object<text:tab/>25</text:p>
          <text:p text:style-name="P84">8.8.5 TLC Event<text:tab/>25</text:p>
          <text:p text:style-name="P84">8.8.6 TLC Place<text:tab/>25</text:p>
          <text:p text:style-name="P84">8.8.7 TLC Process<text:tab/>25</text:p>
          <text:p text:style-name="P84">8.8.8 TLC Role<text:tab/>25</text:p>
          <text:p text:style-name="P84"><text:soft-page-break/>8.8.9 TLC Term<text:tab/>26</text:p>
          <text:p text:style-name="P84">8.8.10 TLC Work<text:tab/>26</text:p>
          <text:p text:style-name="P84">8.8.11 TLC Expression<text:tab/>26</text:p>
          <text:p text:style-name="P84">8.8.12 TLC Expression Component<text:tab/>26</text:p>
          <text:p text:style-name="P84">8.8.13 TLC Manifestation<text:tab/>27</text:p>
          <text:p text:style-name="P84">8.8.14 TLC Manifestation Component<text:tab/>27</text:p>
          <text:p text:style-name="P84">8.8.15 TLC Item<text:tab/>27</text:p>
          <text:p text:style-name="P81">9 Differences from previous releases<text:tab/>27</text:p>
          <text:p text:style-name="P83">9.1 Differences between release 16/3/2009 and 5/11/2008<text:tab/>27</text:p>
          <text:p text:style-name="P84">9.1.1 Sidenotes and out of line texts<text:tab/>27</text:p>
          <text:p text:style-name="P84">9.1.2 Content model reorganization for speeches<text:tab/>28</text:p>
          <text:p text:style-name="P84">9.1.3 New inline elements<text:tab/>28</text:p>
          <text:p text:style-name="P84">9.1.4 Judgement-specific and act-specific elements reunited<text:tab/>29</text:p>
          <text:p text:style-name="P84">9.1.5 Name changes in metadata elements<text:tab/>29</text:p>
          <text:p text:style-name="P84">9.1.6 Bug fixes<text:tab/>29</text:p>
          <text:p text:style-name="P83">9.2 Differences between release 5/11/2008 and release 3/3/2008<text:tab/>30</text:p>
          <text:p text:style-name="P83">9.3 Differences between release 3/3/2008 and 22/10/2007<text:tab/>31</text:p>
          <text:p text:style-name="P83">9.4 Differences between release 22/10/2007 and 17/09/2007<text:tab/>32</text:p>
          <text:p text:style-name="P83">9.5 Differences between release 17/09/2007 and 08/06/2007<text:tab/>33</text:p>
          <text:p text:style-name="P83">9.6 Differences between release 08/06/2007 and 31/05/2007<text:tab/>34</text:p>
          <text:p text:style-name="P83">9.7 Differences between release 31/05/2007 and 14/03/2007 <text:tab/>34</text:p>
          <text:p text:style-name="P83">9.8 Differences between release 14/03/2007 and 01/02/2007<text:tab/>34</text:p>
          <text:p text:style-name="P83">9.9 Differences between release 01/02/2007 and 23/11/2006<text:tab/>34</text:p>
          <text:p text:style-name="P83">9.10 Differences between release 23/11/2006 and 23/10/2006<text:tab/>34</text:p>
          <text:p text:style-name="P83">9.11 Differences between release 23/10/2006 and 26/06/2006<text:tab/>35</text:p>
          <text:p text:style-name="P83">9.12 Differences between release 26/06/2006 and 16/05/2006<text:tab/>36</text:p>
          <text:p text:style-name="P83">9.13 Differences between release 16/05/2006 and 25/04/2006<text:tab/>36</text:p>
          <text:p text:style-name="P83">9.14 Differences between release 25/04/2006 and release 15/01/2006<text:tab/>37</text:p>
          <text:p text:style-name="P83">9.15 Differences between release 15/01/2006 and release 15/11/2005<text:tab/>37</text:p>
          <text:p text:style-name="P83">9.16 Differences between release 15/11/2005 and release 15/09/2005 <text:tab/>38</text:p>
        </text:index-body>
      </text:table-of-content>
      <text:p text:style-name="P5"/>
      <text:p text:style-name="P6"/>
      <text:h text:style-name="P78" text:outline-level="1">Introduction</text:h>
      <text:p text:style-name="Standard">This document introduces and explains the schema for AKOMA NTOSO 1.0, an XML-based document format for legislative documents in African countries. More details about the background and rationale of this project and of the design methodology can be found in the AKOMA NTOSO web site<text:span text:style-name="T7">, www.akomantoso.org</text:span>. </text:p>
      <text:p text:style-name="Standard">In this document we provide technical details and assumptions about the AKOMA NTOSO 1.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8">all</text:span> AKOMA NTOSO documents). <text:s/></text:p>
      <text:h text:style-name="Heading_20_1" text:outline-level="1">Namespaces</text:h>
      <text:p text:style-name="Standard">AKOMA NTOSO 1.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text:change text:change-id="ct617151168"/>is “<text:span text:style-name="code">http://www.akomantoso.org/1.0</text:span>”. </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complex types are spread throughout the schema. </text:p>
      <text:p text:style-name="Standard">Elements are organized in meaningful sections: </text:p>
      <text:list xml:id="list1063770279" text:style-name="WW8Num41">
        <text:list-item>
          <text:p text:style-name="P14">The root element <text:span text:style-name="code">&lt;akomantoso&gt;</text:span></text:p>
        </text:list-item>
        <text:list-item>
          <text:p text:style-name="P14"><text:soft-page-break/>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4">The shared container elements, one for each main part of the abovementioned structures, except for <text:span text:style-name="Macchina_20_da_20_scrivere_20_HTML">&lt;meta&gt;</text:span>, which is described in the apposite section.</text:p>
        </text:list-item>
        <text:list-item>
          <text:p text:style-name="P14">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4">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4">Elements for judgements, particularly <text:span text:style-name="code">&lt;background&gt;, &lt;motivation&gt;, &lt;decision&gt;,</text:span> and for open structures, particularly <text:span text:style-name="code">&lt;item&gt;</text:span>.</text:p>
        </text:list-item>
        <text:list-item>
          <text:p text:style-name="P14">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4">Generic elements: the list of available generic elements (one for each of the main categories of content models). </text:p>
        </text:list-item>
        <text:list-item>
          <text:p text:style-name="P14">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4">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7">In AKOMA NTOSO patterns are used to create categories of content models (and thus 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text:soft-page-break/>Categories in content model</text:h>
      <text:p text:style-name="Standard">Categories of content models is the term used within AKOMA NTOSO to refer to families of elements that share the same conceptual organization of the internals. The AKOMA NTOSO 1.0 Schema uses systematically five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900936072" text:style-name="WW8Num54">
        <text:list-item>
          <text:p text:style-name="P15">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5">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5">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5">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5">The <text:span text:style-name="T1">hierarchy</text:span>: a hierarchy is a set of sections nested to an arbitrary depth, all 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1.0 uses only one hierarchy, with predefined names and no constraints on their order or systematic layering. </text:p>
        </text:list-item>
      </text:list>
      <text:p text:style-name="P25">There are three exceptions to the systematic use of patterns: </text:p>
      <text:list xml:id="list1778832244" text:style-name="WW8Num21">
        <text:list-item>
          <text:p text:style-name="P16">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text:soft-page-break/>HTML tradition. </text:p>
        </text:list-item>
        <text:list-item>
          <text:p text:style-name="P16">The <text:span text:style-name="code">&lt;mod&gt;</text:span> element allows quoted text and structures within its content. No problems for quoted texts, but when an amendment clause specifies in full a new structure (such as a section) within the main flow, the full content of the new structure needs to be described, and it is thus possible to have a section within a paragraph within a clause, which is against the inline pattern. There is no simple way out of this issue. </text:p>
        </text:list-item>
        <text:list-item>
          <text:p text:style-name="P16">There is some inline elements that only make sense in the preface and/or preamble of the document: for <text:s/>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4">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27">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Amendments, versions and document lifecycle </text:h>
      <text:p text:style-name="Standard">AKOMA NTOSO 1.0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427267750" text:style-name="WW8Num44">
        <text:list-item>
          <text:p text:style-name="P17">Amendments and events in the life cycle of a document (including original <text:soft-page-break/>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7">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1213849550" text:style-name="WW8Num48">
        <text:list-item>
          <text:p text:style-name="P18"><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8"><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8">must</text:span> be all mentioned in the <text:span text:style-name="Macchina_20_da_20_scrivere_20_HTML">&lt;lifecycle&gt;</text:span> element. Individual additions and deletions are not marked in the content. </text:p>
        </text:list-item>
        <text:list-item>
          <text:p text:style-name="P18"><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ext:soft-page-break/>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text:s/>non-Akoma Ntoso documents that are accessible through the net, or to individual instances of classes specified in a local ontology. <text:change-start text:change-id="ct617121376"/></text:p>
      <text:h text:style-name="Heading_20_2" text:outline-level="2">The structure of references<text:change-end text:change-id="ct617121376"/></text:h>
      <text:p text:style-name="Standard">All references <text:change-start text:change-id="ct617223104"/>to external concepts <text:change-end text:change-id="ct617223104"/>share the same structure, in that they are empty elements <text:change-start text:change-id="ct617222336"/>in the <text:span text:style-name="Macchina_20_da_20_scrivere_20_HTML">references</text:span> section provided <text:change-end text:change-id="ct617222336"/>with exactly four attributes: </text:p>
      <text:list xml:id="list1839756731" text:style-name="WW8Num20">
        <text:list-item>
          <text:p text:style-name="P32"><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3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change text:change-id="ct617198992"/></text:p>
        </text:list-item>
        <text:list-item>
          <text:p text:style-name="P3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3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text:change-start text:change-id="ct617191120"/><text:soft-page-break/>Referring to precise concepts in the document</text:h>
      <text:p text:style-name="Standard">AKOMA NTOSO provides a <text:change-end text:change-id="ct617191120"/><text:change-start text:change-id="ct617238944"/>series of mechanisms for referring to precise concepts in the documents being marked up. Regardless of whether the textual content of the <text:change-end text:change-id="ct617238944"/><text:change-start text:change-id="ct616823648"/>d<text:change-end text:change-id="ct616823648"/><text:change-start text:change-id="ct617121120"/>ocument <text:change-end text:change-id="ct617121120"/><text:change-start text:change-id="ct617202144"/>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text:change-end text:change-id="ct617202144"/><text:change-start text:change-id="ct617203904"/>first of all<text:change-end text:change-id="ct617203904"/><text:change-start text:change-id="ct480229552"/>, a<text:change-end text:change-id="ct480229552"/><text:change-start text:change-id="ct616774816"/> mention to the ontological concept is <text:change-end text:change-id="ct616774816"/><text:change-start text:change-id="ct617199232"/>added<text:change-end text:change-id="ct617199232"/><text:change-start text:change-id="ct617205152"/> <text:change-end text:change-id="ct617205152"/><text:change-start text:change-id="ct617206560"/>to<text:change-end text:change-id="ct617206560"/><text:change-start text:change-id="ct617203808"/> the <text:span text:style-name="Macchina_20_da_20_scrivere_20_HTML">references</text:span> section<text:change-end text:change-id="ct617203808"/><text:change-start text:change-id="ct617204208"/> and provided with an <text:span text:style-name="Macchina_20_da_20_scrivere_20_HTML">id</text:span><text:change-end text:change-id="ct617204208"/><text:change-start text:change-id="ct480130240"/>, and then <text:change-end text:change-id="ct480130240"/><text:change-start text:change-id="ct617204960"/>one or more attributes in the document elements are used to refer<text:change-end text:change-id="ct617204960"/><text:change-start text:change-id="ct617206112"/> to it. </text:p>
      <text:p text:style-name="Standard">For instance<text:change-end text:change-id="ct617206112"/><text:change-start text:change-id="ct617205248"/>, every individual in a debate is associated <text:change-end text:change-id="ct617205248"/><text:change-start text:change-id="ct617207472"/>via<text:change-end text:change-id="ct617207472"/><text:change-start text:change-id="ct617205440"/> the <text:span text:style-name="Macchina_20_da_20_scrivere_20_HTML">id</text:span> <text:change-end text:change-id="ct617205440"/><text:change-start text:change-id="ct617199088"/>to<text:change-end text:change-id="ct617199088"/><text:change-start text:change-id="ct617207952"/> an element <text:change-end text:change-id="ct617207952"/><text:change-start text:change-id="ct617208720"/><text:span text:style-name="Macchina_20_da_20_scrivere_20_HTML">TLC</text:span><text:change-end text:change-id="ct617208720"/><text:change-start text:change-id="ct617198896"/><text:span text:style-name="Macchina_20_da_20_scrivere_20_HTML">Person </text:span><text:change-end text:change-id="ct617198896"/><text:change-start text:change-id="ct617205344"/>in<text:change-end text:change-id="ct617205344"/><text:change-start text:change-id="ct617208240"/> the <text:span text:style-name="Macchina_20_da_20_scrivere_20_HTML">references</text:span> section: the <text:span text:style-name="Macchina_20_da_20_scrivere_20_HTML">by</text:span> attribute <text:change-end text:change-id="ct617208240"/><text:change-start text:change-id="ct617206208"/>of the <text:span text:style-name="Macchina_20_da_20_scrivere_20_HTML">speech</text:span> element <text:change-end text:change-id="ct617206208"/><text:change-start text:change-id="ct617208912"/>indicates the speaker (this must be a <text:change-end text:change-id="ct617208912"/><text:change-start text:change-id="ct617217552"/><text:span text:style-name="Macchina_20_da_20_scrivere_20_HTML">TLC</text:span><text:change-end text:change-id="ct617217552"/><text:change-start text:change-id="ct617209200"/><text:span text:style-name="Macchina_20_da_20_scrivere_20_HTML">person</text:span>), the <text:span text:style-name="Macchina_20_da_20_scrivere_20_HTML">as</text:span> attribute specifies the role of the speaker<text:change-end text:change-id="ct617209200"/><text:change-start text:change-id="ct617205536"/> (which must ne a<text:change-end text:change-id="ct617205536"/><text:change-start text:change-id="ct617217648"/>, if any (and it must be a <text:change-end text:change-id="ct617217648"/><text:change-start text:change-id="ct617217328"/><text:span text:style-name="Macchina_20_da_20_scrivere_20_HTML">TLC</text:span><text:change-end text:change-id="ct617217328"/><text:change-start text:change-id="ct616777904"/><text:span text:style-name="Macchina_20_da_20_scrivere_20_HTML">role</text:span>) and the <text:span text:style-name="Macchina_20_da_20_scrivere_20_HTML">to</text:span> attribute indicates the addressee (this can either be a person or a role). <text:change-end text:change-id="ct616777904"/><text:change-start text:change-id="ct617221568"/></text:p>
      <text:p text:style-name="Standard">The following are the attributes used for this purpose: </text:p>
      <text:list xml:id="list508927304" text:style-name="WW8Num16">
        <text:list-item>
          <text:p text:style-name="P33"><text:span text:style-name="Macchina_20_da_20_scrivere_20_HTML">refersTo</text:span>: points to any instance of a Top Level Class of the ontology. It is used to notify the reader<text:change-end text:change-id="ct617221568"/><text:change-start text:change-id="ct616750176"/> in a generic way<text:change-end text:change-id="ct616750176"/><text:change-start text:change-id="ct617221856"/> to what specific <text:change-end text:change-id="ct617221856"/><text:change-start text:change-id="ct617208144"/>concept is the element referring to.<text:change-end text:change-id="ct617208144"/></text:p>
        </text:list-item>
        <text:list-item>
          <text:p text:style-name="P33"><text:change-start text:change-id="ct617225792"/><text:span text:style-name="Macchina_20_da_20_scrivere_20_HTML">href</text:span>: <text:change-end text:change-id="ct617225792"/><text:change-start text:change-id="ct617211904"/>contains the URI<text:change-end text:change-id="ct617211904"/><text:change-start text:change-id="ct617225984"/> <text:change-end text:change-id="ct617225984"/><text:change-start text:change-id="ct617211408"/>of<text:change-end text:change-id="ct617211408"/><text:change-start text:change-id="ct616697472"/> a instance of an FRBR document class or of a web page. Furthermore, it signals the application that the referen<text:change-end text:change-id="ct616697472"/><text:change-start text:change-id="ct617215024"/>c<text:change-end text:change-id="ct617215024"/><text:change-start text:change-id="ct616694016"/>e must be considered <text:change-end text:change-id="ct616694016"/><text:change-start text:change-id="ct626021648"/>navigable, i.e., activatable by the user (e.g. via a link). </text:p>
        </text:list-item>
        <text:list-item>
          <text:p text:style-name="P33"><text:span text:style-name="Macchina_20_da_20_scrivere_20_HTML">upTo</text:span>: for range references (e.g., <text:span text:style-name="Macchina_20_da_20_scrivere_20_HTML">rref</text:span> and <text:span text:style-name="Macchina_20_da_20_scrivere_20_HTML">rmod</text:span>) this specifies the <text:change-end text:change-id="ct626021648"/><text:change-start text:change-id="ct617212096"/>URI of the <text:change-end text:change-id="ct617212096"/><text:change-start text:change-id="ct616674256"/>last, or highest, element of the range being referred to. <text:change-end text:change-id="ct616674256"/></text:p>
        </text:list-item>
        <text:list-item>
          <text:p text:style-name="P33"><text:change-start text:change-id="ct617184384"/><text:span text:style-name="Macchina_20_da_20_scrivere_20_HTML">by</text:span>: points to a person, i.e., an instance of the class TLCPerson in the references section<text:change-end text:change-id="ct617184384"/><text:change-start text:change-id="ct617214928"/>, relative to the person by which the content has been provided<text:change-end text:change-id="ct617214928"/><text:change-start text:change-id="ct616743632"/>. <text:change-end text:change-id="ct616743632"/></text:p>
        </text:list-item>
        <text:list-item>
          <text:p text:style-name="P33"><text:change-start text:change-id="ct617215728"/><text:span text:style-name="Macchina_20_da_20_scrivere_20_HTML">a</text:span><text:change-end text:change-id="ct617215728"/><text:change-start text:change-id="ct617209104"/><text:span text:style-name="Macchina_20_da_20_scrivere_20_HTML">s</text:span>:<text:change-end text:change-id="ct617209104"/><text:change-start text:change-id="ct617216128"/> points to a role, i.e., an instance of the class TLCRole in the references, relative to the role held by the person when uttering the content. </text:p>
        </text:list-item>
        <text:list-item>
          <text:p text:style-name="P33"><text:span text:style-name="Macchina_20_da_20_scrivere_20_HTML">to</text:span>: points either to a role, a person or an organization, relative to the kind of <text:change-end text:change-id="ct617216128"/><text:change-start text:change-id="ct617215984"/>addressee of the content being provided. </text:p>
        </text:list-item>
      </text:list>
      <text:p text:style-name="Standard">Thus<text:change-end text:change-id="ct617215984"/><text:change-start text:change-id="ct617207856"/>, any fragment<text:change-end text:change-id="ct617207856"/><text:change-start text:change-id="ct617218064"/> in the <text:change-end text:change-id="ct617218064"/><text:change-start text:change-id="ct617217920"/>text <text:change-end text:change-id="ct617217920"/><text:change-start text:change-id="ct617218256"/>content of the <text:change-end text:change-id="ct617218256"/><text:change-start text:change-id="ct617208816"/>document<text:change-end text:change-id="ct617208816"/><text:change-start text:change-id="ct617203712"/> referring to Events, Concepts, <text:change-end text:change-id="ct617203712"/><text:change-start text:change-id="ct617209008"/>or other instances of the Top Level Classes<text:change-end text:change-id="ct617209008"/><text:change-start text:change-id="ct617205056"/> <text:change-end text:change-id="ct617205056"/><text:change-start text:change-id="ct617208048"/>need to<text:change-end text:change-id="ct617208048"/><text:change-start text:change-id="ct617205632"/>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text:change-end text:change-id="ct617205632"/><text:change-start text:change-id="ct617210992"/> <text:change-end text:change-id="ct617210992"/><text:change-start text:change-id="ct617216320"/></text:p>
      <text:p text:style-name="Standard">A few elements can be considered of some use:<text:change-end text:change-id="ct617216320"/></text:p>
      <text:list xml:id="list765917405" text:style-name="WW8Num47">
        <text:list-item>
          <text:p text:style-name="P34"><text:change-start text:change-id="ct617219360"/>The element <text:span text:style-name="Macchina_20_da_20_scrivere_20_HTML">entity</text:span> provide<text:change-end text:change-id="ct617219360"/><text:change-start text:change-id="ct617217456"/>s<text:change-end text:change-id="ct617217456"/><text:change-start text:change-id="ct617218160"/> a standard mechanism to refer to mentions of instances of Top Level Classes in the content of the document. <text:change-end text:change-id="ct617218160"/><text:change-start text:change-id="ct616736656"/>Any <text:change-end text:change-id="ct616736656"/><text:change-start text:change-id="ct617220112"/>instance of any <text:change-end text:change-id="ct617220112"/><text:change-start text:change-id="ct616721344"/>class can be <text:change-end text:change-id="ct616721344"/><text:change-start text:change-id="ct617220304"/>referred to via an instance element.<text:change-end text:change-id="ct617220304"/><text:change-start text:change-id="ct617222112"/> <text:change-end text:change-id="ct617222112"/></text:p>
        </text:list-item>
        <text:list-item>
          <text:p text:style-name="P34"><text:change-start text:change-id="ct617220400"/><text:span text:style-name="Macchina_20_da_20_scrivere_20_HTML">ref, mref</text:span>,<text:change-end text:change-id="ct617220400"/><text:change-start text:change-id="ct617230576"/> and<text:change-end text:change-id="ct617230576"/><text:change-start text:change-id="ct617219840"/><text:span text:style-name="Macchina_20_da_20_scrivere_20_HTML"> rref</text:span> provide a mechanism to refer to other documents in the Akoma Ntoso domain. <text:change-end text:change-id="ct617219840"/><text:change-start text:change-id="ct617220208"/>These elements may use the <text:change-end text:change-id="ct617220208"/><text:change-start text:change-id="ct617223200"/><text:span text:style-name="Macchina_20_da_20_scrivere_20_HTML">refersTo</text:span> attribute, but will most frequently directly use <text:change-end text:change-id="ct617223200"/><text:change-start text:change-id="ct617224832"/>t<text:change-end text:change-id="ct617224832"/><text:change-start text:change-id="ct617220496"/>he <text:span text:style-name="Macchina_20_da_20_scrivere_20_HTML">href</text:span> attribute to specify a navigable reference to the document they refer to. <text:change-end text:change-id="ct617220496"/><text:change-start text:change-id="ct616717952"/>The element <text:span text:style-name="Macchina_20_da_20_scrivere_20_HTML">ref</text:span> <text:change-end text:change-id="ct616717952"/><text:change-start text:change-id="ct617215120"/>specifies<text:change-end text:change-id="ct617215120"/><text:change-start text:change-id="ct617225696"/> a single reference, the element <text:span text:style-name="Macchina_20_da_20_scrivere_20_HTML">mref</text:span> a group of <text:change-end text:change-id="ct617225696"/><text:change-start text:change-id="ct617224352"/>references<text:change-end text:change-id="ct617224352"/><text:change-start text:change-id="ct617226272"/> (a list of individual <text:span text:style-name="Macchina_20_da_20_scrivere_20_HTML">ref</text:span> elements must be placed inside the <text:span text:style-name="Macchina_20_da_20_scrivere_20_HTML">mref</text:span><text:change-end text:change-id="ct617226272"/><text:change-start text:change-id="ct616714560"/> element, one for each reference)<text:change-end text:change-id="ct616714560"/><text:change-start text:change-id="ct617223968"/> and the <text:change-end text:change-id="ct617223968"/><text:change-start text:change-id="ct616707744"/><text:span text:style-name="Macchina_20_da_20_scrivere_20_HTML">rref</text:span> <text:change-end text:change-id="ct616707744"/><text:change-start text:change-id="ct617223296"/>element specifies a range of references <text:change-end text:change-id="ct617223296"/><text:change-start text:change-id="ct617228080"/>delimited<text:change-end text:change-id="ct617228080"/><text:change-start text:change-id="ct617226080"/> by the <text:change-end text:change-id="ct617226080"/><text:change-start text:change-id="ct616659584"/><text:span text:style-name="Macchina_20_da_20_scrivere_20_HTML">href</text:span> and <text:span text:style-name="Macchina_20_da_20_scrivere_20_HTML">upTo</text:span> attributes. <text:change-end text:change-id="ct616659584"/></text:p>
        </text:list-item>
        <text:list-item>
          <text:p text:style-name="P34"><text:change-start text:change-id="ct626006096"/><text:span text:style-name="Macchina_20_da_20_scrivere_20_HTML">m</text:span><text:change-end text:change-id="ct626006096"/><text:change-start text:change-id="ct617226176"/><text:span text:style-name="Macchina_20_da_20_scrivere_20_HTML">od, mmod </text:span>and<text:span text:style-name="Macchina_20_da_20_scrivere_20_HTML"> rmod</text:span> provide a mechanism to specify modifications to other documents. <text:change-end text:change-id="ct617226176"/><text:change-start text:change-id="ct617227792"/>The mod<text:change-end text:change-id="ct617227792"/><text:change-start text:change-id="ct626020992"/> element contains at least one ref element <text:change-end text:change-id="ct626020992"/><text:change-start text:change-id="ct617227232"/>identifying<text:change-end text:change-id="ct617227232"/><text:change-start text:change-id="ct617226368"/> the destination of the modification, and may contain as many quotedStructure and quotedText elements as needed<text:change-end text:change-id="ct617226368"/><text:change-start text:change-id="ct616806400"/> providing the textual modification (if any) in terms of either whole structures or individual words<text:change-end text:change-id="ct616806400"/><text:change-start text:change-id="ct617226848"/>. <text:change-end text:change-id="ct617226848"/><text:change-start text:change-id="ct617228176"/>The element <text:span text:style-name="Macchina_20_da_20_scrivere_20_HTML">mod</text:span> specifies a single <text:soft-page-break/>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change-end text:change-id="ct617228176"/><text:change-start text:change-id="ct617222016"/></text:p>
        </text:list-item>
        <text:list-item>
          <text:p text:style-name="P3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change-end text:change-id="ct617222016"/><text:change-start text:change-id="ct617231440"/></text:p>
        </text:list-item>
      </text:list>
      <text:p text:style-name="P27">The following <text:change-end text:change-id="ct617231440"/><text:change-start text:change-id="ct616658112"/>inline <text:change-end text:change-id="ct616658112"/><text:change-start text:change-id="ct616658880"/>elements may appear to be references, but are rather definitions: <text:change-end text:change-id="ct616658880"/></text:p>
      <text:list xml:id="list197265342" text:style-name="WW8Num32">
        <text:list-item>
          <text:p text:style-name="P41"><text:change-start text:change-id="ct617231536"/><text:span text:style-name="Macchina_20_da_20_scrivere_20_HTML">date</text:span>: <text:s/>specifies that the content of the element is a date. Through the <text:change-end text:change-id="ct617231536"/><text:change-start text:change-id="ct616656704"/>date attribute it is possible to provide the unambiguous form of the date in XSD 1.0 syntax (yyyy-mm-dd). <text:change-end text:change-id="ct616656704"/></text:p>
        </text:list-item>
        <text:list-item>
          <text:p text:style-name="P41"><text:change-start text:change-id="ct616656000"/><text:span text:style-name="Macchina_20_da_20_scrivere_20_HTML">docDate, docType, docNumber, docProponent, docPurpose</text:span>: specify that the content of the element provide information about a date, a type, a number, a proponent and a purpose of the document, respectively. <text:change-end text:change-id="ct616656000"/><text:change-start text:change-id="ct617235280"/>The attribute <text:span text:style-name="Macchina_20_da_20_scrivere_20_HTML">refersTo</text:span> may point to appropriate instances of the Top Level Classes accordingly. Attribute<text:change-end text:change-id="ct617235280"/><text:change-start text:change-id="ct616655296"/>s<text:change-end text:change-id="ct616655296"/><text:change-start text:change-id="ct617231856"/> <text:span text:style-name="Macchina_20_da_20_scrivere_20_HTML">refersTo</text:span> are required if there <text:change-end text:change-id="ct617231856"/><text:change-start text:change-id="ct616654592"/>are<text:change-end text:change-id="ct616654592"/><text:change-start text:change-id="ct617234528"/>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ext:change-end text:change-id="ct617234528"/><text:change-start text:change-id="ct617237072"/>the<text:change-end text:change-id="ct617237072"/><text:change-start text:change-id="ct617236832"/> <text:change-end text:change-id="ct617236832"/><text:change-start text:change-id="ct617236928"/><text:span text:style-name="Macchina_20_da_20_scrivere_20_HTML">TLCConcept</text:span> class). <text:change-end text:change-id="ct617236928"/></text:p>
        </text:list-item>
        <text:list-item>
          <text:p text:style-name="P41"><text:change-start text:change-id="ct616657408"/><text:span text:style-name="Macchina_20_da_20_scrivere_20_HTML">judge, party, lawyer</text:span><text:change-end text:change-id="ct616657408"/><text:change-start text:change-id="ct617237360"/> specify the judge, party and lawyer associated to <text:change-end text:change-id="ct617237360"/><text:change-start text:change-id="ct616653888"/>a judgement. These elements need to be used when the document introduces these individuals or organizations in a formal way. Any further reference to them should be done via the <text:span text:style-name="Macchina_20_da_20_scrivere_20_HTML">en</text:span><text:change-end text:change-id="ct616653888"/><text:change-start text:change-id="ct616653184"/><text:span text:style-name="Macchina_20_da_20_scrivere_20_HTML">tity</text:span> element. <text:change-end text:change-id="ct616653184"/></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Element</text:p>
          </table:table-cell>
          <table:table-cell table:style-name="Table1.A1" office:value-type="string">
            <text:p text:style-name="P29">Identifier</text:p>
          </table:table-cell>
          <table:table-cell table:style-name="Table1.A1" office:value-type="string">
            <text:p text:style-name="P29">Example</text:p>
          </table:table-cell>
          <table:table-cell table:style-name="Table1.D1" office:value-type="string">
            <text:p text:style-name="P29">Identifier of example</text:p>
          </table:table-cell>
        </table:table-row>
        <table:table-row table:style-name="Table1.1">
          <table:table-cell table:style-name="Table1.A1" office:value-type="string">
            <text:p text:style-name="P28"><text:span text:style-name="code"><text:span text:style-name="T9">&lt;book&gt;</text:span></text:span></text:p>
          </table:table-cell>
          <table:table-cell table:style-name="Table1.A1" office:value-type="string">
            <text:p text:style-name="P28"><text:span text:style-name="code"><text:span text:style-name="T9">secXX</text:span></text:span></text:p>
          </table:table-cell>
          <table:table-cell table:style-name="Table1.A1" office:value-type="string">
            <text:p text:style-name="P30">Book 2 of this act</text:p>
          </table:table-cell>
          <table:table-cell table:style-name="Table1.D1" office:value-type="string">
            <text:p text:style-name="P28"><text:span text:style-name="code"><text:span text:style-name="T9">Bck2</text:span></text:span></text:p>
          </table:table-cell>
        </table:table-row>
        <table:table-row table:style-name="Table1.1">
          <table:table-cell table:style-name="Table1.A1" office:value-type="string">
            <text:p text:style-name="P28"><text:span text:style-name="code"><text:span text:style-name="T9">&lt;part&gt;</text:span></text:span></text:p>
          </table:table-cell>
          <table:table-cell table:style-name="Table1.A1" office:value-type="string">
            <text:p text:style-name="P28"><text:span text:style-name="code"><text:span text:style-name="T9">prtXX</text:span></text:span></text:p>
          </table:table-cell>
          <table:table-cell table:style-name="Table1.A1" office:value-type="string">
            <text:p text:style-name="P30">Part 1 of book 2 of this act</text:p>
          </table:table-cell>
          <table:table-cell table:style-name="Table1.D1" office:value-type="string">
            <text:p text:style-name="P28"><text:span text:style-name="code"><text:span text:style-name="T9">bck2-prt1</text:span></text:span></text:p>
          </table:table-cell>
        </table:table-row>
        <table:table-row table:style-name="Table1.1">
          <table:table-cell table:style-name="Table1.A1" office:value-type="string">
            <text:p text:style-name="P28"><text:span text:style-name="code"><text:span text:style-name="T9">&lt;paragraph&gt;</text:span></text:span></text:p>
          </table:table-cell>
          <table:table-cell table:style-name="Table1.A1" office:value-type="string">
            <text:p text:style-name="P28"><text:span text:style-name="code"><text:span text:style-name="T9">parXX</text:span></text:span></text:p>
          </table:table-cell>
          <table:table-cell table:style-name="Table1.A1" office:value-type="string">
            <text:p text:style-name="P30">Paragraph 3 of part 1 of book 2 of this act</text:p>
          </table:table-cell>
          <table:table-cell table:style-name="Table1.D1" office:value-type="string">
            <text:p text:style-name="P28"><text:span text:style-name="code"><text:span text:style-name="T9">bck2-prt1-par3</text:span></text:span></text:p>
          </table:table-cell>
        </table:table-row>
        <text:soft-page-break/>
        <table:table-row table:style-name="Table1.1">
          <table:table-cell table:style-name="Table1.A1" office:value-type="string">
            <text:p text:style-name="P28"><text:span text:style-name="code"><text:span text:style-name="T9">&lt;chapter&gt;</text:span></text:span></text:p>
          </table:table-cell>
          <table:table-cell table:style-name="Table1.A1" office:value-type="string">
            <text:p text:style-name="P28"><text:span text:style-name="code"><text:span text:style-name="T9">chpXX</text:span></text:span></text:p>
          </table:table-cell>
          <table:table-cell table:style-name="Table1.A1" office:value-type="string">
            <text:p text:style-name="P30">Chapter 5 of paragraph 3 of part 1 of book 2 of this act</text:p>
          </table:table-cell>
          <table:table-cell table:style-name="Table1.D1" office:value-type="string">
            <text:p text:style-name="P28"><text:span text:style-name="code"><text:span text:style-name="T9">bck2-prt1-par3-chp5</text:span></text:span></text:p>
          </table:table-cell>
        </table:table-row>
        <table:table-row table:style-name="Table1.1">
          <table:table-cell table:style-name="Table1.A1" office:value-type="string">
            <text:p text:style-name="P28"><text:span text:style-name="code"><text:span text:style-name="T9">&lt;article&gt;</text:span></text:span></text:p>
          </table:table-cell>
          <table:table-cell table:style-name="Table1.A1" office:value-type="string">
            <text:p text:style-name="P28"><text:span text:style-name="code"><text:span text:style-name="T9">artXX</text:span></text:span></text:p>
          </table:table-cell>
          <table:table-cell table:style-name="Table1.A1" office:value-type="string">
            <text:p text:style-name="P30">Article 12</text:p>
          </table:table-cell>
          <table:table-cell table:style-name="Table1.D1" office:value-type="string">
            <text:p text:style-name="P28"><text:span text:style-name="code"><text:span text:style-name="T9">art12</text:span></text:span></text:p>
          </table:table-cell>
        </table:table-row>
        <table:table-row table:style-name="Table1.1">
          <table:table-cell table:style-name="Table1.A1" office:value-type="string">
            <text:p text:style-name="P28"><text:span text:style-name="code"><text:span text:style-name="T9">&lt;clause&gt;</text:span></text:span></text:p>
          </table:table-cell>
          <table:table-cell table:style-name="Table1.A1" office:value-type="string">
            <text:p text:style-name="P28"><text:span text:style-name="code"><text:span text:style-name="T9">claXX</text:span></text:span></text:p>
          </table:table-cell>
          <table:table-cell table:style-name="Table1.A1" office:value-type="string">
            <text:p text:style-name="P30">Clause 3 of article 12</text:p>
          </table:table-cell>
          <table:table-cell table:style-name="Table1.D1" office:value-type="string">
            <text:p text:style-name="P28"><text:span text:style-name="code"><text:span text:style-name="T9">art12-cla3</text:span></text:span></text:p>
          </table:table-cell>
        </table:table-row>
        <table:table-row table:style-name="Table1.1">
          <table:table-cell table:style-name="Table1.A1" office:value-type="string">
            <text:p text:style-name="P28"><text:span text:style-name="code"><text:span text:style-name="T9">&lt;li&gt;</text:span></text:span></text:p>
          </table:table-cell>
          <table:table-cell table:style-name="Table1.A1" office:value-type="string">
            <text:p text:style-name="P28"><text:span text:style-name="code"><text:span text:style-name="T9">itmXX</text:span></text:span></text:p>
          </table:table-cell>
          <table:table-cell table:style-name="Table1.A1" office:value-type="string">
            <text:p text:style-name="P30">item “c” of clause 3 of article 12</text:p>
          </table:table-cell>
          <table:table-cell table:style-name="Table1.D1" office:value-type="string">
            <text:p text:style-name="P28"><text:span text:style-name="code"><text:span text:style-name="T9">art12-cla3-itm3</text:span></text:span></text:p>
          </table:table-cell>
        </table:table-row>
        <table:table-row table:style-name="Table1.1">
          <table:table-cell table:style-name="Table1.A1" office:value-type="string">
            <text:p text:style-name="P28"><text:span text:style-name="code"><text:span text:style-name="T9">&lt;p&gt;</text:span></text:span></text:p>
          </table:table-cell>
          <table:table-cell table:style-name="Table1.A1" office:value-type="string">
            <text:p text:style-name="P28"><text:span text:style-name="code"><text:span text:style-name="T9">blkXX</text:span></text:span></text:p>
          </table:table-cell>
          <table:table-cell table:style-name="Table1.A1" office:value-type="string">
            <text:p text:style-name="P30">Third paragraph of clause 3 of article 12</text:p>
          </table:table-cell>
          <table:table-cell table:style-name="Table1.D1" office:value-type="string">
            <text:p text:style-name="P28"><text:span text:style-name="code"><text:span text:style-name="T9">art12-cla3-blk3</text:span></text:span></text:p>
          </table:table-cell>
        </table:table-row>
      </table:table>
      <text:p text:style-name="Standard"/>
      <text:p text:style-name="Standard">Identifiers <text:span text:style-name="T8">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77" text:outline-level="1">AKOMA NTOSO Naming Convention</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570836160" text:style-name="WW8Num17">
        <text:list-item>
          <text:p text:style-name="P37">WORK – the abstract concept of the legal resource (e.g., act 3 of 2005).</text:p>
        </text:list-item>
        <text:list-item>
          <text:p text:style-name="P37">EXPRESSION - any version of the WORK whose content is specified and different from others for any reason: language, versions, etc. (e.g., act 3 of 2005 as in the version following the amendments entered into force on July 3<text:span text:style-name="T12">rd</text:span>, 2006).</text:p>
        </text:list-item>
        <text:list-item>
          <text:p text:style-name="P37">MANIFESTATION - any electronic or physical format of the EXPRESSION: MS Word, Open Office, XML, TIFF, PDF, etc (e.g., PDF representation of act 3 of <text:soft-page-break/>2005 as in the version following the amendments entered into force on July 3<text:span text:style-name="T12">rd</text:span>, 2006).</text:p>
        </text:list-item>
        <text:list-item>
          <text:p text:style-name="P37">ITEM – the physical copy of any manifestation in the form of a file stored somewhere in some computer on the net or disconnected (e.g., the file called act32005.pdf <text:s/>on my computer containing a PDF representation of act 3, 2005).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1418716767" text:style-name="WW8Num29">
        <text:list-item>
          <text:p text:style-name="P38">WorkComponents (e.g., main, schedule, table, etc) - the WorkComponents are abstract entities that can be referenced to refer to different ExpressionComponents in time. </text:p>
        </text:list-item>
        <text:list-item>
          <text:p text:style-name="P38">ExpressionComponent (e.g., main, schedule, table, etc.) - the ExpressionComponents represent the visible division of the document as generated by the content author (Parliament, etc.)</text:p>
        </text:list-item>
        <text:list-item>
          <text:p text:style-name="P38">ManifestationComponent (e.g., xml files, PDF files, TIFF images, etc.) - the ManifestationComponents represent the division of the document as generated by the manifestation author (e.g., the XML editor).</text:p>
        </text:list-item>
        <text:list-item>
          <text:p text:style-name="P38">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2105344992" text:style-name="WW8Num52">
        <text:list-item>
          <text:p text:style-name="P50"><text:span text:style-name="T4">MEANINGFULNESS</text:span>: the name is a meaningful and logical description of the resource and not of its physical path</text:p>
        </text:list-item>
        <text:list-item>
          <text:p text:style-name="P50"><text:span text:style-name="T4">PERMANENCE</text:span>: the name must be permanent and stable over time</text:p>
        </text:list-item>
        <text:list-item>
          <text:p text:style-name="P50"><text:span text:style-name="T4">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1802032347" text:style-name="WW8Num50">
        <text:list-item>
          <text:p text:style-name="P51">Legislative references will most probably refer to WORKs: acts referring to other acts do so regardless of the actual version, and references must be to something independent of all possible expressions, e.g., to the work. </text:p>
        </text:list-item>
        <text:list-item>
          <text:p text:style-name="P51">The list of attachments and schedules belong to a specific EXPRESSION, so references to ExpressionComponents is specific of the expression level. </text:p>
        </text:list-item>
        <text:list-item>
          <text:p text:style-name="P51">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text:soft-page-break/>all schedules.</text:p>
        </text:list-item>
        <text:list-item>
          <text:p text:style-name="P51">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51">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51">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10">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4">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text:soft-page-break/>parts.</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object, img and attachment</text:span> always refer to components of the host document, and thus always use local references.</text:p>
      <text:p text:style-name="Standard"/>
      <text:p text:style-name="Standard">A reference to a different act is always global:</text:p>
      <text:p text:style-name="Standard"/>
      <text:p text:style-name="P11">as specified in &lt;ref href="/kn/act/2006-08-10/123#sec12"&gt;section 12 of act 13/2006&lt;/ref&gt;</text:p>
      <text:p text:style-name="Standard"/>
      <text:p text:style-name="Standard">while a reference to a specific attachment of the same act is always local:</text:p>
      <text:p text:style-name="Standard"/>
      <text:p text:style-name="P11">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11">&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text:soft-page-break/>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6">[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10">The URI of a Work</text:p>
      <text:p text:style-name="Standard">The URI for the WORK is the baseline for building the URI for the EXPRESSION, which is the baseline for the URI of the MANIFESTATION. </text:p>
      <text:p text:style-name="Standard"/>
      <text:p text:style-name="P25">The URI for the WORK consists of the following pieces:</text:p>
      <text:list xml:id="list597524558" text:style-name="WW8Num28">
        <text:list-item>
          <text:p text:style-name="P19">The base URL of a naming authority with URI-resolving capabilities <text:span text:style-name="T1">(not relevant for the Naming Convention)</text:span></text:p>
        </text:list-item>
        <text:list-item>
          <text:p text:style-name="P19">A detail fragment organizing in a hierarchical fashion the additional data:</text:p>
        </text:list-item>
      </text:list>
      <text:p text:style-name="P52"/>
      <text:list xml:id="list582374140" text:continue-numbering="true" text:style-name="WW8Num28">
        <text:list-item>
          <text:p text:style-name="P53">Country (a two-letter code according to ISO 3166-1 alpha-2)</text:p>
        </text:list-item>
        <text:list-item>
          <text:p text:style-name="P53">Type of document</text:p>
        </text:list-item>
        <text:list-item>
          <text:p text:style-name="P53">Date (expressed in YYYY-MM-DD format or just YYYY if the year is enough for identification purposes) </text:p>
        </text:list-item>
        <text:list-item>
          <text:p text:style-name="P53">Number (when appropriate, otherwise the string <text:span text:style-name="Macchina_20_da_20_scrivere_20_HTML">nn</text:span>)</text:p>
        </text:list-item>
      </text:list>
      <text:p text:style-name="Standard">All components are separated by forward slashes (“/”) so as to exploit relative URIs in references.</text:p>
      <text:list xml:id="list1042942333" text:style-name="WW8Num43">
        <text:list-item>
          <text:p text:style-name="P20"><text:span text:style-name="T16">[http://www.authority.org]</text:span><text:span text:style-name="T14">/dz/debaterecord/2004-12-21</text:span><text:a xlink:type="simple" xlink:href="http://www.authority.org/dz/debaterecord/2004-12-21"><text:span text:style-name="Internet_20_link_20__28_user_29_"><text:line-break/></text:span></text:a><text:span text:style-name="T15">Algerian parliamentary debate record, 21</text:span><text:span text:style-name="T17">st</text:span><text:span text:style-name="T15"> December 2004. </text:span></text:p>
        </text:list-item>
        <text:list-item>
          <text:p text:style-name="P20"><text:span text:style-name="T16">[http://www.authority.org]</text:span><text:span text:style-name="T8">/sl/act/2004-02-13/2</text:span><text:a xlink:type="simple" xlink:href="http://www.authority.org/sl/act/2004-02-13/2"><text:span text:style-name="Internet_20_link_20__28_user_29_"><text:line-break/></text:span></text:a><text:span text:style-name="T15">Sierra Leone enacted Legislation. Act number 2 of 2004. </text:span></text:p>
        </text:list-item>
        <text:list-item>
          <text:p text:style-name="P20"><text:span text:style-name="T16">[http://www.authority.org]</text:span><text:span text:style-name="T14">/ng/bill/2003-05-14/19</text:span><text:a xlink:type="simple" xlink:href="http://www.authority.org/ng/bill/2003-05-14/19"><text:span text:style-name="Internet_20_link_20__28_user_29_"><text:line-break/></text:span></text:a><text:span text:style-name="T15">Namibia Bill number 19 of 2003</text:span></text:p>
        </text:list-item>
        <text:list-item>
          <text:p text:style-name="P20"><text:soft-page-break/><text:span text:style-name="T16">[http://www.authority.org]</text:span><text:span text:style-name="T14">/mg/act/2003-03-12/3</text:span><text:a xlink:type="simple" xlink:href="http://www.authority.org/mg/act/2003-03-12/3"><text:span text:style-name="Internet_20_link_20__28_user_29_"><text:line-break/></text:span></text:a><text:span text:style-name="T15">Madagascar. Act 3 from 2003</text:span></text:p>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1604307775" text:style-name="WW8Num23">
        <text:list-item>
          <text:p text:style-name="P54">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54">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xml:id="list1650449110" text:style-name="WW8Num15">
        <text:list-item>
          <text:p text:style-name="P21"><text:span text:style-name="T16">[http://www.authority.org]</text:span><text:span text:style-name="T13">/kn/act/2007-01-01/1/schedule1</text:span></text:p>
        </text:list-item>
      </text:list>
      <text:p text:style-name="P55">Kenya, schedule 1 of act 1 from 2007 (WorkComponent)</text:p>
      <text:h text:style-name="Heading_20_2" text:outline-level="2">The URI of an Expression</text:h>
      <text:p text:style-name="P9">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765022494" text:style-name="WW8Num7">
        <text:list-item>
          <text:p text:style-name="P44">The URI of the corresponding WORK </text:p>
        </text:list-item>
        <text:list-item>
          <text:p text:style-name="P44">The character “/”</text:p>
        </text:list-item>
        <text:list-item>
          <text:p text:style-name="P44">The human language code in which the expression is drafted (a three-letter code according to ISO 639-2 alpha-3)</text:p>
        </text:list-item>
        <text:list-item>
          <text:p text:style-name="P44">The “@” character (required)</text:p>
        </text:list-item>
        <text:list-item>
          <text:p text:style-name="P44"><text:soft-page-break/>An optional version identifier:</text:p>
          <text:list>
            <text:list-item>
              <text:p text:style-name="P57">If an approved act, the version date of the expression in syntax YYYY-MM-DD. </text:p>
            </text:list-item>
            <text:list-item>
              <text:p text:style-name="P57">If a bill, the presentation date is appropriate, or the stage in the approval process that the current draft is the result of.</text:p>
            </text:list-item>
          </text:list>
        </text:list-item>
      </text:list>
      <text:p text:style-name="Standard">The absence of the version identifiers signals two different situations depending on the type of document: </text:p>
      <text:list xml:id="list134932587" text:continue-numbering="true" text:style-name="WW8Num7">
        <text:list-item>
          <text:p text:style-name="P44">If the document is not versioned (e.g., the debate record of an assembly) then version identifier need not and cannot be present.</text:p>
        </text:list-item>
        <text:list-item>
          <text:p text:style-name="P44">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12"/>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205465902" text:style-name="WW8Num8">
        <text:list-item>
          <text:p text:style-name="P40"><text:span text:style-name="T16">[http://www.authority.org]</text:span><text:span text:style-name="T8">/dz/debaterecord/2004-12-21/fra</text:span><text:line-break/>Algerian parliamentary debate record, 21st December 2004., French version </text:p>
        </text:list-item>
        <text:list-item>
          <text:p text:style-name="P40"><text:span text:style-name="T16">[http://www.authority.org]</text:span><text:span text:style-name="T8">/sl/act/2004-02-13/2/eng</text:span><text:line-break/>Sierra Leone enacted Legislation. Act number 2 of 2004. <text:s/>English version, current version (as accessed today [according to the reader])</text:p>
        </text:list-item>
        <text:list-item>
          <text:p text:style-name="P40"><text:span text:style-name="T16">[http://www.authority.org]</text:span><text:span text:style-name="T8">/sl/act/2004-02-13/2/eng@</text:span><text:line-break/>Sierra Leone enacted Legislation. Act number 2 of 2004. <text:s/>English version, original version</text:p>
        </text:list-item>
        <text:list-item>
          <text:p text:style-name="P40"><text:span text:style-name="T16">[http://www.authority.org]</text:span><text:span text:style-name="T8">/sl/act/2004-02-13/2/eng@2004-07-21</text:span><text:line-break/>Sierra Leone enacted Legislation. Act number 2 of 2004. <text:s/>English version, as amended on July 2004</text:p>
        </text:list-item>
        <text:list-item>
          <text:p text:style-name="P40"><text:span text:style-name="T16">[http://www.authority.org]</text:span><text:span text:style-name="T8">/ng/bill/2003-05-14/19/eng@first</text:span><text:line-break/>Namibia Bill number 19 of 2003, first stage, English version</text:p>
        </text:list-item>
        <text:list-item>
          <text:p text:style-name="P40"><text:span text:style-name="T16">[http://www.authority.org]</text:span><text:span text:style-name="T8">/mg/act/2003-03-12/3/mul</text:span><text:line-break/>Madagascar. Act 3 from 2003 in French and Malagasy.</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ext:soft-page-break/>The expression is only composed of one component</text:h>
      <text:h text:style-name="P79"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79" text:outline-level="4">The expression is composed of many components</text:h>
      <text:p text:style-name="Standard">The URI for each ExpressionComponent consist in this case of the following pieces: </text:p>
      <text:list xml:id="list94059379" text:style-name="WW8Num6">
        <text:list-item>
          <text:p text:style-name="P45">The URI of the corresponding EXPRESSION as a whole</text:p>
        </text:list-item>
        <text:list-item>
          <text:p text:style-name="P45">The character “/”</text:p>
        </text:list-item>
        <text:list-item>
          <text:p text:style-name="P45">Either</text:p>
        </text:list-item>
      </text:list>
      <text:p text:style-name="P56"><text:span text:style-name="T18">1.<text:tab/></text:span>A unique name for the attachment </text:p>
      <text:p text:style-name="P56"><text:span text:style-name="T18">2.<text:tab/></text:span>The name “main” which is reserved for the main document. It we have different main they are numbered sequentially: main1, main2, etc.</text:p>
      <text:p text:style-name="Standard"/>
      <text:list xml:id="list472483110" text:continue-list="list1205465902" text:style-name="WW8Num8">
        <text:list-item>
          <text:p text:style-name="P40"><text:span text:style-name="T16">[http://www.authority.org]</text:span><text:span text:style-name="T8">/dz/minutes/2004-12-21/fra/main</text:span><text:line-break/>Algerian parliamentary debate record, 21st December 2004., French version, main document</text:p>
        </text:list-item>
        <text:list-item>
          <text:p text:style-name="P40"><text:span text:style-name="T16">[http://www.authority.org]</text:span><text:span text:style-name="T8">/sl/act/2004-02-13/2/eng/main</text:span><text:line-break/>Main body of the Sierra Leone enacted Legislation. Act number 2 of 2004. <text:s/>English version, current version (as accessed today)</text:p>
        </text:list-item>
        <text:list-item>
          <text:p text:style-name="P40"><text:span text:style-name="T16">[http://www.authority.org]</text:span><text:span text:style-name="T8">/sl/act/2004-02-13/2/eng@2004-07-21/main/schedule1</text:span><text:line-break/>Attachment “schedule01” of Sierra Leone enacted Legislation. Act number 2 of 2004. <text:s/>English version, as amended on July 2004</text:p>
        </text:list-item>
        <text:list-item>
          <text:p text:style-name="P40"><text:span text:style-name="T16">[http://www.authority.org]</text:span><text:span text:style-name="T8">/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133884686" text:style-name="WW8Num5">
        <text:list-item>
          <text:p text:style-name="P46">if the attachment does not have further attachments, its URI is provided as detailed in the previous section, without further addenda. </text:p>
        </text:list-item>
        <text:list-item>
          <text:p text:style-name="P46">If the attachment has further attachments, the URI as detailed in the previous section refers to the whole attachment, including its own attachments.</text:p>
        </text:list-item>
        <text:list-item>
          <text:p text:style-name="P46">To refer to the main document of an attachment that has further attachments, a further “/main” part should be added. </text:p>
        </text:list-item>
        <text:list-item>
          <text:p text:style-name="P46">To refer to any further attachment of an attachment, a further “/” followed by a unique name for the attachment must be added to the attachment itself. </text:p>
        </text:list-item>
      </text:list>
      <text:p text:style-name="Standard"/>
      <text:list xml:id="list2179811444" text:continue-list="list472483110" text:style-name="WW8Num8">
        <text:list-item>
          <text:p text:style-name="P40"><text:span text:style-name="T16">[http://www.authority.org]</text:span><text:span text:style-name="T8">/sl/act/2004-02-13/2/eng@2004-07-21/main/schedule1</text:span><text:line-break/>Whole attachment “schedule01” of the Sierra Leone enacted Legislation. Act number <text:soft-page-break/>2 of 2004. <text:s/>English version, English version, as amended on July 2004. </text:p>
        </text:list-item>
        <text:list-item>
          <text:p text:style-name="P40"><text:span text:style-name="T16">[http://www.authority.org]</text:span><text:span text:style-name="T8">/sl/act/2004-02-13/2/eng@2004-07-21/main/schedule1/main</text:span><text:line-break/>Main document of the attachment “schedule01” of Sierra Leone enacted Legislation. Act number 2 of 2004. <text:s/>English version, as amended on July 2004</text:p>
        </text:list-item>
        <text:list-item>
          <text:p text:style-name="P40"><text:span text:style-name="T16">[http://www.authority.org]</text:span><text:span text:style-name="T8">/sl/act/2004-02-13/2/eng@2004-07-21/main/schedule1/tableA</text:span><text:line-break/>Attachment “Table A” of the attachment “schedule01” of Sierra Leone enacted Legislation. Act number 2 of 2004. <text:s/>English version, as amended on July 2004</text:p>
        </text:list-item>
        <text:list-item>
          <text:p text:style-name="P40"><text:span text:style-name="T16">[http://www.authority.org]</text:span><text:span text:style-name="T8">/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9"/>
      <text:p text:style-name="Standard">There are at least three cases where such situation may take place: </text:p>
      <text:list xml:id="list109226834" text:style-name="WW8Num4">
        <text:list-item>
          <text:p text:style-name="P47">the information is not known by the author of the expression (e.g., the legislator), in which case the act of actually retrieving the correct information is in itself an act of interpretation; </text:p>
        </text:list-item>
        <text:list-item>
          <text:p text:style-name="P47">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47">the information is not know by the query system.</text:p>
        </text:list-item>
      </text:list>
      <text:p text:style-name="P12"/>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423146121" text:continue-list="list2179811444" text:style-name="WW8Num8">
        <text:list-item>
          <text:p text:style-name="P39"><text:span text:style-name="T16">[http://www.authority.org]</text:span><text:span text:style-name="T8">/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text:soft-page-break/>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1901725063" text:continue-list="list134932587" text:style-name="WW8Num7">
        <text:list-item>
          <text:p text:style-name="P44">The URI of the corresponding EXPRESSION as a whole</text:p>
        </text:list-item>
        <text:list-item>
          <text:p text:style-name="P44">The character “.”</text:p>
        </text:list-item>
        <text:list-item>
          <text:p text:style-name="P44">A unique three letter acronym of the data format in which the manifestation is drafted. The acronym can be “pdf” for PDF, “doc” for MS Word, or “xml” for the XML manifestation. </text:p>
        </text:list-item>
        <text:list-item>
          <text:p text:style-name="P44">The akn for the package of all documents including XML version of the main document(s) according to the Akoma Ntoso rules.</text:p>
        </text:list-item>
      </text:list>
      <text:p text:style-name="P58"/>
      <text:list xml:id="list1697240173" text:continue-list="list423146121" text:style-name="WW8Num8">
        <text:list-item>
          <text:p text:style-name="P40"><text:span text:style-name="T16">[http://www.authority.org]</text:span><text:span text:style-name="T8">/dz/debaterecord/2004-12-21/fra/main.doc</text:span><text:line-break/>Word version of the Algerian parliamentary debate record, 21st December 2004., French version</text:p>
        </text:list-item>
        <text:list-item>
          <text:p text:style-name="P40"><text:span text:style-name="T16">[http://www.authority.org]</text:span><text:span text:style-name="T8">/sl/act/2004-02-13/2/eng/main.pdf</text:span><text:line-break/>PDF version of the Sierra Leone enacted Legislation. Act number 2 of 2004. <text:s/>English version, current version (as accessed today)</text:p>
        </text:list-item>
        <text:list-item>
          <text:p text:style-name="P40"><text:span text:style-name="T16">[http://www.authority.org]</text:span><text:span text:style-name="T8">/sl/act/2004-02-13/2/eng@2004-07-21/main.akn</text:span><text:line-break/>Package of all documents including XML versions of the Sierra Leone enacted Legislation. Act number 2 of 2004. <text:s/>English version, as amended in July 2004</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414475467" text:style-name="WW8Num3">
        <text:list-item>
          <text:p text:style-name="P48">The URI of the corresponding EXPRESSION as a whole</text:p>
        </text:list-item>
        <text:list-item>
          <text:p text:style-name="P48">The character “/”</text:p>
        </text:list-item>
        <text:list-item>
          <text:p text:style-name="P48">Some unique identification of the ManifestationComponent with respect either to the manifestation as a whole or to the ExpressionComponent the component is the manifestation of. </text:p>
        </text:list-item>
        <text:list-item>
          <text:p text:style-name="P48">The character “.“</text:p>
        </text:list-item>
        <text:list-item>
          <text:p text:style-name="P48">A unique extension of the data format in which the manifestation is drafted. The acronym can be “pdf” for PDF, “doc” for MS Word, “xml” for XML documents, “tif” for image formats, etc. </text:p>
        </text:list-item>
      </text:list>
      <text:p text:style-name="P42"/>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text:soft-page-break/>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2120520978" text:style-name="WW8Num2">
        <text:list-item>
          <text:p text:style-name="P49">If the document is just composed of text and does not refer to any multimedia fragment of any form, then the ZIP package contains a single document called “main.xml”. </text:p>
        </text:list-item>
        <text:list-item>
          <text:p text:style-name="P49">If the document is composed of many ManifestationComponents but does not refer to any multimedia fragment of any form, then the zip package is composed of many XML files, <text:span text:style-name="T8">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8"><text:s/></text:span></text:p>
        </text:list-item>
        <text:list-item>
          <text:p text:style-name="P49">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893529143" text:continue-list="list1697240173" text:style-name="WW8Num8">
        <text:list-item>
          <text:p text:style-name="P59">attachment1.xml<text:line-break/>Manifestation of the first attachment of the current document</text:p>
        </text:list-item>
        <text:list-item>
          <text:p text:style-name="P59">schedule3.xml<text:line-break/>Manifestation of the third attachment of the current document</text:p>
        </text:list-item>
        <text:list-item>
          <text:p text:style-name="P59">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1697309978" text:style-name="WW8Num1">
        <text:list-item>
          <text:p text:style-name="P60">The URI of the corresponding EXPRESSION as a whole</text:p>
        </text:list-item>
        <text:list-item>
          <text:p text:style-name="P60">The character “/”</text:p>
        </text:list-item>
        <text:list-item>
          <text:p text:style-name="P61">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text:soft-page-break/></text:p>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text:soft-page-break/>Manifestation, Item, Person, Organization, Concept, Object, Event and Place. The list of TLC may include in future more classes (e.g., Process, Role, Term, and more yet to be determined),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8">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text:s/>in the next section.</text:p>
      <text:p text:style-name="Standard"/>
      <text:p text:style-name="Standard">Therefore, the URI for non-document entities consists of the following pieces:</text:p>
      <text:list xml:id="list594387563" text:continue-list="list893529143" text:style-name="WW8Num8">
        <text:list-item>
          <text:p text:style-name="P35">The base URL of a naming authority with URI-resolving capabilities</text:p>
        </text:list-item>
        <text:list-item>
          <text:p text:style-name="P35">A detail fragment organizing in a hierarchical fashion the additional data:</text:p>
          <text:list>
            <text:list-item>
              <text:p text:style-name="P62">The string “/ontology”</text:p>
            </text:list-item>
            <text:list-item>
              <text:p text:style-name="P62">The official name of the appropriate TLC</text:p>
            </text:list-item>
            <text:list-item>
              <text:p text:style-name="P62">Any number (including none) of slash-separated subclasses of the TLC, as long as they all refer to correct properties of the corresponding instance </text:p>
            </text:list-item>
            <text:list-item>
              <text:p text:style-name="P62">The ID of the instance, guaranteed to be unique within the TLC. </text:p>
            </text:list-item>
          </text:list>
        </text:list-item>
      </text:list>
      <text:p text:style-name="P13"/>
      <text:p text:style-name="Standard">All components are separated by forward slashes (“/”) so as to exploit relative URIs in references. </text:p>
      <text:p text:style-name="P58"/>
      <text:list xml:id="list181070130" text:continue-numbering="true" text:style-name="WW8Num8">
        <text:list-item>
          <text:p text:style-name="P40"><text:span text:style-name="T16">[http://www.authority.org]</text:span><text:span text:style-name="T8">/ontology/person/kn.joe.smith.1964-12-22</text:span><text:line-break/>Joe Smith </text:p>
        </text:list-item>
        <text:list-item>
          <text:p text:style-name="P40"><text:span text:style-name="T16">[http://www.authority.org]</text:span><text:span text:style-name="T8">/ontology/person/kn/kn.joe.smith.1964-12-22</text:span><text:line-break/>Joe Smith (implying that he is a Kenyan)</text:p>
        </text:list-item>
        <text:list-item>
          <text:p text:style-name="P40"><text:span text:style-name="T16">[http://www.authority.org]</text:span><text:span text:style-name="T8">/ontology/person/kn/judge/kn.joe.smith.1964-12-22</text:span><text:line-break/>Joe Smith (implying that he is a Kenyan who is a judge)</text:p>
        </text:list-item>
        <text:list-item>
          <text:p text:style-name="P40"><text:span text:style-name="T16">[http://www.authority.org]</text:span><text:span text:style-name="T8">/ontology/person/judge/kn/kn.joe.smith.1964-12-22</text:span><text:line-break/>Joe Smith (implying that he is a judge who is a Kenyan)</text:p>
        </text:list-item>
        <text:list-item>
          <text:p text:style-name="P40"><text:span text:style-name="T16">[http://www.authority.org]</text:span><text:span text:style-name="T8">/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664571744" text:continue-numbering="true" text:style-name="WW8Num8">
        <text:list-item>
          <text:p text:style-name="P40"><text:span text:style-name="T16">[http://www.authority.org]</text:span>/sl/act/2004-02-13/2<text:line-break/><text:soft-page-break/><text:span text:style-name="T16">[http://www.authority.org]</text:span>/ontology/work/sl.act.2004-02-13.2</text:p>
        </text:list-item>
        <text:list-item>
          <text:p text:style-name="P40"><text:span text:style-name="T16">[http://www.authority.org]</text:span>/sl/act/2004-02-13/2/eng@2004-07-21<text:line-break/><text:span text:style-name="T16">[http://www.authority.org]</text:span>/ontology/expression/sl.act.2004-02-13.2.eng@2004-07-21</text:p>
        </text:list-item>
        <text:list-item>
          <text:p text:style-name="P40"><text:span text:style-name="T16">[http://www.authority.org]</text:span>/sl/act/2004-02-13/2/eng@2004-07-21/main/schedule1<text:line-break/><text:span text:style-name="T16">[http://www.authority.org]</text:span>/ontology/expression.component/sl.act.2004-02-13.2.eng@2004-07-21.main.schedule1</text:p>
        </text:list-item>
        <text:list-item>
          <text:p text:style-name="P40"><text:span text:style-name="T16">[http://www.authority.org]</text:span>/sl/act/2004-02-13/2/eng@2004-07-21/main.akn<text:line-break/><text:span text:style-name="T16">[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868058335" text:style-name="WW8Num36">
        <text:list-item>
          <text:p text:style-name="P22"><text:span text:style-name="T8">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798077994" text:continue-numbering="true" text:style-name="WW8Num36">
        <text:list-item>
          <text:p text:style-name="P22"><text:span text:style-name="T8">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text:soft-page-break/>necessary for concepts. </text:p>
      <text:p text:style-name="Standard"/>
      <text:list xml:id="list517210629" text:continue-numbering="true" text:style-name="WW8Num36">
        <text:list-item>
          <text:p text:style-name="P22"><text:span text:style-name="T8">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48463180" text:continue-numbering="true" text:style-name="WW8Num36">
        <text:list-item>
          <text:p text:style-name="P22"><text:span text:style-name="Macchina_20_da_20_scrivere_20_HTML"><text:span text:style-name="T14">wikipedia.weapon</text:span></text:span><text:span text:style-name="Macchina_20_da_20_scrivere_20_HTML"><text:span text:style-name="T15"><text:line-break/></text:span></text:span><text:span text:style-name="T15">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247893079" text:continue-numbering="true" text:style-name="WW8Num36">
        <text:list-item>
          <text:p text:style-name="P22"><text:span text:style-name="Macchina_20_da_20_scrivere_20_HTML"><text:span text:style-name="T14">wikipedia.world.war.ii</text:span></text:span><text:span text:style-name="Macchina_20_da_20_scrivere_20_HTML"><text:span text:style-name="T15"><text:line-break/></text:span></text:span><text:span text:style-name="T11">The second World War as defined in Wikipedia</text:span></text:p>
        </text:list-item>
      </text:list>
      <text:h text:style-name="Heading_20_3" text:outline-level="3">TLC Place</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623928206" text:continue-numbering="true" text:style-name="WW8Num36">
        <text:list-item>
          <text:p text:style-name="P22"><text:span text:style-name="Macchina_20_da_20_scrivere_20_HTML"><text:span text:style-name="T14">wikipedia.rome</text:span></text:span><text:span text:style-name="Macchina_20_da_20_scrivere_20_HTML"><text:span text:style-name="T15"><text:line-break/></text:span></text:span><text:span text:style-name="T11">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601934574" text:continue-numbering="true" text:style-name="WW8Num36">
        <text:list-item>
          <text:p text:style-name="P22"><text:span text:style-name="Macchina_20_da_20_scrivere_20_HTML"><text:span text:style-name="T14">wikipedia.kn.promulgation</text:span></text:span><text:span text:style-name="Macchina_20_da_20_scrivere_20_HTML"><text:span text:style-name="T15"><text:line-break/></text:span></text:span><text:span text:style-name="T11">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text:soft-page-break/>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322148834" text:continue-numbering="true" text:style-name="WW8Num36">
        <text:list-item>
          <text:p text:style-name="P22"><text:span text:style-name="Macchina_20_da_20_scrivere_20_HTML"><text:span text:style-name="T14">wikipedia.kn.speaker</text:span></text:span><text:span text:style-name="Macchina_20_da_20_scrivere_20_HTML"><text:span text:style-name="T15"><text:line-break/></text:span></text:span><text:span text:style-name="T11">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952403584" text:continue-numbering="true" text:style-name="WW8Num36">
        <text:list-item>
          <text:p text:style-name="P22"><text:span text:style-name="Macchina_20_da_20_scrivere_20_HTML"><text:span text:style-name="T14">wikipedia.eng.speaker</text:span></text:span><text:span text:style-name="Macchina_20_da_20_scrivere_20_HTML"><text:span text:style-name="T15"><text:line-break/></text:span></text:span><text:span text:style-name="T11">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107156183" text:continue-numbering="true" text:style-name="WW8Num36">
        <text:list-item>
          <text:p text:style-name="P22"><text:span text:style-name="T8">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1785896128" text:continue-numbering="true" text:style-name="WW8Num36">
        <text:list-item>
          <text:p text:style-name="P22"><text:span text:style-name="T8">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580513810" text:continue-numbering="true" text:style-name="WW8Num36">
        <text:list-item>
          <text:p text:style-name="P22"><text:span text:style-name="T8">sl.act.2004-02-13.2.eng@2004-07-21.schedule1</text:span><text:line-break/>Attachment “schedule01” of Sierra Leone enacted Legislation. Act number 2 of 2004. <text:s/>English version, as amended on July 2004</text:p>
        </text:list-item>
      </text:list>
      <text:h text:style-name="Heading_20_3" text:outline-level="3"><text:soft-page-break/>TLC Manifestation</text:h>
      <text:p text:style-name="Standard">The domain-less URI of the Manifestation as specified in this document, with all slash substituted by dots. </text:p>
      <text:p text:style-name="Standard"/>
      <text:list xml:id="list1080620982" text:continue-numbering="true" text:style-name="WW8Num36">
        <text:list-item>
          <text:p text:style-name="P22"><text:span text:style-name="T8">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1130866428" text:continue-numbering="true" text:style-name="WW8Num36">
        <text:list-item>
          <text:p text:style-name="P22"><text:span text:style-name="T8">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Differences from previous releases</text:h>
      <text:h text:style-name="Heading_20_2" text:outline-level="2"><text:change-start text:change-id="ct617238368"/>Differences between release 16/3/2009 and 5/11/2008<text:change-end text:change-id="ct617238368"/></text:h>
      <text:p text:style-name="Standard"><text:change-start text:change-id="ct479750992"/>This is a major release, providing a number of relevant modifications to the previous releases. <text:span text:style-name="T8">Many of these modifications are </text:span><text:change-end text:change-id="ct479750992"/><text:change-start text:change-id="ct617498576"/><text:span text:style-name="T8">NOT </text:span><text:change-end text:change-id="ct617498576"/><text:change-start text:change-id="ct617238656"/><text:span text:style-name="T8">backward-compatible. </text:span>These will be explicitly noted as such in the following. <text:change-end text:change-id="ct617238656"/><text:change-start text:change-id="ct617479488"/></text:p>
      <text:h text:style-name="Heading_20_3" text:outline-level="3">Sidenotes and out of line texts<text:change-end text:change-id="ct617479488"/><text:change-start text:change-id="ct617480928"/></text:h>
      <text:p text:style-name="Standard">A<text:change-end text:change-id="ct617480928"/><text:change-start text:change-id="ct616651776"/> completely<text:change-end text:change-id="ct616651776"/><text:change-start text:change-id="ct616649664"/> <text:change-end text:change-id="ct616649664"/><text:change-start text:change-id="ct617497488"/>new take <text:change-end text:change-id="ct617497488"/><text:change-start text:change-id="ct616648960"/>on side<text:change-end text:change-id="ct616648960"/><text:change-start text:change-id="ct616633216"/> <text:change-end text:change-id="ct616633216"/><text:change-start text:change-id="ct617480544"/>notes <text:change-end text:change-id="ct617480544"/><text:change-start text:change-id="ct616652480"/>has been <text:change-end text:change-id="ct616652480"/><text:change-start text:change-id="ct616647552"/>undertaken in this release. Rather than being header<text:change-end text:change-id="ct616647552"/><text:change-start text:change-id="ct616644544"/> block<text:change-end text:change-id="ct616644544"/><text:change-start text:change-id="ct617479776"/>s <text:change-end text:change-id="ct617479776"/><text:change-start text:change-id="ct617480832"/>at the beginning of<text:change-end text:change-id="ct617480832"/><text:change-start text:change-id="ct616650368"/> hierarchical structures, side<text:change-end text:change-id="ct616650368"/><text:change-start text:change-id="ct617499248"/> <text:change-end text:change-id="ct617499248"/><text:change-start text:change-id="ct617480352"/>notes are now full <text:change-end text:change-id="ct617480352"/><text:change-start text:change-id="ct616646848"/>members of a new category: authorial notes. An authorial note is by definition a note (i.e., an out-of-line text fragment) that was provided by the original author of the content (i.e., by the author of the specific <text:change-end text:change-id="ct616646848"/><text:change-start text:change-id="ct616643840"/>FRBR <text:change-end text:change-id="ct616643840"/><text:change-start text:change-id="ct617480160"/>expression<text:change-end text:change-id="ct617480160"/><text:change-start text:change-id="ct617480256"/>). <text:change-end text:change-id="ct617480256"/><text:change-start text:change-id="ct616646144"/><text:s/><text:change-end text:change-id="ct616646144"/></text:p>
      <text:p text:style-name="Standard"><text:change-start text:change-id="ct617482336"/>T<text:change-end text:change-id="ct617482336"/><text:change-start text:change-id="ct617485056"/>hus t<text:change-end text:change-id="ct617485056"/><text:change-start text:change-id="ct616642432"/>he element <text:span text:style-name="Macchina_20_da_20_scrivere_20_HTML">side</text:span><text:change-end text:change-id="ct616642432"/><text:change-start text:change-id="ct617480448"/><text:span text:style-name="Macchina_20_da_20_scrivere_20_HTML">N</text:span><text:change-end text:change-id="ct617480448"/><text:change-start text:change-id="ct616743360"/><text:span text:style-name="Macchina_20_da_20_scrivere_20_HTML">ote</text:span> has been removed, and substituted by a new <text:change-end text:change-id="ct616743360"/><text:change-start text:change-id="ct617482432"/>container element<text:change-end text:change-id="ct617482432"/><text:change-start text:change-id="ct617478160"/>, <text:span text:style-name="Macchina_20_da_20_scrivere_20_HTML">outOfLine</text:span>, contained <text:change-end text:change-id="ct617478160"/><text:change-start text:change-id="ct617483200"/>in a collection element<text:change-end text:change-id="ct617483200"/><text:change-start text:change-id="ct616643136"/> <text:span text:style-name="Macchina_20_da_20_scrivere_20_HTML">outOfLines</text:span>. Each <text:span text:style-name="Macchina_20_da_20_scrivere_20_HTML">outOfLine</text:span> has a type attribute assuming either of the value <text:change-end text:change-id="ct616643136"/><text:change-start text:change-id="ct617484336"/><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text:change-end text:change-id="ct617484336"/><text:change-start text:change-id="ct616631040"/> o<text:change-end text:change-id="ct616631040"/><text:change-start text:change-id="ct617484816"/>f<text:change-end text:change-id="ct617484816"/><text:change-start text:change-id="ct617494640"/> l<text:change-end text:change-id="ct617494640"/><text:change-start text:change-id="ct617483104"/>ine text should be attached to, and contains blocks such as <text:span text:style-name="Macchina_20_da_20_scrivere_20_HTML">p</text:span> elements. <text:change-end text:change-id="ct617483104"/></text:p>
      <text:p text:style-name="Standard"><text:change-start text:change-id="ct617484144"/>Thus the fragment <text:change-end text:change-id="ct617484144"/></text:p>
      <text:p text:style-name="P69"><text:change-start text:change-id="ct617487056"/><text:span text:style-name="Macchina_20_da_20_scrivere_20_HTML"><text:span text:style-name="T5">&lt;akomaNtoso xmlns="http://www.akomantoso.org/1.0"&gt;</text:span></text:span></text:p>
      <text:p text:style-name="P69"><text:span text:style-name="Macchina_20_da_20_scrivere_20_HTML"><text:span text:style-name="T5"><text:s text:c="4"/>&lt;act&gt;</text:span></text:span></text:p>
      <text:p text:style-name="P69"><text:span text:style-name="Macchina_20_da_20_scrivere_20_HTML"><text:span text:style-name="T5"><text:s text:c="8"/>...</text:span></text:span></text:p>
      <text:p text:style-name="P69"><text:span text:style-name="Macchina_20_da_20_scrivere_20_HTML"><text:span text:style-name="T5"><text:s text:c="8"/>&lt;body&gt;</text:span></text:span></text:p>
      <text:p text:style-name="P69"><text:span text:style-name="Macchina_20_da_20_scrivere_20_HTML"><text:span text:style-name="T5"><text:s text:c="12"/>&lt;section id="sect54.a"&gt;</text:span></text:span></text:p>
      <text:p text:style-name="P69"><text:span text:style-name="Macchina_20_da_20_scrivere_20_HTML"><text:span text:style-name="T5"><text:s text:c="16"/>&lt;num&gt;54A&lt;/num&gt;</text:span></text:span></text:p>
      <text:p text:style-name="P69"><text:span text:style-name="Macchina_20_da_20_scrivere_20_HTML"><text:span text:style-name="T5"><text:s text:c="16"/>&lt;heading&gt;Conduct of prosecutions.&lt;/heading&gt;</text:span></text:span></text:p>
      <text:p text:style-name="P69"><text:span text:style-name="Macchina_20_da_20_scrivere_20_HTML"><text:span text:style-name="T5"><text:s text:c="16"/>&lt;clause id="sect54.a-cla1"&gt;</text:span></text:span></text:p>
      <text:p text:style-name="P69"><text:span text:style-name="Macchina_20_da_20_scrivere_20_HTML"><text:span text:style-name="T5"><text:s text:c="20"/>&lt;num&gt;(1)&lt;/num&gt;</text:span></text:span><text:change-end text:change-id="ct617487056"/></text:p>
      <text:p text:style-name="P69"><text:change-start text:change-id="ct616640320"/><text:span text:style-name="Macchina_20_da_20_scrivere_20_HTML"><text:span text:style-name="T6"><text:s text:c="20"/>&lt;</text:span></text:span><text:change-end text:change-id="ct616640320"/><text:change-start text:change-id="ct617491120"/><text:span text:style-name="Macchina_20_da_20_scrivere_20_HTML"><text:span text:style-name="T6">sideNote</text:span></text:span><text:change-end text:change-id="ct617491120"/><text:change-start text:change-id="ct617491696"/><text:span text:style-name="Macchina_20_da_20_scrivere_20_HTML"><text:span text:style-name="T6">&gt;Cap 75.&lt;/sideNote&gt;</text:span></text:span><text:change-end text:change-id="ct617491696"/></text:p>
      <text:p text:style-name="P69"><text:change-start text:change-id="ct616641728"/><text:span text:style-name="Macchina_20_da_20_scrivere_20_HTML"><text:span text:style-name="T5"><text:s text:c="20"/>&lt;content&gt;</text:span></text:span></text:p>
      <text:p text:style-name="P69"><text:span text:style-name="Macchina_20_da_20_scrivere_20_HTML"><text:span text:style-name="T5"><text:s text:c="24"/>&lt;p&gt; Blah blah&lt;/p&gt;</text:span></text:span></text:p>
      <text:p text:style-name="P69"><text:span text:style-name="Macchina_20_da_20_scrivere_20_HTML"><text:span text:style-name="T5"><text:s text:c="20"/>&lt;/content&gt;</text:span></text:span></text:p>
      <text:p text:style-name="P69"><text:span text:style-name="Macchina_20_da_20_scrivere_20_HTML"><text:span text:style-name="T5"><text:s text:c="16"/>&lt;/clause&gt;</text:span></text:span></text:p>
      <text:p text:style-name="P69"><text:soft-page-break/><text:span text:style-name="Macchina_20_da_20_scrivere_20_HTML"><text:span text:style-name="T5"><text:s text:c="12"/>&lt;/section&gt;</text:span></text:span></text:p>
      <text:p text:style-name="P69"><text:span text:style-name="Macchina_20_da_20_scrivere_20_HTML"><text:span text:style-name="T5"><text:s text:c="8"/>&lt;/body&gt;</text:span></text:span><text:change-end text:change-id="ct616641728"/></text:p>
      <text:p text:style-name="P69"><text:change-start text:change-id="ct41333680"/><text:span text:style-name="Macchina_20_da_20_scrivere_20_HTML"><text:span text:style-name="T5"><text:s text:c="5"/></text:span></text:span><text:change-end text:change-id="ct41333680"/><text:change-start text:change-id="ct617481888"/><text:span text:style-name="Macchina_20_da_20_scrivere_20_HTML"><text:span text:style-name="T5">&lt;/act&gt;</text:span></text:span></text:p>
      <text:p text:style-name="P69"><text:span text:style-name="Macchina_20_da_20_scrivere_20_HTML"><text:span text:style-name="T5">&lt;/akomaNtoso&gt;</text:span></text:span><text:change-end text:change-id="ct617481888"/></text:p>
      <text:p text:style-name="Standard"><text:change-start text:change-id="ct617488064"/>needs to become: </text:p>
      <text:p text:style-name="P69"><text:span text:style-name="Macchina_20_da_20_scrivere_20_HTML"><text:span text:style-name="T5">&lt;akomaNtoso xmlns="http://www.akomantoso.org/1.0"&gt;</text:span></text:span></text:p>
      <text:p text:style-name="P69"><text:span text:style-name="Macchina_20_da_20_scrivere_20_HTML"><text:span text:style-name="T5"><text:s text:c="4"/>&lt;act&gt;</text:span></text:span></text:p>
      <text:p text:style-name="P69"><text:span text:style-name="Macchina_20_da_20_scrivere_20_HTML"><text:span text:style-name="T5"><text:s text:c="8"/>...</text:span></text:span></text:p>
      <text:p text:style-name="P69"><text:span text:style-name="Macchina_20_da_20_scrivere_20_HTML"><text:span text:style-name="T5"><text:s text:c="8"/>&lt;body&gt;</text:span></text:span></text:p>
      <text:p text:style-name="P69"><text:span text:style-name="Macchina_20_da_20_scrivere_20_HTML"><text:span text:style-name="T5"><text:s text:c="12"/>&lt;section id="sect54.a"&gt;</text:span></text:span></text:p>
      <text:p text:style-name="P69"><text:span text:style-name="Macchina_20_da_20_scrivere_20_HTML"><text:span text:style-name="T5"><text:s text:c="16"/>&lt;num&gt;54A&lt;/num&gt;</text:span></text:span></text:p>
      <text:p text:style-name="P69"><text:span text:style-name="Macchina_20_da_20_scrivere_20_HTML"><text:span text:style-name="T5"><text:s text:c="16"/>&lt;heading&gt;Conduct of prosecutions.&lt;/heading&gt;</text:span></text:span></text:p>
      <text:p text:style-name="P69"><text:span text:style-name="Macchina_20_da_20_scrivere_20_HTML"><text:span text:style-name="T5"><text:s text:c="16"/>&lt;clause </text:span></text:span><text:span text:style-name="Macchina_20_da_20_scrivere_20_HTML"><text:span text:style-name="T6">id="sect54.a-cla1"</text:span></text:span><text:span text:style-name="Macchina_20_da_20_scrivere_20_HTML"><text:span text:style-name="T5">&gt;</text:span></text:span></text:p>
      <text:p text:style-name="P69"><text:span text:style-name="Macchina_20_da_20_scrivere_20_HTML"><text:span text:style-name="T5"><text:s text:c="20"/>&lt;num&gt;(1)&lt;/num&gt;</text:span></text:span></text:p>
      <text:p text:style-name="P69"><text:span text:style-name="Macchina_20_da_20_scrivere_20_HTML"><text:span text:style-name="T5"><text:s text:c="20"/>&lt;content&gt;</text:span></text:span></text:p>
      <text:p text:style-name="P69"><text:span text:style-name="Macchina_20_da_20_scrivere_20_HTML"><text:span text:style-name="T5"><text:s text:c="24"/>&lt;p&gt; Blah blah&lt;/p&gt;</text:span></text:span></text:p>
      <text:p text:style-name="P69"><text:span text:style-name="Macchina_20_da_20_scrivere_20_HTML"><text:span text:style-name="T5"><text:s text:c="20"/>&lt;/content&gt;</text:span></text:span></text:p>
      <text:p text:style-name="P69"><text:span text:style-name="Macchina_20_da_20_scrivere_20_HTML"><text:span text:style-name="T5"><text:s text:c="16"/>&lt;/clause&gt;</text:span></text:span></text:p>
      <text:p text:style-name="P69"><text:span text:style-name="Macchina_20_da_20_scrivere_20_HTML"><text:span text:style-name="T5"><text:s text:c="12"/>&lt;/section&gt;</text:span></text:span></text:p>
      <text:p text:style-name="P69"><text:span text:style-name="Macchina_20_da_20_scrivere_20_HTML"><text:span text:style-name="T5"><text:s text:c="8"/>&lt;/body&gt;</text:span></text:span></text:p>
      <text:p text:style-name="P69"><text:span text:style-name="Macchina_20_da_20_scrivere_20_HTML"><text:span text:style-name="T6"><text:s text:c="8"/>&lt;outOfLines&gt;</text:span></text:span></text:p>
      <text:p text:style-name="P69"><text:span text:style-name="Macchina_20_da_20_scrivere_20_HTML"><text:span text:style-name="T6"><text:s text:c="12"/>&lt;outOfLine id="out01" type="sideNote" href="#sect54.a-cla1"&gt;</text:span></text:span></text:p>
      <text:p text:style-name="P69"><text:span text:style-name="Macchina_20_da_20_scrivere_20_HTML"><text:span text:style-name="T6"><text:s text:c="16"/>&lt;p&gt;Cap 75.&lt;/p&gt;</text:span></text:span></text:p>
      <text:p text:style-name="P69"><text:span text:style-name="Macchina_20_da_20_scrivere_20_HTML"><text:span text:style-name="T6"><text:s text:c="12"/>&lt;/outOfLine&gt;</text:span></text:span></text:p>
      <text:p text:style-name="P69"><text:span text:style-name="Macchina_20_da_20_scrivere_20_HTML"><text:span text:style-name="T6"><text:s text:c="8"/>&lt;/outOfLines&gt;</text:span></text:span></text:p>
      <text:p text:style-name="P69"><text:span text:style-name="Macchina_20_da_20_scrivere_20_HTML"><text:span text:style-name="T5"><text:s text:c="4"/>&lt;/act&gt;</text:span></text:span></text:p>
      <text:p text:style-name="P69"><text:span text:style-name="Macchina_20_da_20_scrivere_20_HTML"><text:span text:style-name="T5">&lt;/akomaNtoso&gt;</text:span></text:span><text:change-end text:change-id="ct617488064"/></text:p>
      <text:p text:style-name="Standard"><text:change-start text:change-id="ct617488352"/>Please note three issues: </text:p>
      <text:list xml:id="list1645004079" text:continue-numbering="true" text:style-name="WW8Num36">
        <text:list-item>
          <text:p text:style-name="P22">Reference direction is reversed than with footnotes: rather than the inline content referring to the note, it is the side<text:change-end text:change-id="ct617488352"/><text:change-start text:change-id="ct616631744"/> <text:change-end text:change-id="ct616631744"/><text:change-start text:change-id="ct617481664"/>note referring to the structural fragment it appears with. This allows to get rid of reference marker<text:change-end text:change-id="ct617481664"/><text:change-start text:change-id="ct616638912"/>s<text:change-end text:change-id="ct616638912"/><text:change-start text:change-id="ct616641024"/> within the text, <text:change-end text:change-id="ct616641024"/><text:change-start text:change-id="ct616639616"/>and makes more sense in an abstract sense.<text:change-end text:change-id="ct616639616"/></text:p>
        </text:list-item>
        <text:list-item>
          <text:p text:style-name="P22"><text:change-start text:change-id="ct616637504"/>Only referable structures can have a side<text:change-end text:change-id="ct616637504"/><text:change-start text:change-id="ct616632512"/> <text:change-end text:change-id="ct616632512"/><text:change-start text:change-id="ct617485856"/>note. This means that <text:change-end text:change-id="ct617485856"/><text:change-start text:change-id="ct616636800"/>side<text:change-end text:change-id="ct616636800"/><text:change-start text:change-id="ct617495248"/> <text:change-end text:change-id="ct617495248"/><text:change-start text:change-id="ct617494736"/>notes are to be considered associated to<text:change-end text:change-id="ct617494736"/><text:change-start text:change-id="ct616638208"/> sections, clauses, etc. <text:change-end text:change-id="ct616638208"/><text:change-start text:change-id="ct617495024"/>and not to the text they contain. If a fragment of text needs to have a side<text:change-end text:change-id="ct617495024"/><text:change-start text:change-id="ct617484432"/> n<text:change-end text:change-id="ct617484432"/><text:change-start text:change-id="ct617495152"/>ote, it must be wrapped in a referable fragment, such as a<text:change-end text:change-id="ct617495152"/><text:change-start text:change-id="ct617495408"/> <text:change-end text:change-id="ct617495408"/><text:change-start text:change-id="ct616636096"/><text:span text:style-name="Macchina_20_da_20_scrivere_20_HTML">ref</text:span> or a<text:change-end text:change-id="ct616636096"/><text:change-start text:change-id="ct617495600"/> <text:span text:style-name="Macchina_20_da_20_scrivere_20_HTML">span</text:span> element. </text:p>
        </text:list-item>
        <text:list-item>
          <text:p text:style-name="P22">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change-end text:change-id="ct617495600"/><text:change-start text:change-id="ct617512944"/></text:p>
        </text:list-item>
      </text:list>
      <text:p text:style-name="Standard">This modification is <text:span text:style-name="T8">NOT backward-compatible. Elements have been removed and a whole new section created in all types of documents.</text:span><text:change-end text:change-id="ct617512944"/></text:p>
      <text:h text:style-name="Heading_20_3" text:outline-level="3"><text:change-start text:change-id="ct617477744"/>Content model reorganization for speeches<text:change-end text:change-id="ct617477744"/></text:h>
      <text:p text:style-name="P25"><text:change-start text:change-id="ct617496640"/>After being <text:change-end text:change-id="ct617496640"/><text:change-start text:change-id="ct617498800"/>shown<text:change-end text:change-id="ct617498800"/><text:change-start text:change-id="ct617496176"/> a<text:change-end text:change-id="ct617496176"/><text:change-start text:change-id="ct616700896"/>n Australian<text:change-end text:change-id="ct616700896"/><text:change-start text:change-id="ct616635392"/> judgement that was really a dialogue between<text:change-end text:change-id="ct616635392"/><text:change-start text:change-id="ct617498672"/> the<text:change-end text:change-id="ct617498672"/><text:change-start text:change-id="ct617498192"/> judge and <text:change-end text:change-id="ct617498192"/><text:change-start text:change-id="ct617498000"/>the <text:change-end text:change-id="ct617498000"/><text:change-start text:change-id="ct616704320"/>lawyers, and considering that AKOMA NTOSO already has all the necessary elements to de<text:change-end text:change-id="ct616704320"/><text:change-start text:change-id="ct616634688"/>a<text:change-end text:change-id="ct616634688"/><text:change-start text:change-id="ct617496912"/>l with dialogues, only they were not available in judgements, <text:change-end text:change-id="ct617496912"/><text:change-start text:change-id="ct617498416"/>it was decided that all speech elements <text:change-end text:change-id="ct617498416"/><text:change-start text:change-id="ct617494864"/>should<text:change-end text:change-id="ct617494864"/><text:change-start text:change-id="ct617498992"/> now <text:change-end text:change-id="ct617498992"/><text:change-start text:change-id="ct617499088"/>be <text:change-end text:change-id="ct617499088"/><text:change-start text:change-id="ct616633920"/>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change-end text:change-id="ct616633920"/></text:p>
      <text:p text:style-name="Standard"><text:change-start text:change-id="ct617497248"/>This modification <text:span text:style-name="T8">IS backward-compatible. Content models have been expanded.</text:span><text:change-end text:change-id="ct617497248"/></text:p>
      <text:h text:style-name="Heading_20_3" text:outline-level="3"><text:change-start text:change-id="ct616651072"/>New <text:change-end text:change-id="ct616651072"/><text:change-start text:change-id="ct616630336"/>inline<text:change-end text:change-id="ct616630336"/><text:change-start text:change-id="ct617476192"/> elements<text:change-end text:change-id="ct617476192"/><text:change-start text:change-id="ct616629632"/></text:h>
      <text:p text:style-name="Standard">A number of new inline elements have been added to this release: <text:change-end text:change-id="ct616629632"/></text:p>
      <text:list xml:id="list1153741093" text:style-name="WW8Num45">
        <text:list-item>
          <text:p text:style-name="P23"><text:change-start text:change-id="ct617502064"/><text:soft-page-break/>Element <text:span text:style-name="Macchina_20_da_20_scrivere_20_HTML">lawyer</text:span> is used to mark the specification of a lawyer. Attribute <text:change-end text:change-id="ct617502064"/><text:change-start text:change-id="ct617501872"/><text:span text:style-name="Macchina_20_da_20_scrivere_20_HTML">represents</text:span> can be used to refer to the party it represents and the attribute <text:change-end text:change-id="ct617501872"/><text:change-start text:change-id="ct616627488"/><text:span text:style-name="Macchina_20_da_20_scrivere_20_HTML">role</text:span> can be added to provide more detailed information <text:change-end text:change-id="ct616627488"/><text:change-start text:change-id="ct617501280"/>about<text:change-end text:change-id="ct617501280"/><text:change-start text:change-id="ct617490672"/> the kind <text:change-end text:change-id="ct617490672"/><text:change-start text:change-id="ct617501392"/>of lawyer. </text:p>
        </text:list-item>
        <text:list-item>
          <text:p text:style-name="P23">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text:change-end text:change-id="ct617501392"/><text:change-start text:change-id="ct617504208"/>computable<text:change-end text:change-id="ct617504208"/><text:change-start text:change-id="ct617501088"/> <text:change-end text:change-id="ct617501088"/><text:change-start text:change-id="ct617504480"/>assessment of the type of opinion held by the judge. </text:p>
        </text:list-item>
        <text:list-item>
          <text:p text:style-name="P23">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change-end text:change-id="ct617504480"/></text:p>
        </text:list-item>
        <text:list-item>
          <text:p text:style-name="P23"><text:change-start text:change-id="ct617509968"/>Element <text:span text:style-name="Macchina_20_da_20_scrivere_20_HTML">entity</text:span> is used to wrap any mention to a concept that is worth being mentioned in the <text:span text:style-name="Macchina_20_da_20_scrivere_20_HTML">references</text:span> section. This includes pers<text:change-end text:change-id="ct617509968"/><text:change-start text:change-id="ct616625360"/>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change-end text:change-id="ct616625360"/></text:p>
        </text:list-item>
        <text:list-item>
          <text:p text:style-name="P23"><text:change-start text:change-id="ct617505680"/>Element <text:span text:style-name="Macchina_20_da_20_scrivere_20_HTML">date</text:span> is used to wrap explicit dates in the document (that are not <text:span text:style-name="Macchina_20_da_20_scrivere_20_HTML">documentDates</text:span>). <text:change-end text:change-id="ct617505680"/><text:change-start text:change-id="ct617505024"/>Use attribute <text:span text:style-name="Macchina_20_da_20_scrivere_20_HTML">date</text:span> to provide an unambiguous form of the date in XSD 1.0 syntax yyyy-mm-dd. Use attribute <text:span text:style-name="Macchina_20_da_20_scrivere_20_HTML">refersTo</text:span><text:change-end text:change-id="ct617505024"/><text:change-start text:change-id="ct617507856"/>, if appropriate,<text:change-end text:change-id="ct617507856"/><text:change-start text:change-id="ct617507104"/> to point to a <text:span text:style-name="Macchina_20_da_20_scrivere_20_HTML">TLCEvent</text:span><text:change-end text:change-id="ct617507104"/><text:change-start text:change-id="ct617500544"/> <text:change-end text:change-id="ct617500544"/><text:change-start text:change-id="ct617507984"/>that provides computable assessment of the <text:change-end text:change-id="ct617507984"/><text:change-start text:change-id="ct616626784"/>event associated to that date. Please note that a <text:span text:style-name="Macchina_20_da_20_scrivere_20_HTML">date</text:span> element was already present in the schema in the ide<text:change-end text:change-id="ct616626784"/><text:change-start text:change-id="ct617507200"/>n<text:change-end text:change-id="ct617507200"/><text:change-start text:change-id="ct617509280"/>tification section of the <text:change-end text:change-id="ct617509280"/><text:change-start text:change-id="ct617509808"/>m<text:change-end text:change-id="ct617509808"/><text:change-start text:change-id="ct616626080"/>etadata, and that it has now been renamed <text:span text:style-name="Macchina_20_da_20_scrivere_20_HTML">FRBRdate</text:span> (see section <text:change-end text:change-id="ct616626080"/><text:change-start text:change-id="ct617506528"/>9.1.5). <text:change-end text:change-id="ct617506528"/></text:p>
        </text:list-item>
      </text:list>
      <text:p text:style-name="Standard"><text:change-start text:change-id="ct616624704"/>This modification <text:span text:style-name="T8">IS backward-compatible. Elements have been </text:span><text:change-end text:change-id="ct616624704"/><text:change-start text:change-id="ct616623456"/><text:span text:style-name="T8">added</text:span><text:change-end text:change-id="ct616623456"/><text:change-start text:change-id="ct616624064"/><text:span text:style-name="T8">.</text:span><text:change-end text:change-id="ct616624064"/></text:p>
      <text:h text:style-name="Heading_20_3" text:outline-level="3"><text:change-start text:change-id="ct617500752"/>Judgement-specific and act-specific elements reunited<text:change-end text:change-id="ct617500752"/><text:change-start text:change-id="ct616628928"/></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ext:change-end text:change-id="ct616628928"/><text:change-start text:change-id="ct617523360"/>these documents. Furthermore, a new section in the Release Notes has been added providing hints at how to use these elements, section <text:change-end text:change-id="ct617523360"/><text:change-start text:change-id="ct617511296"/>7.2, that specifies that these elements may be present multiple times in the document, but if there are more than one per type, then the attribute <text:span text:style-name="Macchina_20_da_20_scrivere_20_HTML">refersTo</text:span> must be present and point to different instances of TLCConcept<text:change-end text:change-id="ct617511296"/><text:change-start text:change-id="ct617511728"/>s<text:change-end text:change-id="ct617511728"/><text:change-start text:change-id="ct617517872"/>. <text:change-end text:change-id="ct617517872"/></text:p>
      <text:p text:style-name="Standard"><text:change-start text:change-id="ct616628192"/>This modification is <text:span text:style-name="T8">NOT backward-compatible. Elements have been removed.</text:span><text:change-end text:change-id="ct616628192"/></text:p>
      <text:h text:style-name="Heading_20_3" text:outline-level="3"><text:change-start text:change-id="ct617511456"/>Name changes in metadata elements<text:change-end text:change-id="ct617511456"/><text:change-start text:change-id="ct617517776"/></text:h>
      <text:p text:style-name="Standard">Elements within <text:change-end text:change-id="ct617517776"/><text:change-start text:change-id="ct617515376"/><text:span text:style-name="Macchina_20_da_20_scrivere_20_HTML">FRBRWork, <text:s/>FRBRExpression , FRBRManifestation, </text:span><text:change-end text:change-id="ct617515376"/><text:change-start text:change-id="ct617481472"/>and<text:span text:style-name="Macchina_20_da_20_scrivere_20_HTML"> </text:span><text:change-end text:change-id="ct617481472"/><text:change-start text:change-id="ct617496352"/><text:span text:style-name="Macchina_20_da_20_scrivere_20_HTML">FRBRItem</text:span> have now an added FRBR prefix, and thus were turned from <text:span text:style-name="Macchina_20_da_20_scrivere_20_HTML">this, uri, alias, date, </text:span><text:change-end text:change-id="ct617496352"/><text:change-start text:change-id="ct617490064"/>and<text:span text:style-name="Macchina_20_da_20_scrivere_20_HTML"> </text:span><text:change-end text:change-id="ct617490064"/><text:change-start text:change-id="ct617518224"/><text:span text:style-name="Macchina_20_da_20_scrivere_20_HTML">author </text:span>to<text:span text:style-name="Macchina_20_da_20_scrivere_20_HTML"> </text:span><text:change-end text:change-id="ct617518224"/><text:change-start text:change-id="ct617514224"/><text:span text:style-name="Macchina_20_da_20_scrivere_20_HTML">FRBRthis FRBRuri, FRBRalias, FRBRdate, </text:span>and<text:span text:style-name="Macchina_20_da_20_scrivere_20_HTML"> FRBRauthor. </text:span><text:change-end text:change-id="ct617514224"/></text:p>
      <text:p text:style-name="Standard"><text:change-start text:change-id="ct617515856"/>A new element <text:span text:style-name="Macchina_20_da_20_scrivere_20_HTML">date</text:span> was added, and its name clashed with the elements within <text:change-end text:change-id="ct617515856"/><text:change-start text:change-id="ct617514416"/>the <text:change-end text:change-id="ct617514416"/><text:change-start text:change-id="ct617516544"/>FRBR levels. <text:change-end text:change-id="ct617516544"/><text:change-start text:change-id="ct617235376"/>Given the <text:change-end text:change-id="ct617235376"/><text:change-start text:change-id="ct617517536"/>philosophy<text:change-end text:change-id="ct617517536"/><text:change-start text:change-id="ct617235584"/> of giving short names to elements within the content, and longer names to elements within the metadata, it was decided to change the name of the FRBR element<text:change-end text:change-id="ct617235584"/><text:change-start text:change-id="ct617232064"/>s<text:change-end text:change-id="ct617232064"/><text:change-start text:change-id="ct617516928"/>, and of all it neighbors, <text:change-end text:change-id="ct617516928"/><text:change-start text:change-id="ct617231136"/>by <text:change-end text:change-id="ct617231136"/><text:change-start text:change-id="ct617237168"/>introducing the same FRBR prefix for all. <text:change-end text:change-id="ct617237168"/><text:change-start text:change-id="ct617517248"/></text:p>
      <text:p text:style-name="Standard">This modification is <text:span text:style-name="T8">NOT backward-compatible. Element names have been changed.</text:span><text:change-end text:change-id="ct617517248"/></text:p>
      <text:h text:style-name="Heading_20_3" text:outline-level="3"><text:change-start text:change-id="ct617511200"/>Bug fixes</text:h>
      <text:list xml:id="list1658066910" text:style-name="WW8Num19">
        <text:list-item>
          <text:p text:style-name="P43">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8">NOT backward-compatible. Attributes have been made required.</text:span><text:change-end text:change-id="ct617511200"/></text:p>
        </text:list-item>
        <text:list-item>
          <text:p text:style-name="P43"><text:change-start text:change-id="ct617500656"/><text:soft-page-break/>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ext:change-end text:change-id="ct617500656"/><text:change-start text:change-id="ct616609936"/>This modification is <text:span text:style-name="T8">NOT backward-compatible, but minor.</text:span><text:change-end text:change-id="ct616609936"/></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8">Content differences:</text:p>
      <text:list xml:id="list1282308908" text:continue-list="list1650449110" text:style-name="WW8Num15">
        <text:list-item>
          <text:p text:style-name="P21">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21">All Top Level Classes have now a proposed syntax for IDs (that was up to this day only mentioned as TBD). </text:p>
        </text:list-item>
        <text:list-item>
          <text:p text:style-name="P21">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21">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21">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21">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26">Case differences (specific to the camelCase release):</text:p>
      <text:list xml:id="list2170643744" text:continue-numbering="true" text:style-name="WW8Num15">
        <text:list-item>
          <text:p text:style-name="P21">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831556143" text:style-name="WW8Num27">
        <text:list-item>
          <text:p text:style-name="P70">A name that is composed of a simple term is all in lowercase (e.g., <text:span text:style-name="Macchina_20_da_20_scrivere_20_HTML">section, act, publication</text:span>).</text:p>
        </text:list-item>
        <text:list-item>
          <text:p text:style-name="P70">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70">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960434805" text:continue-list="list2170643744" text:style-name="WW8Num15">
        <text:list-item>
          <text:p text:style-name="P21"><text:soft-page-break/>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21">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72">Most of the modifications accept and organize the proposal from Monica Palmirani in a document called “Common Open Standard for Judgments”. </text:p>
      <text:p text:style-name="Standard">Modifications unrelated to the judgment we find: </text:p>
      <text:list xml:id="list1943901416" text:continue-numbering="true" text:style-name="WW8Num15">
        <text:list-item>
          <text:p text:style-name="P21">A new element for debate documents called <text:span text:style-name="Macchina_20_da_20_scrivere_20_HTML">DeclarationofVote</text:span></text:p>
        </text:list-item>
        <text:list-item>
          <text:p text:style-name="P21">A new element <text:span text:style-name="Macchina_20_da_20_scrivere_20_HTML">this</text:span> is added in all FRBR levels to report the URI of the specific component where the metadata block is found</text:p>
        </text:list-item>
        <text:list-item>
          <text:p text:style-name="P21">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73">Modifications related to the judgment as specified in Palmirani’s document are: </text:p>
      <text:list xml:id="list2170678854" text:style-name="WW8Num22">
        <text:list-item>
          <text:p text:style-name="P63">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63">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63">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63">An additional metadata element, <text:span text:style-name="Macchina_20_da_20_scrivere_20_HTML">workflow</text:span>, and its repeatable child <text:span text:style-name="Macchina_20_da_20_scrivere_20_HTML">action</text:span> have been added. </text:p>
        </text:list-item>
      </text:list>
      <text:p text:style-name="P74">Some modifications diverge from Palmirani’s proposal, as follows:</text:p>
      <text:list xml:id="list531744183" text:style-name="WW8Num49">
        <text:list-item>
          <text:p text:style-name="P64">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64">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64">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74"><text:soft-page-break/>Open issues are as follows: </text:p>
      <text:list xml:id="list902232758" text:style-name="WW8Num53">
        <text:list-item>
          <text:p text:style-name="P65">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19">http://en.wikipedia.org/wiki/Judgment_%28law%29</text:span></text:span></text:a><text:span text:style-name="T19">: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65">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690893804" text:style-name="WW8Num18">
        <text:list-item>
          <text:p text:style-name="P36">Element <text:span text:style-name="Macchina_20_da_20_scrivere_20_HTML">clauses</text:span> has been renamed into <text:span text:style-name="Macchina_20_da_20_scrivere_20_HTML">body</text:span>. NOT BACKWARD COMPATIBLE</text:p>
        </text:list-item>
        <text:list-item>
          <text:p text:style-name="P36">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75">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36">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36">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36">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36">A new value for the <text:span text:style-name="Macchina_20_da_20_scrivere_20_HTML">status</text:span> attribute has been added, “editorial”. The new value is to be added for content that has to appear in the final document with the rest of the text, <text:soft-page-break/>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36">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36">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36">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36">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36">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36">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36">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36">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36">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36">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text:soft-page-break/>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8">Please note: </text:span>an intermediate, non official release dated 30/11/2006 already contains some of these modifications). </text:p>
      <text:list xml:id="list1449529835" text:style-name="WW8Num14">
        <text:list-item>
          <text:p text:style-name="P76">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76">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76">Element <text:span text:style-name="Macchina_20_da_20_scrivere_20_HTML">ActDate</text:span> now has a <text:span text:style-name="Macchina_20_da_20_scrivere_20_HTML">date</text:span> attribute for normalized dates. </text:p>
        </text:list-item>
        <text:list-item>
          <text:p text:style-name="P76">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1885601534" text:continue-numbering="true" text:style-name="WW8Num14">
        <text:list-item>
          <text:p text:style-name="P76">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76"><text:soft-page-break/><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76"><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76"><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76">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76">A new textual modification has been added, <text:span text:style-name="Macchina_20_da_20_scrivere_20_HTML">Renumbering</text:span>. </text:p>
        </text:list-item>
        <text:list-item>
          <text:p text:style-name="P76">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76">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764762446" text:style-name="WW8Num39">
        <text:list-item>
          <text:p text:style-name="P71">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71">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71">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71">The attribute <text:span text:style-name="Macchina_20_da_20_scrivere_20_HTML">numbering</text:span> has been removed because of doubts of its real usefulness. Can be reinstated if found needed. </text:p>
        </text:list-item>
        <text:list-item>
          <text:p text:style-name="P71">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71">The content model of all metadata elements has been simplified removing the attributes for style and enactment that made little sense for them. </text:p>
        </text:list-item>
        <text:list-item>
          <text:p text:style-name="P71">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71">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text:soft-page-break/>and “The existing sections 34 to 54 of the Principal Act shall be amended by renumbering them as sections 33 to 53 respectively”). </text:p>
        </text:list-item>
        <text:list-item>
          <text:p text:style-name="P71">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71">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71">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71"><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71"><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1048401135" text:style-name="WW8Num26">
        <text:list-item>
          <text:p text:style-name="P66">The <text:span text:style-name="Macchina_20_da_20_scrivere_20_HTML">mod</text:span> element has been included in the list of inline elements and now can actually be used.</text:p>
        </text:list-item>
        <text:list-item>
          <text:p text:style-name="P66">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66">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1412065541" text:style-name="WW8Num34">
        <text:list-item>
          <text:p text:style-name="P67">The content model of the debate now has also answers and others and comments. </text:p>
        </text:list-item>
        <text:list-item>
          <text:p text:style-name="P67">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67">Ids in speeches, questions, answers, and others is now optional instead of required. </text:p>
        </text:list-item>
        <text:list-item>
          <text:p text:style-name="P67">The <text:span text:style-name="T20">li</text:span> element now allows also paragraphs (<text:span text:style-name="T20">p</text:span> elements)</text:p>
        </text:list-item>
        <text:list-item>
          <text:p text:style-name="P67">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67">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67"><text:soft-page-break/>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915607073" text:style-name="WW8Num31">
        <text:list-item>
          <text:p text:style-name="P68">All references to PAPI have been removed and substituted with Akoma Ntoso, both in the schema documents and the documentation (in the following forms: <text:span text:style-name="code">akomantoso</text:span>, AKOMA NTOSO, and AN). </text:p>
        </text:list-item>
        <text:list-item>
          <text:p text:style-name="P68">After registering the proper domain name, the namespace for Akoma Ntoso documents is now <text:span text:style-name="code">http://www.akomantoso.org/1.0</text:span>. </text:p>
        </text:list-item>
        <text:list-item>
          <text:p text:style-name="P68">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129806460" text:style-name="WW8Num40">
        <text:list-item>
          <text:p text:style-name="P24">PAPI is now <text:span text:style-name="T8">really </text:span>specified as version 1.0 instead of 2.0. Correspondingly, the namespace for this document class is now <text:span text:style-name="T8">really </text:span>defined as <text:span text:style-name="code">http://www.parliaments.info/PAPI/1.0</text:span>.</text:p>
        </text:list-item>
        <text:list-item>
          <text:p text:style-name="P24">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24">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24">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24">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24">A new element <text:span text:style-name="code">&lt;subtitle&gt;</text:span> has been added for hierarchical structures that contain subtitles in addition to number and title. </text:p>
        </text:list-item>
        <text:list-item>
          <text:p text:style-name="P24">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24">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24">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text:soft-page-break/>Differences between release 15/11/2005 and release 15/09/2005 </text:h>
      <text:list xml:id="list1292027792" text:continue-numbering="true" text:style-name="WW8Num40">
        <text:list-item>
          <text:p text:style-name="P24">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24">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24">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24">A new marker element has been added, <text:span text:style-name="code">recordedTime</text:span>, to handle the specification, anywhere in the text, of the moment in which the remark, agenda item or question was proposed. </text:p>
        </text:list-item>
        <text:list-item>
          <text:p text:style-name="P24">A new section of meta elements has been added, <text:span text:style-name="code">persons</text:span>, to list all the people whose remarks have been recorded in the minutes or reports. </text:p>
        </text:list-item>
        <text:list-item>
          <text:p text:style-name="P24">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Tahoma1" svg:font-family="Tahoma"/>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class="text" style:default-outline-level="5">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class="text" style:default-outline-level="6">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class="text" style:default-outline-level="7">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class="text" style:default-outline-level="8">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style>
    <style:style style:name="WW8Num16z3" style:family="text">
      <style:text-properties style:font-name="Symbol"/>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2" style:family="text">
      <style:text-properties style:font-name="Wingdings" fo:language="en" fo:country="US"/>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5z0" style:family="text">
      <style:text-properties style:font-name="Courier New" fo:language="en" fo:country="US"/>
    </style:style>
    <style:style style:name="WW8Num25z2" style:family="text">
      <style:text-properties style:font-name="Wingdings"/>
    </style:style>
    <style:style style:name="WW8Num25z4" style:family="text">
      <style:text-properties style:font-name="Courier New"/>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3" style:family="text">
      <style:text-properties style:font-name="Symbol"/>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27z4" style:family="text">
      <style:text-properties style:font-name="Courier New"/>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2" style:family="text">
      <style:text-properties style:font-name="Wingdings" fo:language="en" fo:country="U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2" style:family="text">
      <style:text-properties style:font-name="Symbol" style:font-name-asian="Times"/>
    </style:style>
    <style:style style:name="WW8Num37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Wingdings"/>
    </style:style>
    <style:style style:name="WW8Num44z1" style:family="text">
      <style:text-properties style:font-name="Courier New"/>
    </style:style>
    <style:style style:name="WW8Num44z3" style:family="text">
      <style:text-properties style:font-name="Symbol"/>
    </style:style>
    <style:style style:name="WW8Num45z0" style:family="text">
      <style:text-properties style:font-name="Wingdings"/>
    </style:style>
    <style:style style:name="WW8Num45z1" style:family="text">
      <style:text-properties style:font-name="Courier New"/>
    </style:style>
    <style:style style:name="WW8Num45z3" style:family="text">
      <style:text-properties style:font-name="Symbol"/>
    </style:style>
    <style:style style:name="WW8Num47z0" style:family="text">
      <style:text-properties style:font-name="Wingdings"/>
    </style:style>
    <style:style style:name="WW8Num47z1" style:family="text">
      <style:text-properties style:font-name="Courier New"/>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style>
    <style:style style:name="WW8Num48z3"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Wingdings"/>
    </style:style>
    <style:style style:name="WW8Num54z1" style:family="text">
      <style:text-properties style:font-name="Courier New"/>
    </style:style>
    <style:style style:name="WW8Num54z3" style:family="text">
      <style:text-properties style:font-name="Symbol"/>
    </style:style>
    <style:style style:name="Carattere_20_predefinito_20_paragrafo" style:display-name="Carattere predefinito paragrafo" style:family="text"/>
    <style:style style:name="code" style:family="text" style:parent-style-name="Carattere_20_predefinito_20_paragrafo">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parent-style-name="Carattere_20_predefinito_20_paragrafo">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7z0"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1"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Testo_20_fumetto_20_Carattere" style:display-name="Testo fumetto Carattere" style:family="text" style:parent-style-name="Carattere_20_predefinito_20_paragrafo">
      <style:text-properties style:font-name="Lucida Grande" fo:font-size="9pt" fo:language="en" fo:country="US"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0.802in" fo:text-indent="-0.25in" fo:margin-left="0.802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302in" fo:text-indent="-0.25in" fo:margin-left="1.302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802in" fo:text-indent="-0.25in" fo:margin-left="1.80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302in" fo:text-indent="-0.25in" fo:margin-left="2.302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2.802in" fo:text-indent="-0.25in" fo:margin-left="2.802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302in" fo:text-indent="-0.25in" fo:margin-left="3.302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802in" fo:text-indent="-0.25in" fo:margin-left="3.802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302in" fo:text-indent="-0.25in" fo:margin-left="4.3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2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prefix="[" style:num-suffix="]" style:num-format="1">
        <style:list-level-properties text:list-level-position-and-space-mode="label-alignment">
          <style:list-level-label-alignment text:label-followed-by="listtab" text:list-tab-stop-position="0.2992in" fo:text-indent="-0.2992in" fo:margin-left="0.299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389in" fo:text-indent="-0.389in" fo:margin-left="1.389in"/>
        </style:list-level-properties>
        <style:text-properties style:font-name="Symbol"/>
      </text:list-level-style-bullet>
      <text:list-level-style-bullet text:level="4" text:style-name="WW8Num3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73in" fo:page-height="11.6925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PI 2</dc:title>
    <meta:initial-creator>Fabio Vitali</meta:initial-creator>
    <meta:creation-date>2005-09-19T01:45:00</meta:creation-date>
    <dc:creator>Fabio Vitali</dc:creator>
    <dc:date>2009-03-15T08:18:00</dc:date>
    <meta:editing-cycles>459</meta:editing-cycles>
    <meta:editing-duration>PT69H48M00S</meta:editing-duration>
    <meta:document-statistic meta:table-count="1" meta:image-count="0" meta:object-count="0" meta:page-count="38" meta:paragraph-count="666" meta:word-count="17008" meta:character-count="108978"/>
    <meta:generator>OpenOffice.org/3.0$Unix OpenOffice.org_project/300m15$Build-9379</meta:generator>
  </office:meta>
</office:document-meta>
</file>